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D3F000046CDA9623F6B.svm"/>
  <manifest:file-entry manifest:media-type="" manifest:full-path="Pictures/200000070000374C0000233F015DE413.svm"/>
  <manifest:file-entry manifest:media-type="" manifest:full-path="Pictures/20000007000033FE000018802D8AA9A6.svm"/>
  <manifest:file-entry manifest:media-type="" manifest:full-path="Pictures/200000070000570700003C927D1C75B2.svm"/>
  <manifest:file-entry manifest:media-type="" manifest:full-path="Pictures/20000007000074610000557A3365820D.svm"/>
  <manifest:file-entry manifest:media-type="" manifest:full-path="Pictures/200000070000323C000007F6AACC0E5A.svm"/>
  <manifest:file-entry manifest:media-type="" manifest:full-path="Pictures/200000070000737300002B6AFBA5D2C7.svm"/>
  <manifest:file-entry manifest:media-type="" manifest:full-path="Pictures/200000070000543D000047D613A788EC.svm"/>
  <manifest:file-entry manifest:media-type="" manifest:full-path="Pictures/2000000700005595000071B12C3E839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New times roman" svg:font-family="'New times roman'"/>
    <style:font-face style:name="OpenSymbol" svg:font-family="OpenSymbol"/>
    <style:font-face style:name="Roboto" svg:font-family="Roboto, RobotoDraft, Arial, sans-serif"/>
    <style:font-face style:name="apple-system" svg:font-family="apple-system, BlinkMacSystemFont, 'Segoe UI', Helvetica, Arial, sans-serif, 'Apple Color Emoji', 'Segoe UI Emoji', 'Segoe UI Symbol'"/>
    <style:font-face style:name="Arial3" svg:font-family="Arial" style:font-family-generic="swiss"/>
    <style:font-face style:name="Consolas" svg:font-family="Consolas" style:font-family-generic="swiss" style:font-pitch="fixed"/>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58in" style:rel-column-width="32760*"/>
    </style:style>
    <style:style style:name="Tabell3.B" style:family="table-column">
      <style:table-column-properties style:column-width="3.3472in" style:rel-column-width="32775*"/>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32767*"/>
    </style:style>
    <style:style style:name="Tabell12.B" style:family="table-column">
      <style:table-column-properties style:column-width="3.3465in" style:rel-column-width="32768*"/>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B" style:family="table-column">
      <style:table-column-properties style:column-width="3.3465in" style:rel-column-width="32768*"/>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B" style:family="table-column">
      <style:table-column-properties style:column-width="3.3465in" style:rel-column-width="32768*"/>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B" style:family="table-column">
      <style:table-column-properties style:column-width="3.3465in" style:rel-column-width="32768*"/>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B" style:family="table-column">
      <style:table-column-properties style:column-width="3.3465in" style:rel-column-width="32768*"/>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26" style:family="table">
      <style:table-properties style:width="6.6931in" table:align="margins"/>
    </style:style>
    <style:style style:name="Tabell26.A" style:family="table-column">
      <style:table-column-properties style:column-width="3.3465in" style:rel-column-width="32767*"/>
    </style:style>
    <style:style style:name="Tabell26.B" style:family="table-column">
      <style:table-column-properties style:column-width="3.3465in" style:rel-column-width="32768*"/>
    </style:style>
    <style:style style:name="Tabell26.A1" style:family="table-cell">
      <style:table-cell-properties fo:padding="0.0382in" fo:border-left="0.0007in solid #000000" fo:border-right="none" fo:border-top="0.0007in solid #000000" fo:border-bottom="0.0007in solid #000000"/>
    </style:style>
    <style:style style:name="Tabell26.B1" style:family="table-cell">
      <style:table-cell-properties fo:padding="0.0382in" fo:border="0.0007in solid #000000"/>
    </style:style>
    <style:style style:name="Tabell26.A2" style:family="table-cell">
      <style:table-cell-properties fo:padding="0.0382in" fo:border-left="0.0007in solid #000000" fo:border-right="none" fo:border-top="none" fo:border-bottom="0.0007in solid #000000"/>
    </style:style>
    <style:style style:name="Tabell26.B2" style:family="table-cell">
      <style:table-cell-properties fo:padding="0.0382in" fo:border-left="0.0007in solid #000000" fo:border-right="0.0007in solid #000000" fo:border-top="none" fo:border-bottom="0.0007in solid #000000"/>
    </style:style>
    <style:style style:name="Tabell4" style:family="table">
      <style:table-properties style:width="6.6458in" table:align="left"/>
    </style:style>
    <style:style style:name="Tabell4.A" style:family="table-column">
      <style:table-column-properties style:column-width="2.2306in"/>
    </style:style>
    <style:style style:name="Tabell4.B" style:family="table-column">
      <style:table-column-properties style:column-width="2.2313in"/>
    </style:style>
    <style:style style:name="Tabell4.C" style:family="table-column">
      <style:table-column-properties style:column-width="2.184in"/>
    </style:style>
    <style:style style:name="Tabell4.A1" style:family="table-cell">
      <style:table-cell-properties fo:padding="0.0382in" fo:border-left="0.0007in solid #000000" fo:border-right="none" fo:border-top="0.0007in solid #000000" fo:border-bottom="0.0007in solid #000000"/>
    </style:style>
    <style:style style:name="Tabell4.C1" style:family="table-cell">
      <style:table-cell-properties fo:padding="0.0382in" fo:border="0.0007in solid #000000"/>
    </style:style>
    <style:style style:name="Tabell4.A2" style:family="table-cell" style:data-style-name="N0">
      <style:table-cell-properties fo:padding="0.0382in" fo:border-left="0.0007in solid #000000" fo:border-right="none" fo:border-top="none" fo:border-bottom="0.0007in solid #000000"/>
    </style:style>
    <style:style style:name="Tabell4.B2" style:family="table-cell">
      <style:table-cell-properties fo:padding="0.0382in" fo:border-left="0.0007in solid #000000" fo:border-right="none" fo:border-top="none" fo:border-bottom="0.0007in solid #000000"/>
    </style:style>
    <style:style style:name="Tabell4.C2" style:family="table-cell">
      <style:table-cell-properties fo:padding="0.0382in" fo:border-left="0.0007in solid #000000" fo:border-right="0.0007in solid #000000" fo:border-top="none" fo:border-bottom="0.0007in solid #000000"/>
    </style:style>
    <style:style style:name="Tabell17" style:family="table">
      <style:table-properties style:width="6.6931in" table:align="margins"/>
    </style:style>
    <style:style style:name="Tabell17.A" style:family="table-column">
      <style:table-column-properties style:column-width="1.6729in" style:rel-column-width="16383*"/>
    </style:style>
    <style:style style:name="Tabell17.D" style:family="table-column">
      <style:table-column-properties style:column-width="1.6736in" style:rel-column-width="16386*"/>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29in" style:rel-column-width="16383*"/>
    </style:style>
    <style:style style:name="Tabell18.D" style:family="table-column">
      <style:table-column-properties style:column-width="1.6736in" style:rel-column-width="16386*"/>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29in" style:rel-column-width="16383*"/>
    </style:style>
    <style:style style:name="Tabell19.D" style:family="table-column">
      <style:table-column-properties style:column-width="1.6736in" style:rel-column-width="16386*"/>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19.2" style:family="table-row">
      <style:table-row-properties style:min-row-height="1.0938in"/>
    </style:style>
    <style:style style:name="Tabell19.A2" style:family="table-cell">
      <style:table-cell-properties fo:padding="0.0382in" fo:border-left="0.0007in solid #000000" fo:border-right="none" fo:border-top="none" fo:border-bottom="0.0007in solid #000000"/>
    </style:style>
    <style:style style:name="Tabell19.D2" style:family="table-cell">
      <style:table-cell-properties fo:padding="0.0382in" fo:border-left="0.0007in solid #000000" fo:border-right="0.0007in solid #000000" fo:border-top="none" fo:border-bottom="0.0007in solid #000000"/>
    </style:style>
    <style:style style:name="Tabell20" style:family="table">
      <style:table-properties style:width="6.6931in" table:align="margins"/>
    </style:style>
    <style:style style:name="Tabell20.A" style:family="table-column">
      <style:table-column-properties style:column-width="1.6729in" style:rel-column-width="16383*"/>
    </style:style>
    <style:style style:name="Tabell20.D" style:family="table-column">
      <style:table-column-properties style:column-width="1.6736in" style:rel-column-width="16386*"/>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29in" style:rel-column-width="16383*"/>
    </style:style>
    <style:style style:name="Tabell21.D" style:family="table-column">
      <style:table-column-properties style:column-width="1.6736in" style:rel-column-width="16386*"/>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1.6729in" style:rel-column-width="16383*"/>
    </style:style>
    <style:style style:name="Tabell9.D" style:family="table-column">
      <style:table-column-properties style:column-width="1.6736in" style:rel-column-width="16386*"/>
    </style:style>
    <style:style style:name="Tabell9.A1" style:family="table-cell">
      <style:table-cell-properties fo:padding="0.0382in" fo:border-left="0.0007in solid #000000" fo:border-right="none" fo:border-top="0.0007in solid #000000" fo:border-bottom="0.0007in solid #000000"/>
    </style:style>
    <style:style style:name="Tabell9.D1" style:family="table-cell">
      <style:table-cell-properties fo:padding="0.0382in" fo:border="0.0007in solid #000000"/>
    </style:style>
    <style:style style:name="Tabell23" style:family="table">
      <style:table-properties style:width="6.6667in" table:align="left"/>
    </style:style>
    <style:style style:name="Tabell23.A" style:family="table-column">
      <style:table-column-properties style:column-width="1.6729in"/>
    </style:style>
    <style:style style:name="Tabell23.C" style:family="table-column">
      <style:table-column-properties style:column-width="1.6736in"/>
    </style:style>
    <style:style style:name="Tabell23.D" style:family="table-column">
      <style:table-column-properties style:column-width="1.6472in"/>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1.6729in" style:rel-column-width="16383*"/>
    </style:style>
    <style:style style:name="Tabell8.D" style:family="table-column">
      <style:table-column-properties style:column-width="1.6736in" style:rel-column-width="16386*"/>
    </style:style>
    <style:style style:name="Tabell8.A1" style:family="table-cell">
      <style:table-cell-properties fo:padding="0.0382in" fo:border-left="0.0007in solid #000000" fo:border-right="none" fo:border-top="0.0007in solid #000000" fo:border-bottom="0.0007in solid #000000"/>
    </style:style>
    <style:style style:name="Tabell8.D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D2" style:family="table-cell">
      <style:table-cell-properties fo:padding="0.0382in" fo:border-left="0.0007in solid #000000" fo:border-right="0.0007in solid #000000" fo:border-top="none" fo:border-bottom="0.0007in solid #000000"/>
    </style:style>
    <style:style style:name="Tabell28" style:family="table">
      <style:table-properties style:width="6.6931in" table:align="margins"/>
    </style:style>
    <style:style style:name="Tabell28.A" style:family="table-column">
      <style:table-column-properties style:column-width="1.1153in" style:rel-column-width="10920*"/>
    </style:style>
    <style:style style:name="Tabell28.B" style:family="table-column">
      <style:table-column-properties style:column-width="0.8257in" style:rel-column-width="8084*"/>
    </style:style>
    <style:style style:name="Tabell28.C" style:family="table-column">
      <style:table-column-properties style:column-width="0.5875in" style:rel-column-width="5752*"/>
    </style:style>
    <style:style style:name="Tabell28.D" style:family="table-column">
      <style:table-column-properties style:column-width="1.9333in" style:rel-column-width="18930*"/>
    </style:style>
    <style:style style:name="Tabell28.E" style:family="table-column">
      <style:table-column-properties style:column-width="0.8319in" style:rel-column-width="8145*"/>
    </style:style>
    <style:style style:name="Tabell28.F" style:family="table-column">
      <style:table-column-properties style:column-width="1.3993in" style:rel-column-width="13704*"/>
    </style:style>
    <style:style style:name="Tabell28.A1" style:family="table-cell">
      <style:table-cell-properties fo:padding="0.0382in" fo:border-left="0.0007in solid #000000" fo:border-right="none" fo:border-top="0.0007in solid #000000" fo:border-bottom="0.0007in solid #000000"/>
    </style:style>
    <style:style style:name="Tabell28.F1" style:family="table-cell">
      <style:table-cell-properties fo:padding="0.0382in" fo:border="0.0007in solid #000000"/>
    </style:style>
    <style:style style:name="Tabell28.A2" style:family="table-cell">
      <style:table-cell-properties fo:padding="0.0382in" fo:border-left="0.0007in solid #000000" fo:border-right="none" fo:border-top="none" fo:border-bottom="0.0007in solid #000000"/>
    </style:style>
    <style:style style:name="Tabell28.B2" style:family="table-cell" style:data-style-name="N11">
      <style:table-cell-properties fo:padding="0.0382in" fo:border-left="0.0007in solid #000000" fo:border-right="none" fo:border-top="none" fo:border-bottom="0.0007in solid #000000"/>
    </style:style>
    <style:style style:name="Tabell28.F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1.6729in" style:rel-column-width="16383*"/>
    </style:style>
    <style:style style:name="Tabell7.D" style:family="table-column">
      <style:table-column-properties style:column-width="1.6736in" style:rel-column-width="16386*"/>
    </style:style>
    <style:style style:name="Tabell7.A1" style:family="table-cell">
      <style:table-cell-properties fo:padding="0.0382in" fo:border-left="0.0007in solid #000000" fo:border-right="none" fo:border-top="0.0007in solid #000000" fo:border-bottom="0.0007in solid #000000"/>
    </style:style>
    <style:style style:name="Tabell7.D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D2" style:family="table-cell">
      <style:table-cell-properties fo:padding="0.0382in" fo:border-left="0.0007in solid #000000" fo:border-right="0.0007in solid #000000" fo:border-top="none" fo:border-bottom="0.0007in solid #000000"/>
    </style:style>
    <style:style style:name="Tabell7.8" style:family="table-row">
      <style:table-row-properties style:min-row-height="0.3889in"/>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3.3465in" style:rel-column-width="32767*"/>
    </style:style>
    <style:style style:name="Tabell22.B" style:family="table-column">
      <style:table-column-properties style:column-width="3.3465in" style:rel-column-width="32768*"/>
    </style:style>
    <style:style style:name="Tabell22.1" style:family="table-row">
      <style:table-row-properties style:min-row-height="0.2465in"/>
    </style:style>
    <style:style style:name="Tabell22.A1" style:family="table-cell">
      <style:table-cell-properties fo:padding="0.0382in" fo:border-left="0.0007in solid #000000" fo:border-right="none" fo:border-top="0.0007in solid #000000" fo:border-bottom="0.0007in solid #000000"/>
    </style:style>
    <style:style style:name="Tabell22.B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B2" style:family="table-cell">
      <style:table-cell-properties fo:padding="0.0382in" fo:border-left="0.0007in solid #000000" fo:border-right="0.0007in solid #000000" fo:border-top="none" fo:border-bottom="0.0007in solid #000000"/>
    </style:style>
    <style:style style:name="Tabell25" style:family="table">
      <style:table-properties style:width="6.6931in" table:align="margins"/>
    </style:style>
    <style:style style:name="Tabell25.A" style:family="table-column">
      <style:table-column-properties style:column-width="3.3465in" style:rel-column-width="32767*"/>
    </style:style>
    <style:style style:name="Tabell25.B" style:family="table-column">
      <style:table-column-properties style:column-width="3.3465in" style:rel-column-width="32768*"/>
    </style:style>
    <style:style style:name="Tabell25.1" style:family="table-row">
      <style:table-row-properties style:min-row-height="0.2465in"/>
    </style:style>
    <style:style style:name="Tabell25.A1" style:family="table-cell">
      <style:table-cell-properties fo:padding="0.0382in" fo:border-left="0.0007in solid #000000" fo:border-right="none" fo:border-top="0.0007in solid #000000" fo:border-bottom="0.0007in solid #000000"/>
    </style:style>
    <style:style style:name="Tabell25.B1" style:family="table-cell">
      <style:table-cell-properties fo:padding="0.0382in" fo:border="0.0007in solid #000000"/>
    </style:style>
    <style:style style:name="Tabell25.A2" style:family="table-cell">
      <style:table-cell-properties fo:padding="0.0382in" fo:border-left="0.0007in solid #000000" fo:border-right="none" fo:border-top="none" fo:border-bottom="0.0007in solid #000000"/>
    </style:style>
    <style:style style:name="Tabell25.B2" style:family="table-cell">
      <style:table-cell-properties fo:padding="0.0382in" fo:border-left="0.0007in solid #000000" fo:border-right="0.0007in solid #000000" fo:border-top="none" fo:border-bottom="0.0007in solid #000000"/>
    </style:style>
    <style:style style:name="Tabell27" style:family="table">
      <style:table-properties style:width="6.6931in" table:align="margins"/>
    </style:style>
    <style:style style:name="Tabell27.A" style:family="table-column">
      <style:table-column-properties style:column-width="3.3465in" style:rel-column-width="32767*"/>
    </style:style>
    <style:style style:name="Tabell27.B" style:family="table-column">
      <style:table-column-properties style:column-width="3.3465in" style:rel-column-width="32768*"/>
    </style:style>
    <style:style style:name="Tabell27.1" style:family="table-row">
      <style:table-row-properties style:min-row-height="0.2465in"/>
    </style:style>
    <style:style style:name="Tabell27.A1" style:family="table-cell">
      <style:table-cell-properties fo:padding="0.0382in" fo:border-left="0.0007in solid #000000" fo:border-right="none" fo:border-top="0.0007in solid #000000" fo:border-bottom="0.0007in solid #000000"/>
    </style:style>
    <style:style style:name="Tabell27.B1" style:family="table-cell">
      <style:table-cell-properties fo:padding="0.0382in" fo:border="0.0007in solid #000000"/>
    </style:style>
    <style:style style:name="Tabell27.A2" style:family="table-cell">
      <style:table-cell-properties fo:padding="0.0382in" fo:border-left="0.0007in solid #000000" fo:border-right="none" fo:border-top="none" fo:border-bottom="0.0007in solid #000000"/>
    </style:style>
    <style:style style:name="Tabell27.B2" style:family="table-cell">
      <style:table-cell-properties fo:padding="0.0382in" fo:border-left="0.0007in solid #000000" fo:border-right="0.0007in solid #000000" fo:border-top="none" fo:border-bottom="0.0007in solid #000000"/>
    </style:style>
    <style:style style:name="Tabell29" style:family="table">
      <style:table-properties style:width="6.6931in" table:align="margins"/>
    </style:style>
    <style:style style:name="Tabell29.A" style:family="table-column">
      <style:table-column-properties style:column-width="3.3465in" style:rel-column-width="32767*"/>
    </style:style>
    <style:style style:name="Tabell29.B" style:family="table-column">
      <style:table-column-properties style:column-width="3.3465in" style:rel-column-width="32768*"/>
    </style:style>
    <style:style style:name="Tabell29.1" style:family="table-row">
      <style:table-row-properties style:min-row-height="0.2465in"/>
    </style:style>
    <style:style style:name="Tabell29.A1" style:family="table-cell">
      <style:table-cell-properties fo:padding="0.0382in" fo:border-left="0.0007in solid #000000" fo:border-right="none" fo:border-top="0.0007in solid #000000" fo:border-bottom="0.0007in solid #000000"/>
    </style:style>
    <style:style style:name="Tabell29.B1" style:family="table-cell">
      <style:table-cell-properties fo:padding="0.0382in" fo:border="0.0007in solid #000000"/>
    </style:style>
    <style:style style:name="Tabell29.A2" style:family="table-cell">
      <style:table-cell-properties fo:padding="0.0382in" fo:border-left="0.0007in solid #000000" fo:border-right="none" fo:border-top="none" fo:border-bottom="0.0007in solid #000000"/>
    </style:style>
    <style:style style:name="Tabell29.B2" style:family="table-cell">
      <style:table-cell-properties fo:padding="0.0382in" fo:border-left="0.0007in solid #000000" fo:border-right="0.0007in solid #000000" fo:border-top="none" fo:border-bottom="0.0007in solid #000000"/>
    </style:style>
    <style:style style:name="Tabell30" style:family="table">
      <style:table-properties style:width="6.6931in" table:align="margins"/>
    </style:style>
    <style:style style:name="Tabell30.A" style:family="table-column">
      <style:table-column-properties style:column-width="2.2313in" style:rel-column-width="21845*"/>
    </style:style>
    <style:style style:name="Tabell30.A1" style:family="table-cell">
      <style:table-cell-properties fo:padding="0.0382in" fo:border-left="0.0007in solid #000000" fo:border-right="none" fo:border-top="0.0007in solid #000000" fo:border-bottom="0.0007in solid #000000"/>
    </style:style>
    <style:style style:name="Tabell30.C1" style:family="table-cell">
      <style:table-cell-properties fo:padding="0.0382in" fo:border="0.0007in solid #000000"/>
    </style:style>
    <style:style style:name="Tabell30.A2" style:family="table-cell">
      <style:table-cell-properties fo:padding="0.0382in" fo:border-left="0.0007in solid #000000" fo:border-right="none" fo:border-top="none" fo:border-bottom="0.0007in solid #000000"/>
    </style:style>
    <style:style style:name="Tabell30.C2" style:family="table-cell">
      <style:table-cell-properties fo:padding="0.0382in" fo:border-left="0.0007in solid #000000" fo:border-right="0.0007in solid #000000" fo:border-top="none" fo:border-bottom="0.0007in solid #000000"/>
    </style:style>
    <style:style style:name="Tabell31" style:family="table">
      <style:table-properties style:width="6.6931in" table:align="margins"/>
    </style:style>
    <style:style style:name="Tabell31.A" style:family="table-column">
      <style:table-column-properties style:column-width="2.2313in" style:rel-column-width="21845*"/>
    </style:style>
    <style:style style:name="Tabell31.A1" style:family="table-cell">
      <style:table-cell-properties fo:padding="0.0382in" fo:border-left="0.0007in solid #000000" fo:border-right="none" fo:border-top="0.0007in solid #000000" fo:border-bottom="0.0007in solid #000000"/>
    </style:style>
    <style:style style:name="Tabell31.C1" style:family="table-cell">
      <style:table-cell-properties fo:padding="0.0382in" fo:border="0.0007in solid #000000"/>
    </style:style>
    <style:style style:name="Tabell31.A2" style:family="table-cell">
      <style:table-cell-properties fo:padding="0.0382in" fo:border-left="0.0007in solid #000000" fo:border-right="none" fo:border-top="none" fo:border-bottom="0.0007in solid #000000"/>
    </style:style>
    <style:style style:name="Tabell3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Table_20_Contents">
      <style:text-properties fo:font-size="14pt" style:font-size-asian="14pt" style:font-size-complex="14pt"/>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fo:font-weight="bold" style:font-size-asian="12pt" style:font-weight-asian="bold" style:font-size-complex="12pt" style:font-weight-complex="bold"/>
    </style:style>
    <style:style style:name="P9" style:family="paragraph" style:parent-style-name="Table_20_Contents">
      <style:text-properties fo:font-size="12pt" fo:font-weight="normal" style:font-size-asian="12pt" style:font-weight-asian="normal" style:font-size-complex="12pt" style:font-weight-complex="normal"/>
    </style:style>
    <style:style style:name="P10" style:family="paragraph" style:parent-style-name="Table_20_Contents">
      <style:text-properties style:font-name="Times New Roman" fo:font-size="14pt" style:font-size-asian="14pt" style:font-size-complex="14pt"/>
    </style:style>
    <style:style style:name="P11" style:family="paragraph" style:parent-style-name="Table_20_Contents">
      <style:text-properties fo:font-size="16pt" style:font-size-asian="16pt" style:font-size-complex="16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list-style-name="L5">
      <style:text-properties fo:font-size="14pt" fo:font-weight="bold" style:font-size-asian="14pt" style:font-weight-asian="bold" style:font-size-complex="14pt" style:font-weight-complex="bold"/>
    </style:style>
    <style:style style:name="P14" style:family="paragraph" style:parent-style-name="Standard" style:list-style-name="L4"/>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list-style-name="L4">
      <style:text-properties fo:font-size="12pt" fo:font-weight="bold" style:font-size-asian="12pt" style:font-weight-asian="bold" style:font-size-complex="12pt" style:font-weight-complex="bold"/>
    </style:style>
    <style:style style:name="P17" style:family="paragraph" style:parent-style-name="Standard" style:list-style-name="L5">
      <style:text-properties fo:font-size="12pt" fo:font-weight="bold" style:font-size-asian="12pt" style:font-weight-asian="bold" style:font-size-complex="12pt" style:font-weight-complex="bold"/>
    </style:style>
    <style:style style:name="P18" style:family="paragraph" style:parent-style-name="Standard" style:list-style-name="L6">
      <style:text-properties fo:font-size="12pt" fo:font-weight="bold" style:font-size-asian="12pt" style:font-weight-asian="bold" style:font-size-complex="12pt" style:font-weight-complex="bold"/>
    </style:style>
    <style:style style:name="P19" style:family="paragraph" style:parent-style-name="Standard" style:list-style-name="L7">
      <style:text-properties fo:font-size="12pt" fo:font-weight="bold" style:font-size-asian="12pt" style:font-weight-asian="bold" style:font-size-complex="12pt" style:font-weight-complex="bold"/>
    </style:style>
    <style:style style:name="P20"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9">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9">
      <style:text-properties fo:font-size="12pt" fo:font-weight="bold" style:font-size-asian="12pt" style:font-weight-asian="bold" style:font-size-complex="12pt" style:font-weight-complex="bold"/>
    </style:style>
    <style:style style:name="P23" style:family="paragraph" style:parent-style-name="Standard" style:list-style-name="L3">
      <style:text-properties fo:font-size="12pt" fo:font-weight="bold" style:font-size-asian="12pt" style:font-weight-asian="bold" style:font-size-complex="12pt" style:font-weight-complex="bold"/>
    </style:style>
    <style:style style:name="P24" style:family="paragraph" style:parent-style-name="Standard" style:list-style-name="L1">
      <style:text-properties fo:font-size="12pt" fo:font-weight="bold" style:font-size-asian="12pt" style:font-weight-asian="bold" style:font-size-complex="12pt" style:font-weight-complex="bold"/>
    </style:style>
    <style:style style:name="P25" style:family="paragraph" style:parent-style-name="Standard" style:list-style-name="L2">
      <style:text-properties fo:font-size="12pt" fo:font-weight="bold" style:font-size-asian="12pt" style:font-weight-asian="bold" style:font-size-complex="12pt" style:font-weight-complex="bold"/>
    </style:style>
    <style:style style:name="P26" style:family="paragraph" style:parent-style-name="Standard" style:list-style-name="L5">
      <style:text-properties fo:font-size="12pt" fo:font-weight="normal" style:font-size-asian="12pt" style:font-weight-asian="normal" style:font-size-complex="12pt" style:font-weight-complex="normal"/>
    </style:style>
    <style:style style:name="P27" style:family="paragraph" style:parent-style-name="Standard">
      <style:text-properties fo:font-size="16pt" fo:font-weight="bold" style:font-size-asian="16pt" style:font-weight-asian="bold" style:font-size-complex="16pt" style:font-weight-complex="bold"/>
    </style:style>
    <style:style style:name="P28" style:family="paragraph" style:parent-style-name="Standard" style:list-style-name="L4">
      <style:text-properties fo:font-size="16pt" fo:font-weight="bold" style:font-size-asian="16pt" style:font-weight-asian="bold" style:font-size-complex="16pt" style:font-weight-complex="bold"/>
    </style:style>
    <style:style style:name="P29" style:family="paragraph" style:parent-style-name="Standard" style:list-style-name="L5">
      <style:text-properties fo:font-size="16pt" fo:font-weight="bold" style:font-size-asian="16pt" style:font-weight-asian="bold" style:font-size-complex="16pt" style:font-weight-complex="bold"/>
    </style:style>
    <style:style style:name="P30" style:family="paragraph" style:parent-style-name="Standard" style:list-style-name="L8">
      <style:text-properties fo:font-size="16pt" fo:font-weight="bold" style:font-size-asian="16pt" style:font-weight-asian="bold" style:font-size-complex="16pt" style:font-weight-complex="bold"/>
    </style:style>
    <style:style style:name="P31" style:family="paragraph" style:parent-style-name="Standard" style:list-style-name="L8">
      <style:paragraph-properties fo:text-align="start" style:justify-single-word="false"/>
      <style:text-properties fo:font-size="16pt" fo:font-weight="bold" style:font-size-asian="16pt" style:font-weight-asian="bold" style:font-size-complex="16pt" style:font-weight-complex="bold"/>
    </style:style>
    <style:style style:name="P32" style:family="paragraph" style:parent-style-name="Standard" style:list-style-name="L5">
      <style:text-properties fo:font-size="16pt" fo:font-weight="normal" style:font-size-asian="16pt" style:font-weight-asian="normal" style:font-size-complex="16pt" style:font-weight-complex="normal"/>
    </style:style>
    <style:style style:name="P33" style:family="paragraph" style:parent-style-name="Standard" style:list-style-name="L5"/>
    <style:style style:name="P34" style:family="paragraph" style:parent-style-name="Standard">
      <style:text-properties fo:font-size="18pt" fo:font-weight="bold"/>
    </style:style>
    <style:style style:name="P35" style:family="paragraph" style:parent-style-name="Standard">
      <style:text-properties fo:font-size="18pt" fo:font-weight="bold" style:font-size-asian="18pt" style:font-weight-asian="bold" style:font-size-complex="18pt" style:font-weight-complex="bold"/>
    </style:style>
    <style:style style:name="P36" style:family="paragraph" style:parent-style-name="Standard">
      <style:text-properties style:font-name="apple-system" fo:font-size="16pt" fo:font-weight="bold" style:font-size-asian="16pt" style:font-weight-asian="bold" style:font-size-complex="16pt" style:font-weight-complex="bold"/>
    </style:style>
    <style:style style:name="P37" style:family="paragraph" style:parent-style-name="Standard">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38" style:family="paragraph" style:parent-style-name="Standard">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4pt" style:font-weight-asian="normal" style:font-size-complex="14pt" style:font-weight-complex="normal"/>
    </style:style>
    <style:style style:name="P39" style:family="paragraph" style:parent-style-name="Standard" style:list-style-name="L10">
      <style:paragraph-properties fo:margin-left="0in" fo:margin-right="0in" fo:margin-top="0in" fo:margin-bottom="0.1665in" fo:line-height="125%" fo:text-align="start" style:justify-single-word="false" fo:orphans="2" fo:widows="2" fo:text-indent="0in" style:auto-text-indent="false" fo:padding-left="0in" fo:padding-right="0in" fo:padding-top="0in" fo:padding-bottom="0.0193in" fo:border-left="none" fo:border-right="none" fo:border-top="none" fo:border-bottom="0.0008in solid #eaecef" style:text-autospace="none"/>
      <style:text-properties fo:font-variant="normal" fo:text-transform="none" fo:color="#000000" style:font-name="Consolas" fo:font-size="12pt" fo:letter-spacing="normal" fo:font-style="normal" fo:font-weight="normal" style:font-name-asian="Consolas" style:font-size-asian="12pt" style:font-weight-asian="normal" style:font-name-complex="Consolas" style:font-size-complex="12pt" style:font-weight-complex="normal"/>
    </style:style>
    <style:style style:name="P40" style:family="paragraph" style:parent-style-name="Standard" style:list-style-name="L10">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41" style:family="paragraph" style:parent-style-name="Standard" style:list-style-name="L17">
      <style:paragraph-properties fo:margin-left="0in" fo:margin-right="0in" fo:text-align="start" style:justify-single-word="false" fo:text-indent="0in" style:auto-text-indent="false" style:text-autospace="none"/>
      <style:text-properties fo:color="#000000" style:font-name="Consolas" fo:font-size="12pt" style:font-name-asian="Consolas" style:font-size-asian="12pt" style:font-name-complex="Consolas" style:font-size-complex="12pt"/>
    </style:style>
    <style:style style:name="P42" style:family="paragraph" style:parent-style-name="Standard" style:list-style-name="L17">
      <style:paragraph-properties fo:margin-left="0in" fo:margin-right="0in" fo:text-align="start" style:justify-single-word="false" fo:text-indent="0in" style:auto-text-indent="false" style:text-autospace="none"/>
      <style:text-properties fo:color="#d8d8d8" style:font-name="Consolas" fo:font-size="12pt"/>
    </style:style>
    <style:style style:name="P43"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44" style:family="paragraph" style:parent-style-name="Standard" style:list-style-name="L17">
      <style:paragraph-properties fo:margin-left="0in" fo:margin-right="0in" fo:text-align="start" style:justify-single-word="false" fo:text-indent="0in" style:auto-text-indent="false" style:text-autospace="none"/>
      <style:text-properties fo:font-variant="normal" fo:text-transform="none" fo:color="#24292e" style:font-name="apple-system" fo:font-size="12pt" fo:letter-spacing="normal" fo:font-style="normal" fo:font-weight="normal"/>
    </style:style>
    <style:style style:name="P45" style:family="paragraph" style:parent-style-name="Text_20_body">
      <style:text-properties fo:font-variant="normal" fo:text-transform="none" fo:color="#24292e" style:font-name="New times roman" fo:font-size="12pt" fo:letter-spacing="normal" fo:font-style="normal" fo:font-weight="normal" style:font-size-asian="12pt" style:font-weight-asian="normal" style:font-size-complex="12pt" style:font-weight-complex="normal"/>
    </style:style>
    <style:style style:name="P46" style:family="paragraph" style:parent-style-name="Text_20_body">
      <style:text-properties fo:font-variant="normal" fo:text-transform="none" fo:color="#24292e" style:font-name="New times roman" fo:font-size="18pt" fo:letter-spacing="normal" fo:font-style="normal" fo:font-weight="bold" style:font-size-asian="18pt" style:font-weight-asian="bold" style:font-size-complex="18pt" style:font-weight-complex="bold"/>
    </style:style>
    <style:style style:name="P47"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48"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normal" style:font-size-complex="12pt" style:font-weight-complex="normal"/>
    </style:style>
    <style:style style:name="P49" style:family="paragraph" style:parent-style-name="Text_20_body">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4pt" fo:letter-spacing="normal" fo:font-style="normal" fo:font-weight="bold" style:font-size-asian="14pt" style:font-weight-asian="normal" style:font-size-complex="14pt" style:font-weight-complex="normal"/>
    </style:style>
    <style:style style:name="P50"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normal" style:font-size-asian="12pt" style:font-weight-asian="normal" style:font-size-complex="12pt" style:font-weight-complex="normal"/>
    </style:style>
    <style:style style:name="P51"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P52"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2pt" style:font-weight-asian="normal" style:font-size-complex="12pt" style:font-weight-complex="normal"/>
    </style:style>
    <style:style style:name="P53" style:family="paragraph" style:parent-style-name="Text_20_body">
      <style:paragraph-properties fo:margin-left="0in" fo:margin-right="0in" fo:margin-top="0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4pt" style:font-weight-asian="bold" style:font-size-complex="14pt" style:font-weight-complex="bold"/>
    </style:style>
    <style:style style:name="P54"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style>
    <style:style style:name="P55"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bold" style:font-weight-complex="bold"/>
    </style:style>
    <style:style style:name="P56"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normal" style:font-weight-asian="normal" style:font-weight-complex="normal"/>
    </style:style>
    <style:style style:name="P57"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normal" style:font-size-asian="18pt" style:font-weight-asian="bold" style:font-size-complex="18pt" style:font-weight-complex="bold"/>
    </style:style>
    <style:style style:name="P58"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style>
    <style:style style:name="P59" style:family="paragraph" style:parent-style-name="Text_20_body">
      <style:paragraph-properties fo:margin-left="0in" fo:margin-right="0in" fo:margin-top="0in" fo:margin-bottom="0.1665in" fo:line-height="125%"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60" style:family="paragraph" style:parent-style-name="Text_20_body">
      <style:paragraph-properties fo:margin-left="0in" fo:margin-right="0in" fo:margin-top="0in" fo:margin-bottom="0.1665in"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61" style:family="paragraph" style:parent-style-name="Text_20_body" style:list-style-name="L10">
      <style:paragraph-properties fo:margin-top="0in" fo:margin-bottom="0.1665in" fo:orphans="2" fo:widows="2"/>
      <style:text-properties fo:font-variant="normal" fo:text-transform="none" fo:color="#000000" style:font-name="Consolas" fo:font-size="12pt" fo:letter-spacing="normal" fo:font-style="normal" fo:font-weight="normal" style:font-name-asian="Consolas" style:font-size-asian="12pt" style:font-name-complex="Consolas" style:font-size-complex="12pt"/>
    </style:style>
    <style:style style:name="P62"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3" style:family="paragraph" style:parent-style-name="Text_20_body" style:list-style-name="L16">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4" style:family="paragraph" style:parent-style-name="Text_20_body" style:list-style-name="L17">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5" style:family="paragraph" style:parent-style-name="Text_20_body" style:list-style-name="L18">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6" style:family="paragraph" style:parent-style-name="Text_20_body" style:list-style-name="L19">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7" style:family="paragraph" style:parent-style-name="Text_20_body" style:list-style-name="L20">
      <style:paragraph-properties fo:margin-top="0in" fo:margin-bottom="0.1665in" fo:orphans="2" fo:widows="2"/>
      <style:text-properties fo:font-variant="normal" fo:text-transform="none" fo:color="#24292e" style:font-name="apple-system" fo:font-size="12pt" fo:letter-spacing="normal" fo:font-style="normal" fo:font-weight="normal"/>
    </style:style>
    <style:style style:name="P68" style:family="paragraph" style:parent-style-name="Text_20_body">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69" style:family="paragraph" style:parent-style-name="Text_20_body" style:list-style-name="L20">
      <style:paragraph-properties fo:margin-top="0in" fo:margin-bottom="0.1665in" fo:orphans="2" fo:widows="2"/>
      <style:text-properties fo:font-variant="normal" fo:text-transform="none" fo:color="#24292e" style:font-name="apple-system" fo:font-size="12pt" fo:letter-spacing="normal" fo:font-style="normal" fo:font-weight="bold" style:font-weight-asian="bold" style:font-weight-complex="bold"/>
    </style:style>
    <style:style style:name="P70" style:family="paragraph" style:parent-style-name="Text_20_body" style:list-style-name="L17">
      <style:paragraph-properties fo:margin-top="0in" fo:margin-bottom="0.1665in" fo:orphans="2" fo:widows="2"/>
      <style:text-properties fo:font-variant="normal" fo:text-transform="none" fo:color="#24292e" style:font-name="apple-system" fo:letter-spacing="normal" fo:font-style="normal" fo:font-weight="bold"/>
    </style:style>
    <style:style style:name="P71" style:family="paragraph" style:parent-style-name="Text_20_body" style:list-style-name="L17">
      <style:paragraph-properties fo:margin-top="0in" fo:margin-bottom="0.1665in" fo:orphans="2" fo:widows="2"/>
      <style:text-properties fo:font-variant="normal" fo:text-transform="none" fo:color="#24292e" style:font-name="apple-system" fo:letter-spacing="normal" fo:font-style="normal" fo:font-weight="normal"/>
    </style:style>
    <style:style style:name="P72" style:family="paragraph" style:parent-style-name="Text_20_body">
      <style:paragraph-properties fo:margin-top="0in" fo:margin-bottom="0.1665in" fo:orphans="2" fo:widows="2"/>
      <style:text-properties fo:color="#24292e" style:font-name="apple-system" fo:font-size="12pt"/>
    </style:style>
    <style:style style:name="P73" style:family="paragraph" style:parent-style-name="Text_20_body" style:list-style-name="L17">
      <style:paragraph-properties fo:margin-top="0in" fo:margin-bottom="0.1665in" fo:orphans="2" fo:widows="2"/>
      <style:text-properties fo:color="#24292e" style:font-name="apple-system" fo:font-size="12pt"/>
    </style:style>
    <style:style style:name="P74" style:family="paragraph" style:parent-style-name="Text_20_body" style:list-style-name="L18">
      <style:paragraph-properties fo:margin-top="0in" fo:margin-bottom="0.1665in" fo:orphans="2" fo:widows="2"/>
      <style:text-properties fo:color="#24292e" style:font-name="apple-system" fo:font-size="12pt"/>
    </style:style>
    <style:style style:name="P75" style:family="paragraph" style:parent-style-name="Text_20_body" style:list-style-name="L17">
      <style:paragraph-properties fo:margin-top="0in" fo:margin-bottom="0.1665in" fo:orphans="2" fo:widows="2"/>
      <style:text-properties fo:color="#24292e" style:font-name="apple-system"/>
    </style:style>
    <style:style style:name="P76" style:family="paragraph" style:parent-style-name="Table_20_Contents" style:list-style-name="L5">
      <style:text-properties fo:font-size="12pt" fo:font-weight="bold" style:font-size-asian="12pt" style:font-weight-asian="bold" style:font-size-complex="12pt" style:font-weight-complex="bold"/>
    </style:style>
    <style:style style:name="P77" style:family="paragraph" style:parent-style-name="Table_20_Contents" style:list-style-name="L5">
      <style:text-properties fo:font-size="12pt" fo:font-weight="normal" style:font-size-asian="12pt" style:font-weight-asian="normal" style:font-size-complex="12pt" style:font-weight-complex="normal"/>
    </style:style>
    <style:style style:name="P78" style:family="paragraph" style:parent-style-name="Table_20_Contents" style:list-style-name="L5">
      <style:text-properties fo:font-size="12pt" style:font-size-asian="12pt" style:font-size-complex="12pt"/>
    </style:style>
    <style:style style:name="P79" style:family="paragraph" style:parent-style-name="Table_20_Contents">
      <style:text-properties style:font-name="apple-system"/>
    </style:style>
    <style:style style:name="P80" style:family="paragraph" style:parent-style-name="Table_20_Contents">
      <style:text-properties style:font-name="apple-system" fo:font-weight="bold" style:font-weight-asian="bold" style:font-weight-complex="bold"/>
    </style:style>
    <style:style style:name="P81" style:family="paragraph" style:parent-style-name="Table_20_Contents">
      <style:text-properties style:font-name="apple-system" fo:font-size="12pt"/>
    </style:style>
    <style:style style:name="P82" style:family="paragraph" style:parent-style-name="Table_20_Contents" style:list-style-name="L20">
      <style:text-properties style:font-name="apple-system" fo:font-size="12pt"/>
    </style:style>
    <style:style style:name="P83" style:family="paragraph" style:parent-style-name="Table_20_Contents">
      <style:text-properties style:font-name="apple-system" fo:font-size="18pt" fo:font-weight="bold" style:font-size-asian="18pt" style:font-weight-asian="bold" style:font-size-complex="18pt" style:font-weight-complex="bold"/>
    </style:style>
    <style:style style:name="P84" style:family="paragraph" style:parent-style-name="Table_20_Contents">
      <style:paragraph-properties fo:padding-left="0.1354in" fo:padding-right="0.1354in" fo:padding-top="0.0626in" fo:padding-bottom="0.0626in" fo:border="0.0008in solid #dfe2e5"/>
      <style:text-properties style:font-name="apple-system" fo:font-size="12pt"/>
    </style:style>
    <style:style style:name="P85" style:family="paragraph" style:parent-style-name="Table_20_Contents">
      <style:paragraph-properties fo:text-align="center" style:justify-single-word="false" fo:padding-left="0.1354in" fo:padding-right="0.1354in" fo:padding-top="0.0626in" fo:padding-bottom="0.0626in" fo:border="0.0008in solid #dfe2e5"/>
      <style:text-properties style:font-name="apple-system" fo:font-size="12pt"/>
    </style:style>
    <style:style style:name="P86"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6pt" fo:letter-spacing="normal" fo:font-style="normal" fo:font-weight="bold" style:font-size-asian="16pt" style:font-weight-asian="normal" style:font-size-complex="16pt" style:font-weight-complex="normal"/>
    </style:style>
    <style:style style:name="P87"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letter-spacing="normal" fo:font-style="normal" fo:font-weight="bold"/>
    </style:style>
    <style:style style:name="P88" style:family="paragraph" style:parent-style-name="Table_20_Heading">
      <style:paragraph-properties fo:padding-left="0.1354in" fo:padding-right="0.1354in" fo:padding-top="0.0626in" fo:padding-bottom="0.0626in" fo:border="0.0008in solid #dfe2e5"/>
      <style:text-properties style:font-name="apple-system" fo:font-size="12pt" fo:font-weight="bold"/>
    </style:style>
    <style:style style:name="P89" style:family="paragraph" style:parent-style-name="Table_20_Heading">
      <style:paragraph-properties fo:text-align="center" style:justify-single-word="false" fo:padding-left="0.1354in" fo:padding-right="0.1354in" fo:padding-top="0.0626in" fo:padding-bottom="0.0626in" fo:border="0.0008in solid #dfe2e5"/>
      <style:text-properties style:font-name="apple-system" fo:font-size="12pt" fo:font-weight="bold"/>
    </style:style>
    <style:style style:name="P90"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91" style:family="paragraph" style:parent-style-name="Heading_20_1">
      <style:text-properties fo:font-variant="normal" fo:text-transform="none" fo:color="#24292e" style:font-name="apple-system" fo:font-size="32pt" fo:letter-spacing="normal" fo:font-style="normal" fo:font-weight="bold" style:font-size-asian="32pt" style:font-size-complex="32pt"/>
    </style:style>
    <style:style style:name="P92" style:family="paragraph" style:parent-style-name="Heading_20_1">
      <style:text-properties fo:font-variant="normal" fo:text-transform="none" fo:color="#24292e" style:font-name="apple-system" fo:letter-spacing="normal" fo:font-style="normal" fo:font-weight="bold"/>
    </style:style>
    <style:style style:name="P93"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letter-spacing="normal" fo:font-style="normal" fo:font-weight="bold"/>
    </style:style>
    <style:style style:name="P94"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24292e" style:font-name="apple-system" fo:font-size="12pt" fo:letter-spacing="normal" fo:font-style="normal" fo:font-weight="bold"/>
    </style:style>
    <style:style style:name="P95" style:family="paragraph" style:parent-style-name="Heading_20_3">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4pt" fo:letter-spacing="normal" fo:font-style="normal" fo:font-weight="bold" style:font-size-asian="14pt" style:font-weight-asian="normal" style:font-size-complex="14pt" style:font-weight-complex="normal"/>
    </style:style>
    <style:style style:name="P96" style:family="paragraph" style:parent-style-name="Heading_20_3">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aecef"/>
      <style:text-properties fo:font-variant="normal" fo:text-transform="none" fo:color="#24292e" style:font-name="apple-system" fo:font-size="12pt" fo:letter-spacing="normal" fo:font-style="normal" fo:font-weight="bold" style:font-size-asian="14pt" style:font-weight-asian="normal" style:font-size-complex="14pt" style:font-weight-complex="normal"/>
    </style:style>
    <style:style style:name="P97" style:family="paragraph">
      <style:paragraph-properties fo:text-align="start" style:writing-mode="lr-tb"/>
    </style:style>
    <style:style style:name="P98"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6pt" style:font-size-asian="16pt" style:font-size-complex="16pt"/>
    </style:style>
    <style:style style:name="T5" style:family="text">
      <style:text-properties fo:font-size="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weight-asian="bold" style:font-weight-complex="bold"/>
    </style:style>
    <style:style style:name="T10" style:family="text">
      <style:text-properties fo:font-variant="normal" fo:text-transform="none" fo:color="#000000" style:text-line-through-style="none" style:font-name="Helvetica" fo:font-size="10.5pt" fo:letter-spacing="normal" fo:font-style="normal" style:text-underline-style="none" fo:font-weight="normal" style:text-blinking="false"/>
    </style:style>
    <style:style style:name="T11" style:family="text">
      <style:text-properties fo:font-variant="normal" fo:text-transform="none" fo:color="#000000" style:text-line-through-style="none" style:font-name="Helvetica" fo:font-size="10.5pt" fo:letter-spacing="normal" fo:font-style="normal" style:text-underline-style="none" fo:font-weight="normal" style:text-blinking="false" style:font-size-asian="12pt" style:font-weight-asian="normal" style:font-size-complex="12pt" style:font-weight-complex="normal"/>
    </style:style>
    <style:style style:name="T12" style:family="text">
      <style:text-properties fo:font-variant="normal" fo:text-transform="none" fo:color="#000000" style:text-line-through-style="none" style:font-name="New times roman" fo:font-size="12pt" fo:letter-spacing="normal" fo:font-style="normal" style:text-underline-style="none" fo:font-weight="normal" style:text-blinking="false" style:font-size-asian="12pt" style:font-weight-asian="normal" style:font-size-complex="12pt" style:font-weight-complex="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style:font-name="Consolas" fo:font-size="12pt" fo:letter-spacing="normal" fo:font-style="normal" fo:font-weight="normal" style:font-name-asian="Consolas" style:font-size-asian="12pt" style:font-name-complex="Consolas" style:font-size-complex="12pt"/>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style:font-weight-asian="bold" style:font-weight-complex="bold"/>
    </style:style>
    <style:style style:name="T17" style:family="text">
      <style:text-properties fo:font-variant="normal" fo:text-transform="none" fo:letter-spacing="normal" fo:font-style="normal" fo:font-weight="bold" style:font-weight-asian="bold" style:font-weight-complex="bold"/>
    </style:style>
    <style:style style:name="T18" style:family="text">
      <style:text-properties fo:font-variant="normal" fo:text-transform="none" fo:color="#24292e" style:font-name="apple-system" fo:letter-spacing="normal" fo:font-style="normal" fo:font-weight="normal"/>
    </style:style>
    <style:style style:name="T19" style:family="text">
      <style:text-properties fo:font-variant="normal" fo:text-transform="none" fo:color="#24292e" style:font-name="apple-system" fo:font-size="12pt" fo:letter-spacing="normal" fo:font-style="normal" style:font-weight-asian="bold" style:font-weight-complex="bold"/>
    </style:style>
    <style:style style:name="T20" style:family="text">
      <style:text-properties fo:font-variant="normal" fo:text-transform="none" fo:color="#24292e" style:font-name="apple-system" fo:font-size="12pt" fo:letter-spacing="normal" fo:font-style="normal" fo:font-weight="normal" style:font-weight-asian="normal" style:font-weight-complex="normal"/>
    </style:style>
    <style:style style:name="T21" style:family="text">
      <style:text-properties fo:font-variant="normal" fo:text-transform="none" fo:font-size="12pt" fo:letter-spacing="normal" fo:font-style="normal" fo:font-weight="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style:font-weight-asian="normal" style:font-weight-complex="normal"/>
    </style:style>
    <style:style style:name="T25" style:family="text">
      <style:text-properties fo:color="#000000"/>
    </style:style>
    <style:style style:name="T26" style:family="text">
      <style:text-properties fo:color="#000000" style:font-name="Consolas" style:font-name-asian="Consolas" style:font-size-asian="12pt" style:font-name-complex="Consolas" style:font-size-complex="12pt"/>
    </style:style>
    <style:style style:name="T27" style:family="text">
      <style:text-properties fo:color="#000000" style:font-name="Consolas" fo:font-size="12pt" style:font-name-asian="Consolas" style:font-size-asian="12pt" style:font-name-complex="Consolas" style:font-size-complex="12pt"/>
    </style:style>
    <style:style style:name="T28" style:family="text">
      <style:text-properties fo:color="#000000" style:font-name-asian="Consolas" style:font-size-asian="12pt" style:font-name-complex="Consolas" style:font-size-complex="12pt"/>
    </style:style>
    <style:style style:name="T29" style:family="text">
      <style:text-properties fo:font-weight="normal"/>
    </style:style>
    <style:style style:name="T30" style:family="text">
      <style:text-properties fo:font-weight="normal" style:font-weight-asian="normal" style:font-weight-complex="normal"/>
    </style:style>
    <style:style style:name="T31" style:family="text">
      <style:text-properties style:font-name="New times roman" fo:font-size="12pt" fo:font-weight="normal" style:font-size-asian="12pt" style:font-weight-asian="normal" style:font-size-complex="12pt" style:font-weight-complex="normal"/>
    </style:style>
    <style:style style:name="T32" style:family="text">
      <style:text-properties fo:font-size="13pt" style:font-size-asian="13pt" style:font-size-complex="13pt"/>
    </style:style>
    <style:style style:name="T33" style:family="text">
      <style:text-properties style:font-weight-asian="normal" style:font-weight-complex="normal"/>
    </style:style>
    <style:style style:name="T34" style:family="text">
      <style:text-properties style:font-weight-asian="bold" style:font-weight-complex="bold"/>
    </style:style>
    <style:style style:name="T35" style:family="text">
      <style:text-properties style:font-size-asian="18pt" style:font-weight-asian="bold" style:font-size-complex="18pt" style:font-weight-complex="bold"/>
    </style:style>
    <style:style style:name="T36" style:family="text">
      <style:text-properties fo:font-size="18pt" style:font-size-asian="18pt" style:font-size-complex="18pt"/>
    </style:style>
    <style:style style:name="T37" style:family="text">
      <style:text-properties fo:font-size="15pt" style:font-size-asian="15pt" style:font-size-complex="15pt"/>
    </style:style>
    <style:style style:name="T38" style:family="text">
      <style:text-properties fo:color="#000000" style:font-name="IBMPlexSans" fo:font-size="24.7999992370605pt" style:font-size-asian="24.7999992370605pt" style:font-name-complex="IBMPlexSans" style:font-size-complex="24.7999992370605pt"/>
    </style:style>
    <style:style style:name="T39" style:family="text">
      <style:text-properties fo:color="#000000" style:font-name="IBMPlexSans" fo:font-size="10.8999996185303pt" fo:font-weight="bold" style:font-size-asian="10.8999996185303pt" style:font-name-complex="IBMPlexSans" style:font-size-complex="10.8999996185303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539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line draw:style-name="gr2" svg:x1="0.1969in" svg:y1="0.061in" svg:x2="5.1783in" svg:y2="0.061in"><text:p/></draw:line><draw:frame draw:style-name="gr3" draw:text-style-name="P98" svg:width="4.6524in" svg:height="0.3969in" svg:x="0.1972in" svg:y="0.7331in"><draw:text-box><text:p text:style-name="P97"><text:span text:style-name="T38">SOFTWARE DEVELOPMENT</text:span></text:p></draw:text-box></draw:frame><draw:line draw:style-name="gr4" svg:x1="0.1969in" svg:y1="1.5969in" svg:x2="5.1783in" svg:y2="1.5969in"><text:p/></draw:line><draw:frame draw:style-name="gr5" draw:text-style-name="P98" svg:width="4.5394in" svg:height="0.3969in" svg:x="0.1972in" svg:y="1.1484in"><draw:text-box><text:p text:style-name="P97"><text:span text:style-name="T38">Project plan project Hangman</text:span></text:p></draw:text-box></draw:frame><draw:frame draw:style-name="gr6" draw:text-style-name="P98" svg:width="3.4295in" svg:height="5.8559in" svg:x="0.1972in" svg:y="2.3445in"><draw:text-box><text:p text:style-name="P97"><text:span text:style-name="T39">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Contents<text:tab/><text:tab/><text:tab/><text:tab/><text:tab/><text:tab/><text:tab/><text:tab/><text:tab/><text:tab/>Page</text:p>
      <text:p text:style-name="P4"/>
      <text:p text:style-name="P4">1 Revision History<text:tab/>(Theme 1, <text:s/>2, 3)<text:tab/><text:tab/><text:tab/> <text:s text:c="26"/>3 -4</text:p>
      <text:p text:style-name="P4"/>
      <text:p text:style-name="P4">2 General Information<text:tab/>(Theme 1)<text:tab/><text:tab/><text:tab/><text:tab/><text:tab/><text:tab/> <text:s text:c="10"/>4</text:p>
      <text:p text:style-name="P4"/>
      <text:p text:style-name="P4">3 Vision<text:tab/>(Theme 1)<text:tab/><text:tab/><text:tab/><text:tab/><text:tab/><text:tab/><text:tab/><text:tab/><text:tab/> 5</text:p>
      <text:p text:style-name="P4"/>
      <text:p text:style-name="P4">4 Project Plan<text:tab/>(Theme 1)<text:tab/><text:tab/><text:tab/><text:tab/> <text:s text:c="3"/><text:tab/><text:tab/><text:tab/><text:tab/> 6 </text:p>
      <text:p text:style-name="P4"><text:s/></text:p>
      <text:list xml:id="list5194295754815608040" text:style-name="L1">
        <text:list-item>
          <text:list>
            <text:list-item>
              <text:p text:style-name="P24"><text:s/>Introduction<text:tab/><text:tab/><text:tab/><text:tab/><text:tab/><text:tab/><text:tab/><text:tab/><text:tab/> <text:s text:c="5"/>6</text:p>
            </text:list-item>
            <text:list-item>
              <text:p text:style-name="P24"><text:s/>Justification<text:tab/><text:tab/><text:tab/><text:tab/><text:tab/><text:tab/><text:tab/><text:tab/><text:tab/> <text:s text:c="6"/>6 <text:s/></text:p>
            </text:list-item>
            <text:list-item>
              <text:p text:style-name="P24"><text:s/>Stakeholders<text:tab/><text:tab/><text:tab/><text:tab/><text:tab/><text:tab/><text:tab/><text:tab/><text:tab/> <text:s text:c="6"/>6</text:p>
            </text:list-item>
            <text:list-item>
              <text:p text:style-name="P24"><text:s/>Resources<text:tab/>and requirements<text:tab/><text:tab/><text:tab/><text:tab/><text:tab/><text:tab/> <text:s text:c="6"/>6</text:p>
            </text:list-item>
            <text:list-item>
              <text:p text:style-name="P24"><text:s/>Scope <text:s text:c="49"/><text:tab/><text:tab/><text:tab/><text:tab/><text:tab/> <text:s text:c="6"/>7</text:p>
            </text:list-item>
            <text:list-item>
              <text:p text:style-name="P24"><text:s/>Constraints <text:s text:c="83"/><text:tab/> <text:s text:c="2"/><text:tab/> <text:s text:c="6"/>7</text:p>
            </text:list-item>
            <text:list-item>
              <text:p text:style-name="P24">Assumptions <text:s text:c="70"/><text:tab/> <text:s text:c="16"/><text:tab/> <text:s text:c="6"/>7</text:p>
            </text:list-item>
            <text:list-item>
              <text:p text:style-name="P24"><text:s/>System requirements <text:s text:c="55"/><text:tab/> <text:tab/> <text:s text:c="19"/>7-8</text:p>
            </text:list-item>
            <text:list-item>
              <text:p text:style-name="P24"><text:s/>User requriements <text:s text:c="62"/><text:tab/><text:tab/> <text:s text:c="9"/>9</text:p>
            </text:list-item>
            <text:list-item>
              <text:p text:style-name="P24"><text:s/>Overall schedual <text:s text:c="55"/><text:tab/><text:tab/> <text:s text:c="8"/>9-10</text:p>
            </text:list-item>
            <text:list-item>
              <text:p text:style-name="P24">Reflections <text:s text:c="68"/><text:tab/> <text:tab/> <text:s text:c="9"/>10<text:line-break/><text:tab/><text:tab/><text:tab/><text:tab/><text:tab/><text:tab/><text:line-break/> <text:s text:c="26"/></text:p>
            </text:list-item>
          </text:list>
        </text:list-item>
      </text:list>
      <text:p text:style-name="P4">5 Iterations<text:tab/><text:tab/>(Theme 1)<text:tab/><text:tab/><text:tab/><text:tab/><text:tab/><text:tab/><text:tab/><text:tab/> <text:s text:c="3"/>11</text:p>
      <text:list xml:id="list2527679341729809466" text:style-name="L2">
        <text:list-item>
          <text:list>
            <text:list-item>
              <text:p text:style-name="P25"><text:s/>Iteration 1 <text:tab/><text:tab/><text:tab/><text:tab/><text:tab/><text:tab/><text:tab/><text:tab/><text:tab/> <text:s text:c="8"/>11</text:p>
            </text:list-item>
            <text:list-item>
              <text:p text:style-name="P25"><text:s/>Iteration 2<text:tab/><text:tab/><text:tab/><text:tab/><text:tab/><text:tab/><text:tab/><text:tab/><text:tab/> <text:s text:c="8"/>12</text:p>
            </text:list-item>
            <text:list-item>
              <text:p text:style-name="P25"><text:s/>Iteration 3<text:tab/><text:tab/><text:tab/><text:tab/><text:tab/><text:tab/><text:tab/><text:tab/><text:tab/> <text:s text:c="5"/>12-13</text:p>
            </text:list-item>
            <text:list-item>
              <text:p text:style-name="P25"><text:s/>Iteration 4<text:tab/><text:tab/><text:tab/><text:tab/><text:tab/><text:tab/><text:tab/><text:tab/><text:tab/> <text:s text:c="5"/>12-13</text:p>
            </text:list-item>
            <text:list-item>
              <text:p text:style-name="P25"><text:s/>Reflections on iteration 4 <text:s text:c="62"/><text:tab/> <text:s text:c="3"/>13</text:p>
              <text:p text:style-name="P25"><text:line-break/><text:tab/><text:tab/><text:tab/><text:tab/><text:tab/><text:tab/></text:p>
            </text:list-item>
          </text:list>
        </text:list-item>
      </text:list>
      <text:p text:style-name="P4">6 <text:s/>Risk Analysis (Theme 1)<text:tab/><text:tab/><text:tab/><text:tab/><text:tab/><text:tab/><text:tab/><text:tab/><text:tab/>14-15</text:p>
      <text:p text:style-name="P4"/>
      <text:list xml:id="list3862700192418476195" text:style-name="L3">
        <text:list-item>
          <text:list>
            <text:list-item>
              <text:p text:style-name="P23"><text:s/>Risks impact <text:s text:c="2"/><text:tab/><text:tab/><text:tab/><text:tab/><text:tab/><text:tab/><text:tab/> <text:s text:c="14"/>14</text:p>
            </text:list-item>
            <text:list-item>
              <text:p text:style-name="P23"><text:s/>Probable risks <text:s text:c="76"/><text:tab/> <text:s text:c="14"/>14-15</text:p>
            </text:list-item>
            <text:list-item>
              <text:p text:style-name="P23"><text:s/>Reflections <text:s text:c="85"/><text:tab/><text:tab/> <text:s text:c="2"/>15</text:p>
            </text:list-item>
          </text:list>
        </text:list-item>
      </text:list>
      <text:p text:style-name="P4"><text:s/></text:p>
      <text:p text:style-name="P4">7 Timelog <text:s text:c="2"/>(Theme 1)<text:tab/><text:tab/><text:tab/><text:tab/><text:tab/><text:tab/><text:tab/><text:tab/> <text:s text:c="9"/>16-17-18</text:p>
      <text:p text:style-name="P4"/>
      <text:p text:style-name="P4">9 Use cases<text:tab/>(Theme 2)<text:tab/><text:tab/><text:tab/><text:tab/><text:tab/><text:tab/> <text:tab/> <text:s text:c="3"/><text:tab/><text:tab/>19-20</text:p>
      <text:p text:style-name="P4"/>
      <text:p text:style-name="P4">10 Class diagram(Theme 2)<text:tab/><text:tab/><text:tab/><text:tab/><text:tab/> <text:s/><text:tab/> <text:s text:c="11"/><text:tab/> <text:s text:c="3"/><text:tab/>21</text:p>
      <text:p text:style-name="P4"/>
      <text:p text:style-name="P4">11 State machine (play)<text:tab/>(Theme 2)<text:tab/><text:tab/><text:tab/><text:tab/> <text:s text:c="2"/><text:tab/><text:tab/><text:tab/>22</text:p>
      <text:p text:style-name="P4"/>
      <text:p text:style-name="P4">12 Use case diagram <text:s text:c="3"/>(Theme 2)<text:tab/><text:tab/> <text:s text:c="70"/>23</text:p>
      <text:p text:style-name="P4"/>
      <text:p text:style-name="P4">13 Testing (Theme 3) <text:s text:c="104"/>24-37</text:p>
      <text:p text:style-name="P4"/>
      <text:p text:style-name="P4"/>
      <text:p text:style-name="P4"><text:soft-page-break/>1 <text:span text:style-name="T37">Revision History</text:span></text:p>
      <text:p text:style-name="P1"/>
      <table:table table:name="Tabell1" table:style-name="Tabell1">
        <table:table-column table:style-name="Tabell1.A" table:number-columns-repeated="3"/>
        <table:table-column table:style-name="Tabell1.D"/>
        <table:table-row>
          <table:table-cell table:style-name="Tabell1.A1" office:value-type="string">
            <text:p text:style-name="P6">Date</text:p>
          </table:table-cell>
          <table:table-cell table:style-name="Tabell1.A1" office:value-type="string">
            <text:p text:style-name="P6">Version</text:p>
          </table:table-cell>
          <table:table-cell table:style-name="Tabell1.A1" office:value-type="string">
            <text:p text:style-name="P6">Description</text:p>
          </table:table-cell>
          <table:table-cell table:style-name="Tabell1.D1" office:value-type="string">
            <text:p text:style-name="P6">Author</text:p>
          </table:table-cell>
        </table:table-row>
        <table:table-row>
          <table:table-cell table:style-name="Tabell1.A2" office:value-type="date" office:date-value="2019-02-03">
            <text:p text:style-name="P6">02/03/19</text:p>
          </table:table-cell>
          <table:table-cell table:style-name="Tabell1.B2" office:value-type="float" office:value="1">
            <text:p text:style-name="P6">1</text:p>
          </table:table-cell>
          <table:table-cell table:style-name="Tabell1.C2" office:value-type="string">
            <text:p text:style-name="P6">First draft</text:p>
          </table:table-cell>
          <table:table-cell table:style-name="Tabell1.D2" office:value-type="string">
            <text:p text:style-name="P6">Marcus Gärdskog Hil</text:p>
          </table:table-cell>
        </table:table-row>
        <table:table-row>
          <table:table-cell table:style-name="Tabell1.A2" office:value-type="date" office:date-value="2019-02-11">
            <text:p text:style-name="P6">02/11/19</text:p>
          </table:table-cell>
          <table:table-cell table:style-name="Tabell1.B2" office:value-type="float" office:value="2">
            <text:p text:style-name="P6">2</text:p>
          </table:table-cell>
          <table:table-cell table:style-name="Tabell1.C2" office:value-type="string">
            <text:p text:style-name="P6">Addin use case/ scenarios</text:p>
          </table:table-cell>
          <table:table-cell table:style-name="Tabell1.D2" office:value-type="string">
            <text:p text:style-name="P6">Marcus Gärdskog Hill</text:p>
          </table:table-cell>
        </table:table-row>
        <table:table-row>
          <table:table-cell table:style-name="Tabell1.A2" office:value-type="date" office:date-value="2019-02-12">
            <text:p text:style-name="P6">02/12/19</text:p>
          </table:table-cell>
          <table:table-cell table:style-name="Tabell1.B2" office:value-type="float" office:value="3">
            <text:p text:style-name="P6">3</text:p>
          </table:table-cell>
          <table:table-cell table:style-name="Tabell1.C2" office:value-type="string">
            <text:p text:style-name="P6">Moved "make system work with minimal features to week 8 according to deadline from school </text:p>
          </table:table-cell>
          <table:table-cell table:style-name="Tabell1.D2" office:value-type="string">
            <text:p text:style-name="P6">Marcus Gädskog Hill</text:p>
          </table:table-cell>
        </table:table-row>
        <table:table-row>
          <table:table-cell table:style-name="Tabell1.A2" office:value-type="date" office:date-value="2019-02-12">
            <text:p text:style-name="P6">02/12/19</text:p>
          </table:table-cell>
          <table:table-cell table:style-name="Tabell1.B2" office:value-type="float" office:value="4">
            <text:p text:style-name="P6">4</text:p>
          </table:table-cell>
          <table:table-cell table:style-name="Tabell1.C2" office:value-type="string">
            <text:p text:style-name="P6">Added to timelog and expanded use case scenarios</text:p>
          </table:table-cell>
          <table:table-cell table:style-name="Tabell1.D2" office:value-type="string">
            <text:p text:style-name="P6">Marcus Gädskog Hill</text:p>
          </table:table-cell>
        </table:table-row>
        <table:table-row>
          <table:table-cell table:style-name="Tabell1.A2" office:value-type="date" office:date-value="2019-02-22">
            <text:p text:style-name="P6">02/22/19</text:p>
          </table:table-cell>
          <table:table-cell table:style-name="Tabell1.B2" office:value-type="float" office:value="5">
            <text:p text:style-name="P6">5</text:p>
          </table:table-cell>
          <table:table-cell table:style-name="Tabell1.C2" office:value-type="string">
            <text:p text:style-name="P6">Added fully dressed usecase, class diagram , use case diagram and state machine to document for hand in</text:p>
          </table:table-cell>
          <table:table-cell table:style-name="Tabell1.D2" office:value-type="string">
            <text:p text:style-name="P6">Marcus Gädskog Hill</text:p>
          </table:table-cell>
        </table:table-row>
        <table:table-row>
          <table:table-cell table:style-name="Tabell1.A2" office:value-type="date" office:date-value="2019-03-10">
            <text:p text:style-name="P6">03/10/19</text:p>
          </table:table-cell>
          <table:table-cell table:style-name="Tabell1.B2" office:value-type="float" office:value="6">
            <text:p text:style-name="P6">6</text:p>
          </table:table-cell>
          <table:table-cell table:style-name="Tabell1.C2" office:value-type="string">
            <text:p text:style-name="P10">Updated:<text:line-break/><text:span text:style-name="T13">General Information</text:span><text:line-break/>Vision</text:p>
            <text:p text:style-name="P10">Timelog</text:p>
            <text:p text:style-name="P10">according to Kenny Ek's comments</text:p>
          </table:table-cell>
          <table:table-cell table:style-name="Tabell1.D2" office:value-type="string">
            <text:p text:style-name="P6">Marcus Gärdskog Hill</text:p>
          </table:table-cell>
        </table:table-row>
        <table:table-row>
          <table:table-cell table:style-name="Tabell1.A2" office:value-type="date" office:date-value="2019-03-11">
            <text:p text:style-name="P6">03/11/19</text:p>
          </table:table-cell>
          <table:table-cell table:style-name="Tabell1.B2" office:value-type="float" office:value="7">
            <text:p text:style-name="P6">7</text:p>
          </table:table-cell>
          <table:table-cell table:style-name="Tabell1.C2" office:value-type="string">
            <text:p text:style-name="P10">Updated:<text:line-break/>Project plan<text:line-break/>Risk Analysis</text:p>
          </table:table-cell>
          <table:table-cell table:style-name="Tabell1.D2" office:value-type="string">
            <text:p text:style-name="P6">Marcus Gärdskog Hill</text:p>
          </table:table-cell>
        </table:table-row>
        <table:table-row>
          <table:table-cell table:style-name="Tabell1.A2" office:value-type="date" office:date-value="2019-03-20">
            <text:p text:style-name="P6">03/20/19</text:p>
          </table:table-cell>
          <table:table-cell table:style-name="Tabell1.B2" office:value-type="float" office:value="8">
            <text:p text:style-name="P6">8</text:p>
          </table:table-cell>
          <table:table-cell table:style-name="Tabell1.C2" office:value-type="string">
            <text:p text:style-name="P10">Updated project plan with highscore/nickname</text:p>
          </table:table-cell>
          <table:table-cell table:style-name="Tabell1.D2" office:value-type="string">
            <text:p text:style-name="P6">Marcus Gärdskog Hill</text:p>
          </table:table-cell>
        </table:table-row>
        <table:table-row>
          <table:table-cell table:style-name="Tabell1.A2" office:value-type="date" office:date-value="2019-03-21">
            <text:p text:style-name="P6">03/21/19</text:p>
          </table:table-cell>
          <table:table-cell table:style-name="Tabell1.B2" office:value-type="float" office:value="9">
            <text:p text:style-name="P6">9</text:p>
          </table:table-cell>
          <table:table-cell table:style-name="Tabell1.C2" office:value-type="string">
            <text:p text:style-name="P10">Updated UML and use cases according to feedback from Tobias Ohlsson</text:p>
          </table:table-cell>
          <table:table-cell table:style-name="Tabell1.D2" office:value-type="string">
            <text:p text:style-name="P6"/>
          </table:table-cell>
        </table:table-row>
      </table:table>
      <text:p text:style-name="P1"><text:soft-page-break/>2 General Information</text:p>
      <text:p text:style-name="P1"/>
      <text:p text:style-name="P1">Project Summary</text:p>
      <table:table table:name="Tabell2" table:style-name="Tabell2">
        <table:table-column table:style-name="Tabell2.A"/>
        <table:table-column table:style-name="Tabell2.B"/>
        <table:table-row>
          <table:table-cell table:style-name="Tabell2.A1" office:value-type="string">
            <text:p text:style-name="P6">Project name ID</text:p>
          </table:table-cell>
          <table:table-cell table:style-name="Tabell2.B1" office:value-type="string">
            <text:p text:style-name="P6">Java Hangman</text:p>
          </table:table-cell>
        </table:table-row>
        <table:table-row>
          <table:table-cell table:style-name="Tabell2.A2" office:value-type="string">
            <text:p text:style-name="P6">Project Manager</text:p>
          </table:table-cell>
          <table:table-cell table:style-name="Tabell2.B2" office:value-type="string">
            <text:p text:style-name="P6">Marcus Gärdskog Hill</text:p>
          </table:table-cell>
        </table:table-row>
        <table:table-row>
          <table:table-cell table:style-name="Tabell2.A2" office:value-type="string">
            <text:p text:style-name="P6">Main client</text:p>
          </table:table-cell>
          <table:table-cell table:style-name="Tabell2.B2" office:value-type="string">
            <text:p text:style-name="P6">Marcus Gärdskog hill</text:p>
          </table:table-cell>
        </table:table-row>
      </table:table>
      <table:table table:name="Tabell3" table:style-name="Tabell3">
        <table:table-column table:style-name="Tabell3.A"/>
        <table:table-column table:style-name="Tabell3.B"/>
        <table:table-row>
          <table:table-cell table:style-name="Tabell3.A1" office:value-type="string">
            <text:p text:style-name="P6">Key Stakeholders</text:p>
          </table:table-cell>
          <table:table-cell table:style-name="Tabell3.B1" office:value-type="string">
            <text:p text:style-name="P6">Marcus Gärdskog Hill (Developer),Tobias Andersson Gidlund (Teacher/end user), Daniel Toll(Teacher/end user), Tobias Olsson (Teacher/end user) Kenny Ek (Teacher assistant/end user), Therese Forsberg(Teachers assistant/end user). </text:p>
          </table:table-cell>
        </table:table-row>
        <table:table-row table:style-name="Tabell3.2">
          <table:table-cell table:style-name="Tabell3.A2" office:value-type="string">
            <text:p text:style-name="P6">Executive Summary</text:p>
          </table:table-cell>
          <table:table-cell table:style-name="Tabell3.B2" office:value-type="string">
            <text:p text:style-name="P7">In this project I will create a console/text based Hangman game in Java. The application will use the java reserved keywords as the default words for the game. The default words will be read from the site https://docs.oracle.com/javase/tutorial/java/nutsandbolts/_keywords.html.</text:p>
            <text:p text:style-name="P7">If there is time there will be an added option to read the words from a wikipedia site selected by the user.</text:p>
            <text:p text:style-name="P7"/>
            <text:p text:style-name="P7">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p>
            <text:p text:style-name="P7"/>
            <text:p text:style-name="P7">The system will be build as a part of a software engineering course (1dv600) at Linné university in Kalmar, Sweden.</text:p>
          </table:table-cell>
        </table:table-row>
      </table:table>
      <text:p text:style-name="P1"/>
      <text:p text:style-name="P1"/>
      <text:p text:style-name="P1"/>
      <text:p text:style-name="P1"/>
      <text:p text:style-name="P1"/>
      <text:p text:style-name="P1"/>
      <text:p text:style-name="P1"/>
      <text:p text:style-name="P1"/>
      <text:p text:style-name="P1"/>
      <text:p text:style-name="P1"><text:soft-page-break/>3 Vision </text:p>
      <text:list xml:id="list8914600917486610776" text:style-name="L4">
        <text:list-item>
          <text:list>
            <text:list-header>
              <text:p text:style-name="P14"><text:span text:style-name="T6"><text:line-break/></text:span><text:span text:style-name="T31">I will create a simple, textbased version of the classic game Hangman in Java. The game </text:span><text:span text:style-name="T31">will be console/textbased and thus it will be played inside any Java IDE. No other UI will be provided so the end-user will need knowledge of Java.</text:span></text:p>
              <text:p text:style-name="P14"><text:span text:style-name="T31"><text:line-break/>The game will fetch the words for the game by scraping websites and then using these words for the game. <text:s/>The user will be able to choose what Wikipedia page to scrape from or alternativly play the game with the default words which are the Java reserved keywords. The Java reserved keywords gets scraped straight from the oracle website so if the words are updated the game will reflect this. <text:line-break/><text:line-break/>The game is not meant for the public and will only ever be played by the key stakeholder: Marcus and possibly the other stakeholders </text:span><text:span text:style-name="T12">Tobias Andersson Gidlund, Daniel Toll, Tobias Olsson, Kenny Ek, Therese Forsberg.<text:line-break/><text:line-break/>The whole process will be documented and I will track time and what is done in each iteration inside this document. The system will be build iterativly during 9 weeks, starting at week 4 and finishing with a fully functional system in week 12.</text:span><text:span text:style-name="T6"><text:line-break/></text:span></text:p>
            </text:list-header>
          </text:list>
          <text:p text:style-name="P16">3.1 Reflections<text:line-break/><text:span text:style-name="T30"><text:line-break/>The main function of the system is very easy to build and there is no doubt in my mind that I can get it working but the additional functions are dependent on things outside my control and experience, for example: Oracle and wikipedia needs to allow me to scrape their sites. <text:s/>I dont know what policies these sites have but I expect that there will be no problem and I won´t have to deal with "429" errors or similar problems. Worst case scenario I will hard code the words in the game. I'm also very inexperienced documenting a software project in this way and I suspect that this will be the biggest challenge for the weeks to come.</text:span></text:p>
          <text:list text:continue-numbering="true">
            <text:list-header>
              <text:p text:style-name="P16"><text:line-break/></text:p>
              <text:p text:style-name="P28"><text:line-break/></text:p>
              <text:p text:style-name="P28"><text:line-break/><text:line-break/><text:line-break/><text:line-break/><text:line-break/><text:line-break/><text:line-break/><text:line-break/></text:p>
              <text:p text:style-name="P28"><text:line-break/><text:line-break/></text:p>
              <text:p text:style-name="P28"><text:soft-page-break/>4 project plan</text:p>
              <text:p text:style-name="P28"/>
            </text:list-header>
          </text:list>
        </text:list-item>
      </text:list>
      <text:list xml:id="list665895737243954055" text:style-name="L5">
        <text:list-item>
          <text:list>
            <text:list-item>
              <text:p text:style-name="P33"><text:span text:style-name="T6">Introduction</text:span><text:span text:style-name="T3"><text:line-break/></text:span><text:span text:style-name="T8">This project will be executed iteratively over a 9 week period to produce a hangman game in Java. The final product should be a playable, textbased version of the game hangman played inside any Java IDE. Week 5 and 6 will focus on creating a first draft of the project plan and the skeleton code for the game. <text:s/>Week 7 and 8 will produce a minimal viable product and a test plan for this. Week 9 and 10 will be focused on fine tuning the project, documentation and testing. The project will be finalized during the three last weeks 11 and 12 and ready for "production".</text:span></text:p>
              <text:p text:style-name="P32"/>
            </text:list-item>
            <text:list-item>
              <text:p text:style-name="P17">Justification<text:line-break/><text:span text:style-name="T30">This system will be built because it will be a good learning experience for me to code, document and test a system in a somewhat professional manner. The system will be able to read from the web because this is something I want to learn how to do.</text:span></text:p>
            </text:list-item>
            <text:list-item>
              <text:p text:style-name="P17">Stakeholders</text:p>
              <text:p text:style-name="P33"><text:span text:style-name="T8">The key stakeholder for this project is me, Marcus and I will be planning and developing this system The other stakeholders are:</text:span><text:span text:style-name="T6"><text:line-break/></text:span><text:span text:style-name="T10">Tobias Andersson Gidlund (Teacher / end user)</text:span><text:span text:style-name="T25"><text:line-break/></text:span><text:span text:style-name="T10">Daniel Toll (Teacher / end user)</text:span><text:span text:style-name="T25"><text:line-break/></text:span><text:span text:style-name="T10">Tobias Olsson (Teacher / end user)<text:line-break/>Kenny Ek <text:s/>(Teachers assistant / end user)<text:line-break/>Therese Forsberg (Teachers assistant / end user)</text:span></text:p>
            </text:list-item>
            <text:list-item>
              <text:p text:style-name="P17">Resources and requirements:</text:p>
              <text:p text:style-name="P17"><text:span text:style-name="T32">Required Staff:</text:span><text:line-break/><text:span text:style-name="T30">Developer: Marcus Gärdskog Hill</text:span></text:p>
              <text:p text:style-name="P17"><text:span text:style-name="T30">Project Manager: <text:s/>Marcus Gärdskog Hill<text:line-break/>Tester: Marcus Gärdskog Hill</text:span><text:line-break/><text:span text:style-name="T1">Avaliable Time:<text:line-break/></text:span><text:span text:style-name="T2">9 weeks</text:span><text:line-break/><text:span text:style-name="T1">Required hardware: </text:span></text:p>
              <text:p text:style-name="P26">1 development/Test system.</text:p>
              <text:p text:style-name="P26">Minimum 1GB ram</text:p>
              <text:p text:style-name="P26">Minimum <text:s/>20 MB free diskspace</text:p>
              <text:p text:style-name="P26">Minimum 1,5GHz CPU</text:p>
              <text:p text:style-name="P13">Required software:<text:span text:style-name="T7"><text:line-break/></text:span><text:span text:style-name="T8">Eclipse or similar IDE.</text:span></text:p>
              <text:p text:style-name="P26">Git bash<text:line-break/>Github Account</text:p>
              <text:p text:style-name="P26">Slack</text:p>
              <text:p text:style-name="P26">Open office / Windows office</text:p>
              <text:p text:style-name="P13"><text:span text:style-name="T8">Windows, MacOS or linux</text:span><text:span text:style-name="T7"><text:line-break/></text:span>Connection: <text:span text:style-name="T7"><text:line-break/></text:span><text:span text:style-name="T8">Internet connection &gt; 1mb/s.<text:line-break/></text:span>Theory:<text:span text:style-name="T8"><text:line-break/>Hortsmann Big Java.(Book)<text:line-break/>Lectures: all lectures from 1dv600</text:span></text:p>
              <text:p text:style-name="P26">Finance: 0 sek.</text:p>
              <text:p text:style-name="P13">Communication:</text:p>
              <text:p text:style-name="P33"><text:soft-page-break/><text:span text:style-name="T8">Dialog on slack with teacher assistants (Kenny Ek and Therese Forsberg) and <text:s/>teachers, (</text:span><text:span text:style-name="T11">Tobias Andersson Gidlund, Daniel Toll and Tobias Olsson)</text:span><text:span text:style-name="T6"><text:line-break/></text:span></text:p>
            </text:list-item>
            <text:list-item>
              <text:p text:style-name="P17">Scope<text:line-break/><text:span text:style-name="T30">This project will identify requirements, design, develop and document the hangman project consisting of a basic but playable version of the hangman game. There will be no UI other than the console inside the IDE and the user will only have text and no graphics to aid the gameplay. If there is time at the end of the 9 week period, extra features will be added, such as highscore and nickname.<text:line-break/><text:line-break/>The goal of this project is thus to create a functional and playable software that satisfies the requirements stated above. All activities will be documentet inside this document and updated throughout the 9 week period.<text:line-break/></text:span></text:p>
              <text:p text:style-name="P26">Tasks needing to be performed to create the system are identified in this project plan with information of what needs to get done during each iteration and the lenght of each iteration.<text:line-break/></text:p>
            </text:list-item>
            <text:list-item>
              <text:p text:style-name="P17">Constrains<text:line-break/><text:span text:style-name="T30">Deadline for the project is 22 of march 2019 at 00:00 with possible extended deadlines 19 of April 2019 at 00:00 and 23 of August 2019 at 00:00.<text:line-break/>The software created in this project is intendent for personal educational purposes, focusing on documentation, design and testing in a iterativ manner. <text:s/>The software will therefore not be built with the wider market or multiple customers in mind. The implementation will be a version playable for someone who got at least a litte bit of java knowledge. The whole project got a 9 week window from start to finish. (Week 4 to Week 13).<text:line-break/></text:span></text:p>
            </text:list-item>
            <text:list-item>
              <text:p text:style-name="P17"><text:span text:style-name="T30"><text:s/></text:span>Assumptions<text:line-break/><text:span text:style-name="T30">A few assumptions where made before the development process got started. I assume I have the ability to scrape websites for words to be used inside the game and I assume that the websites will let me scrape them. I have limited experience with webscraping but ways around this problem is descriped in the risk analysis.<text:line-break/></text:span></text:p>
            </text:list-item>
            <text:list-item>
              <text:p text:style-name="P17">System requirements</text:p>
            </text:list-item>
          </text:list>
          <text:p text:style-name="P17"/>
        </text:list-item>
      </text:list>
      <table:table table:name="Tabell5" table:style-name="Tabell5">
        <table:table-column table:style-name="Tabell5.A"/>
        <table:table-column table:style-name="Tabell5.B"/>
        <table:table-row>
          <table:table-cell table:style-name="Tabell5.A1" office:value-type="string">
            <text:list xml:id="list39335455" text:continue-numbering="true" text:style-name="L5">
              <text:list-header>
                <text:p text:style-name="P76">Functional requriments, Feature</text:p>
              </text:list-header>
            </text:list>
          </table:table-cell>
          <table:table-cell table:style-name="Tabell5.B1" office:value-type="string">
            <text:list xml:id="list39347843" text:continue-numbering="true" text:style-name="L5">
              <text:list-header>
                <text:p text:style-name="P76">Functional requriments, Rationale</text:p>
              </text:list-header>
            </text:list>
          </table:table-cell>
        </table:table-row>
      </table:table>
      <text:p text:style-name="P4"/>
      <table:table table:name="Tabell6" table:style-name="Tabell6">
        <table:table-column table:style-name="Tabell6.A"/>
        <table:table-column table:style-name="Tabell6.B"/>
        <table:table-row>
          <table:table-cell table:style-name="Tabell6.A1" office:value-type="string">
            <text:list xml:id="list39328975" text:continue-numbering="true" text:style-name="L5">
              <text:list-header>
                <text:p text:style-name="P77"><text:s/>Enter a username</text:p>
              </text:list-header>
            </text:list>
          </table:table-cell>
          <table:table-cell table:style-name="Tabell6.B1" office:value-type="string">
            <text:list xml:id="list39339191" text:continue-numbering="true" text:style-name="L5">
              <text:list-header>
                <text:p text:style-name="P77">The user need to enter a username so that highscore can be keept. (If time)</text:p>
              </text:list-header>
            </text:list>
          </table:table-cell>
        </table:table-row>
        <table:table-row>
          <table:table-cell table:style-name="Tabell6.A2" office:value-type="string">
            <text:list xml:id="list39340298" text:continue-numbering="true" text:style-name="L5">
              <text:list-header>
                <text:p text:style-name="P78">User input</text:p>
              </text:list-header>
            </text:list>
          </table:table-cell>
          <table:table-cell table:style-name="Tabell6.B2" office:value-type="string">
            <text:list xml:id="list39350943" text:continue-numbering="true" text:style-name="L5">
              <text:list-header>
                <text:p text:style-name="P78">The system will scan input from the user to make the game interactive.</text:p>
              </text:list-header>
            </text:list>
          </table:table-cell>
        </table:table-row>
        <table:table-row>
          <table:table-cell table:style-name="Tabell6.A2" office:value-type="string">
            <text:list xml:id="list39326243" text:continue-numbering="true" text:style-name="L5">
              <text:list-header>
                <text:p text:style-name="P78">Text output to console</text:p>
              </text:list-header>
            </text:list>
          </table:table-cell>
          <table:table-cell table:style-name="Tabell6.B2" office:value-type="string">
            <text:list xml:id="list39345920" text:continue-numbering="true" text:style-name="L5">
              <text:list-header>
                <text:p text:style-name="P78">The game will be presented in text in the console.</text:p>
              </text:list-header>
            </text:list>
          </table:table-cell>
        </table:table-row>
      </table:table>
      <table:table table:name="Tabell11" table:style-name="Tabell11">
        <table:table-column table:style-name="Tabell11.A"/>
        <table:table-column table:style-name="Tabell11.B"/>
        <table:table-row>
          <table:table-cell table:style-name="Tabell11.A1" office:value-type="string">
            <text:list xml:id="list39335328" text:continue-numbering="true" text:style-name="L5">
              <text:list-header>
                <text:p text:style-name="P78">Reading from the web</text:p>
              </text:list-header>
            </text:list>
          </table:table-cell>
          <table:table-cell table:style-name="Tabell11.B1" office:value-type="string">
            <text:list xml:id="list39353301" text:continue-numbering="true" text:style-name="L5">
              <text:list-header>
                <text:p text:style-name="P78">To extend the number of words and easily add more the system will be able to read information from the web and save it as words for the game.</text:p>
              </text:list-header>
            </text:list>
          </table:table-cell>
        </table:table-row>
        <text:soft-page-break/>
        <table:table-row>
          <table:table-cell table:style-name="Tabell11.A2" office:value-type="string">
            <text:list xml:id="list39355888" text:continue-numbering="true" text:style-name="L5">
              <text:list-header>
                <text:p text:style-name="P78">Game play</text:p>
              </text:list-header>
            </text:list>
          </table:table-cell>
          <table:table-cell table:style-name="Tabell11.B2" office:value-type="string">
            <text:list xml:id="list39346336" text:continue-numbering="true" text:style-name="L5">
              <text:list-header>
                <text:p text:style-name="P78">The system will ask the user to guess a letter and check if this letter is in the current word. If not the hangman image will be one more step to completion and if the user is correct, the letter will be saved in the correct spot(s).</text:p>
                <text:p text:style-name="P78">Example:</text:p>
                <text:p text:style-name="P78">Wrong guesses: 3</text:p>
                <text:p text:style-name="P78">Right guesses: 2<text:line-break/>___</text:p>
                <text:p text:style-name="P78">| <text:s text:c="4"/>o</text:p>
                <text:p text:style-name="P78">| <text:s text:c="2"/>/ | \<text:line-break/><text:line-break/> R . . E . . E .</text:p>
              </text:list-header>
            </text:list>
          </table:table-cell>
        </table:table-row>
      </table:table>
      <table:table table:name="Tabell12" table:style-name="Tabell12">
        <table:table-column table:style-name="Tabell12.A"/>
        <table:table-column table:style-name="Tabell12.B"/>
        <table:table-row>
          <table:table-cell table:style-name="Tabell12.A1" office:value-type="string">
            <text:list xml:id="list39352314" text:continue-numbering="true" text:style-name="L5">
              <text:list-header>
                <text:p text:style-name="P78">Amount of Guesses allowed</text:p>
              </text:list-header>
            </text:list>
          </table:table-cell>
          <table:table-cell table:style-name="Tabell12.B1" office:value-type="string">
            <text:list xml:id="list39339101" text:continue-numbering="true" text:style-name="L5">
              <text:list-header>
                <text:p text:style-name="P78"><text:s/>9 wrong guesses is the max.</text:p>
              </text:list-header>
            </text:list>
          </table:table-cell>
        </table:table-row>
        <table:table-row>
          <table:table-cell table:style-name="Tabell12.A2" office:value-type="string">
            <text:list xml:id="list39341523" text:continue-numbering="true" text:style-name="L5">
              <text:list-header>
                <text:p text:style-name="P78">Error handling</text:p>
              </text:list-header>
            </text:list>
          </table:table-cell>
          <table:table-cell table:style-name="Tabell12.B2" office:value-type="string">
            <text:list xml:id="list39334855" text:continue-numbering="true" text:style-name="L5">
              <text:list-header>
                <text:p text:style-name="P78">If the user enters something other than aA – zZ.</text:p>
              </text:list-header>
            </text:list>
          </table:table-cell>
        </table:table-row>
      </table:table>
      <table:table table:name="Tabell13" table:style-name="Tabell13">
        <table:table-column table:style-name="Tabell13.A"/>
        <table:table-column table:style-name="Tabell13.B"/>
        <table:table-row>
          <table:table-cell table:style-name="Tabell13.A1" office:value-type="string">
            <text:list xml:id="list39342166" text:continue-numbering="true" text:style-name="L5">
              <text:list-header>
                <text:p text:style-name="P78">Make the "read from the web" class reusable.</text:p>
              </text:list-header>
            </text:list>
          </table:table-cell>
          <table:table-cell table:style-name="Tabell13.B1" office:value-type="string">
            <text:list xml:id="list39341845" text:continue-numbering="true" text:style-name="L5">
              <text:list-header>
                <text:p text:style-name="P78">I want to be able to reuse the class reading from the web in other projects</text:p>
              </text:list-header>
            </text:list>
          </table:table-cell>
        </table:table-row>
        <table:table-row>
          <table:table-cell table:style-name="Tabell13.A2" office:value-type="string">
            <text:list xml:id="list39343749" text:continue-numbering="true" text:style-name="L5">
              <text:list-header>
                <text:p text:style-name="P76">Non functional requirments, <text:s/>Feature</text:p>
              </text:list-header>
            </text:list>
          </table:table-cell>
          <table:table-cell table:style-name="Tabell13.B2" office:value-type="string">
            <text:list xml:id="list39350876" text:continue-numbering="true" text:style-name="L5">
              <text:list-header>
                <text:p text:style-name="P76">Non functional requirments, <text:s/>Rational</text:p>
              </text:list-header>
            </text:list>
          </table:table-cell>
        </table:table-row>
      </table:table>
      <table:table table:name="Tabell14" table:style-name="Tabell14">
        <table:table-column table:style-name="Tabell14.A"/>
        <table:table-column table:style-name="Tabell14.B"/>
        <table:table-row>
          <table:table-cell table:style-name="Tabell14.A1" office:value-type="string">
            <text:list xml:id="list39325906" text:continue-numbering="true" text:style-name="L5">
              <text:list-header>
                <text:p text:style-name="P78">Speed, Performance</text:p>
              </text:list-header>
            </text:list>
            <text:p text:style-name="P7"/>
          </table:table-cell>
          <table:table-cell table:style-name="Tabell14.B1" office:value-type="string">
            <text:list xml:id="list39355953" text:continue-numbering="true" text:style-name="L5">
              <text:list-header>
                <text:p text:style-name="P78">The user shall not have to wait <text:s/>for more than <text:s/>10 seconds for the game to load or fetch the words from the web.</text:p>
              </text:list-header>
            </text:list>
          </table:table-cell>
        </table:table-row>
        <table:table-row table:style-name="Tabell14.2">
          <table:table-cell table:style-name="Tabell14.A2" office:value-type="string">
            <text:list xml:id="list39354302" text:continue-numbering="true" text:style-name="L5">
              <text:list-header>
                <text:p text:style-name="P78">Operational</text:p>
              </text:list-header>
            </text:list>
          </table:table-cell>
          <table:table-cell table:style-name="Tabell14.B2" office:value-type="string">
            <text:list xml:id="list39346764" text:continue-numbering="true" text:style-name="L5">
              <text:list-header>
                <text:p text:style-name="P78">Any Java EDI is needed to run the system</text:p>
              </text:list-header>
            </text:list>
          </table:table-cell>
        </table:table-row>
      </table:table>
      <table:table table:name="Tabell15" table:style-name="Tabell15">
        <table:table-column table:style-name="Tabell15.A"/>
        <table:table-column table:style-name="Tabell15.B"/>
        <table:table-row>
          <table:table-cell table:style-name="Tabell15.A1" office:value-type="string">
            <text:list xml:id="list39352437" text:continue-numbering="true" text:style-name="L5">
              <text:list-header>
                <text:p text:style-name="P78">Modifiability</text:p>
              </text:list-header>
            </text:list>
          </table:table-cell>
          <table:table-cell table:style-name="Tabell15.B1" office:value-type="string">
            <text:list xml:id="list39336494" text:continue-numbering="true" text:style-name="L5">
              <text:list-header>
                <text:p text:style-name="P78">The system shall be devided into minium 3 classes to make modifying easy. One class reading from the web, one or more classes with game logic and one class containing main.</text:p>
              </text:list-header>
            </text:list>
          </table:table-cell>
        </table:table-row>
        <table:table-row>
          <table:table-cell table:style-name="Tabell15.A2" office:value-type="string">
            <text:list xml:id="list39350099" text:continue-numbering="true" text:style-name="L5">
              <text:list-header>
                <text:p text:style-name="P78">Security</text:p>
              </text:list-header>
            </text:list>
          </table:table-cell>
          <table:table-cell table:style-name="Tabell15.B2" office:value-type="string">
            <text:list xml:id="list39357474" text:continue-numbering="true" text:style-name="L5">
              <text:list-header>
                <text:p text:style-name="P78">The system will be designed to not have any sensitive information.</text:p>
              </text:list-header>
            </text:list>
          </table:table-cell>
        </table:table-row>
      </table:table>
      <table:table table:name="Tabell16" table:style-name="Tabell16">
        <table:table-column table:style-name="Tabell16.A"/>
        <table:table-column table:style-name="Tabell16.B"/>
        <table:table-row>
          <table:table-cell table:style-name="Tabell16.A1" office:value-type="string">
            <text:list xml:id="list39337840" text:continue-numbering="true" text:style-name="L5">
              <text:list-header>
                <text:p text:style-name="P78">Usability</text:p>
              </text:list-header>
            </text:list>
          </table:table-cell>
          <table:table-cell table:style-name="Tabell16.B1" office:value-type="string">
            <text:list xml:id="list39357705" text:continue-numbering="true" text:style-name="L5">
              <text:list-header>
                <text:p text:style-name="P78">Anyone with basic Java knowledge shall be able to run the system.</text:p>
              </text:list-header>
            </text:list>
          </table:table-cell>
        </table:table-row>
        <table:table-row>
          <table:table-cell table:style-name="Tabell16.A2" office:value-type="string">
            <text:list xml:id="list39329698" text:continue-numbering="true" text:style-name="L5">
              <text:list-header>
                <text:p text:style-name="P78">Platform</text:p>
              </text:list-header>
            </text:list>
          </table:table-cell>
          <table:table-cell table:style-name="Tabell16.B2" office:value-type="string">
            <text:list xml:id="list39329752" text:continue-numbering="true" text:style-name="L5">
              <text:list-header>
                <text:p text:style-name="P78">Any system that can run a Java IDE or a working modern browser shall be able to run the system localy or at a online IDE</text:p>
              </text:list-header>
            </text:list>
          </table:table-cell>
        </table:table-row>
        <table:table-row>
          <table:table-cell table:style-name="Tabell16.A2" office:value-type="string">
            <text:list xml:id="list39336099" text:continue-numbering="true" text:style-name="L5">
              <text:list-header>
                <text:p text:style-name="P78">Time</text:p>
              </text:list-header>
            </text:list>
          </table:table-cell>
          <table:table-cell table:style-name="Tabell16.B2" office:value-type="string">
            <text:list xml:id="list39329199" text:continue-numbering="true" text:style-name="L5">
              <text:list-header>
                <text:p text:style-name="P78">The system will have to be done in 9 weeks when the course deadline is up. </text:p>
              </text:list-header>
            </text:list>
          </table:table-cell>
        </table:table-row>
        <table:table-row>
          <table:table-cell table:style-name="Tabell16.A2" office:value-type="string">
            <text:p text:style-name="P7"><text:s text:c="11"/>Get name and score of best game</text:p>
          </table:table-cell>
          <table:table-cell table:style-name="Tabell16.B2" office:value-type="string">
            <text:list xml:id="list39333169" text:continue-numbering="true" text:style-name="L5">
              <text:list-header>
                <text:p text:style-name="P78">The user should be able to retrive the name and the score of the best game</text:p>
              </text:list-header>
            </text:list>
          </table:table-cell>
        </table:table-row>
      </table:table>
      <text:list xml:id="list39328748" text:continue-numbering="true" text:style-name="L5">
        <text:list-item>
          <text:list>
            <text:list-item>
              <text:list>
                <text:list-header>
                  <text:p text:style-name="P17"/>
                </text:list-header>
              </text:list>
            </text:list-item>
            <text:list-item>
              <text:p text:style-name="P17">User requirements</text:p>
            </text:list-item>
          </text:list>
        </text:list-item>
      </text:list>
      <table:table table:name="Tabell26" table:style-name="Tabell26">
        <table:table-column table:style-name="Tabell26.A"/>
        <table:table-column table:style-name="Tabell26.B"/>
        <table:table-row>
          <table:table-cell table:style-name="Tabell26.A1" office:value-type="string">
            <text:list xml:id="list39332963" text:continue-numbering="true" text:style-name="L5">
              <text:list-header>
                <text:p text:style-name="P78">User requirement</text:p>
              </text:list-header>
            </text:list>
          </table:table-cell>
          <table:table-cell table:style-name="Tabell26.B1" office:value-type="string">
            <text:list xml:id="list39356340" text:continue-numbering="true" text:style-name="L5">
              <text:list-header>
                <text:p text:style-name="P78">Supporting feature</text:p>
              </text:list-header>
            </text:list>
          </table:table-cell>
        </table:table-row>
        <text:soft-page-break/>
        <table:table-row>
          <table:table-cell table:style-name="Tabell26.A2" office:value-type="string">
            <text:list xml:id="list39331730" text:continue-numbering="true" text:style-name="L5">
              <text:list-header>
                <text:p text:style-name="P78">The user will need to have a basic knowledge of eclipse or other Java EDI and the language of Java in order run the application </text:p>
              </text:list-header>
            </text:list>
          </table:table-cell>
          <table:table-cell table:style-name="Tabell26.B2" office:value-type="string">
            <text:list xml:id="list39348920" text:continue-numbering="true" text:style-name="L5">
              <text:list-header>
                <text:p text:style-name="P78">There is no supporting feature from the development team to teach the user Java</text:p>
              </text:list-header>
            </text:list>
          </table:table-cell>
        </table:table-row>
      </table:table>
      <text:list xml:id="list39342204" text:continue-numbering="true" text:style-name="L5">
        <text:list-item>
          <text:list>
            <text:list-header>
              <text:p text:style-name="P29"><text:line-break/></text:p>
              <text:p text:style-name="P29">4.10 Over all schedual</text:p>
              <text:p text:style-name="P29">Week<text:tab/><text:tab/><text:tab/>Activity<text:tab/><text:tab/><text:tab/><text:tab/>Dead line</text:p>
            </text:list-header>
          </text:list>
        </text:list-item>
      </text:list>
      <table:table table:name="Tabell4" table:style-name="Tabell4">
        <table:table-column table:style-name="Tabell4.A"/>
        <table:table-column table:style-name="Tabell4.B"/>
        <table:table-column table:style-name="Tabell4.C"/>
        <table:table-row>
          <table:table-cell table:style-name="Tabell4.A1" office:value-type="string">
            <text:p text:style-name="P7">5 and 6</text:p>
          </table:table-cell>
          <table:table-cell table:style-name="Tabell4.A1" office:value-type="string">
            <text:p text:style-name="P7">Create and hand in the first version of the project plan and skelleton code with as much information as possible during the first increment.</text:p>
          </table:table-cell>
          <table:table-cell table:style-name="Tabell4.C1" office:value-type="string">
            <text:p text:style-name="P7">To hand in the first iteration.<text:line-break/>First try: 2019/02/08, 23:55</text:p>
            <text:p text:style-name="P7">Second try:2019/04/19, 23:55</text:p>
            <text:p text:style-name="P7">Third try: 2019-08-23, 23:55</text:p>
          </table:table-cell>
        </table:table-row>
        <table:table-row>
          <table:table-cell table:style-name="Tabell4.A2" office:value-type="float" office:value="7">
            <text:p text:style-name="P7">7</text:p>
          </table:table-cell>
          <table:table-cell table:style-name="Tabell4.B2" office:value-type="string">
            <text:p text:style-name="P7">Learn UML and implement it in the project plan where it is applicable</text:p>
          </table:table-cell>
          <table:table-cell table:style-name="Tabell4.C2" office:value-type="string">
            <text:p text:style-name="P7">To hand in the second iteration.<text:line-break/>First try: 2019/02/22, 15:99<text:line-break/>TBA</text:p>
          </table:table-cell>
        </table:table-row>
        <table:table-row>
          <table:table-cell table:style-name="Tabell4.A2" office:value-type="float" office:value="7">
            <text:p text:style-name="P7">7</text:p>
          </table:table-cell>
          <table:table-cell table:style-name="Tabell4.B2" office:value-type="string">
            <text:p text:style-name="P7">Develop class to read words from the web</text:p>
          </table:table-cell>
          <table:table-cell table:style-name="Tabell4.C2" office:value-type="string">
            <text:p text:style-name="P7">To hand in the second iteration.<text:line-break/>First try: 2019/02/22, 15:99<text:line-break/>TBA</text:p>
          </table:table-cell>
        </table:table-row>
        <table:table-row>
          <table:table-cell table:style-name="Tabell4.A2" office:value-type="float" office:value="7">
            <text:p text:style-name="P7">7</text:p>
          </table:table-cell>
          <table:table-cell table:style-name="Tabell4.B2" office:value-type="string">
            <text:p text:style-name="P7">Design the game with minimal features. </text:p>
          </table:table-cell>
          <table:table-cell table:style-name="Tabell4.C2" office:value-type="string">
            <text:p text:style-name="P7">To hand in the second iteration.<text:line-break/>First try: 2019/02/22, 15:99<text:line-break/>TBA</text:p>
          </table:table-cell>
        </table:table-row>
        <table:table-row>
          <table:table-cell table:style-name="Tabell4.A2" office:value-type="float" office:value="9">
            <text:p text:style-name="P7">9</text:p>
          </table:table-cell>
          <table:table-cell table:style-name="Tabell4.B2" office:value-type="string">
            <text:p text:style-name="P7">develop testplan</text:p>
          </table:table-cell>
          <table:table-cell table:style-name="Tabell4.C2" office:value-type="string">
            <text:p text:style-name="P7">To hand in the third iteration.</text:p>
            <text:p text:style-name="P7">First try: 2019/03/08, 23:53</text:p>
            <text:p text:style-name="P7">TBA</text:p>
          </table:table-cell>
        </table:table-row>
        <table:table-row>
          <table:table-cell table:style-name="Tabell4.A2" office:value-type="float" office:value="10">
            <text:p text:style-name="P7">10</text:p>
          </table:table-cell>
          <table:table-cell table:style-name="Tabell4.B2" office:value-type="string">
            <text:p text:style-name="P7">Start testing the system.</text:p>
          </table:table-cell>
          <table:table-cell table:style-name="Tabell4.C2" office:value-type="string">
            <text:p text:style-name="P7">To hand in the third iteration.</text:p>
            <text:p text:style-name="P7">First try: 2019/03/08, 23:53</text:p>
            <text:p text:style-name="P7">TBA</text:p>
          </table:table-cell>
        </table:table-row>
        <table:table-row>
          <table:table-cell table:style-name="Tabell4.A2" office:value-type="float" office:value="12">
            <text:p text:style-name="P7">12</text:p>
          </table:table-cell>
          <table:table-cell table:style-name="Tabell4.B2" office:value-type="string">
            <text:p text:style-name="P7">Add highscore, <text:s/>and nickname</text:p>
          </table:table-cell>
          <table:table-cell table:style-name="Tabell4.C2" office:value-type="string">
            <text:p text:style-name="P7">To hand in the forth iteration.<text:line-break/>First try: 2019/03/22, 00:00<text:line-break/>Second try: 2019/04/19, 00:00</text:p>
            <text:p text:style-name="P7">Third try: 2019/08/23, 00:00</text:p>
          </table:table-cell>
        </table:table-row>
        <table:table-row>
          <table:table-cell table:style-name="Tabell4.A2" office:value-type="float" office:value="12">
            <text:p text:style-name="P7">12</text:p>
          </table:table-cell>
          <table:table-cell table:style-name="Tabell4.B2" office:value-type="string">
            <text:p text:style-name="P7">Add highscore and nickname to testplan</text:p>
          </table:table-cell>
          <table:table-cell table:style-name="Tabell4.C2" office:value-type="string">
            <text:p text:style-name="P7">To hand in the forth iteration.<text:line-break/>First try: 2019/03/22, 00:00<text:line-break/>Second try: 2019/04/19, 00:00</text:p>
            <text:p text:style-name="P7">Third try: 2019/08/23, 00:00</text:p>
          </table:table-cell>
        </table:table-row>
        <table:table-row>
          <table:table-cell table:style-name="Tabell4.A2" office:value-type="float" office:value="12">
            <text:p text:style-name="P7">12</text:p>
          </table:table-cell>
          <table:table-cell table:style-name="Tabell4.B2" office:value-type="string">
            <text:p text:style-name="P7">Create tests for highscore and untested methods</text:p>
          </table:table-cell>
          <table:table-cell table:style-name="Tabell4.C2" office:value-type="string">
            <text:p text:style-name="P7">To hand in the forth iteration.<text:line-break/>First try: 2019/03/22, 00:00<text:line-break/>Second try: 2019/04/19, 00:00</text:p>
            <text:p text:style-name="P7">Third try: 2019/08/23, 00:00</text:p>
          </table:table-cell>
        </table:table-row>
        <table:table-row>
          <table:table-cell table:style-name="Tabell4.A2" office:value-type="float" office:value="12">
            <text:p text:style-name="P7">12</text:p>
          </table:table-cell>
          <table:table-cell table:style-name="Tabell4.B2" office:value-type="string">
            <text:p text:style-name="P7">Finish the project</text:p>
          </table:table-cell>
          <table:table-cell table:style-name="Tabell4.C2" office:value-type="string">
            <text:p text:style-name="P7">To hand in the forth iteration.<text:line-break/>First try: 2019/03/22, 00:00<text:line-break/>Second try: 2019/04/19, 00:00</text:p>
            <text:p text:style-name="P7">Third try: 2019/08/23, 00:00</text:p>
          </table:table-cell>
        </table:table-row>
        <text:soft-page-break/>
        <table:table-row>
          <table:table-cell table:style-name="Tabell4.A2" office:value-type="float" office:value="12">
            <text:p text:style-name="P7">12</text:p>
          </table:table-cell>
          <table:table-cell table:style-name="Tabell4.B2" office:value-type="string">
            <text:p text:style-name="P7">Finilize and present the Git-repo</text:p>
          </table:table-cell>
          <table:table-cell table:style-name="Tabell4.C2" office:value-type="string">
            <text:p text:style-name="P7">To hand in the forth iteration.<text:line-break/>First try: 2019/03/22, 00:00<text:line-break/>Second try: 2019/04/19, 00:00</text:p>
            <text:p text:style-name="P7">Third try: 2019/08/23, 00:00</text:p>
          </table:table-cell>
        </table:table-row>
        <table:table-row>
          <table:table-cell table:style-name="Tabell4.A2" office:value-type="float" office:value="12">
            <text:p text:style-name="P7">12</text:p>
          </table:table-cell>
          <table:table-cell table:style-name="Tabell4.B2" office:value-type="string">
            <text:p text:style-name="P7">Hand in the project</text:p>
          </table:table-cell>
          <table:table-cell table:style-name="Tabell4.C2" office:value-type="string">
            <text:p text:style-name="P7">To hand in the forth iteration.<text:line-break/>First try: 2019/03/22, 00:00<text:line-break/>Second try: 2019/04/19, 00:00</text:p>
            <text:p text:style-name="P7">Third try: 2019/08/23, 00:00</text:p>
          </table:table-cell>
        </table:table-row>
      </table:table>
      <text:list xml:id="list39357256" text:continue-numbering="true" text:style-name="L5">
        <text:list-item>
          <text:list>
            <text:list-header>
              <text:p text:style-name="P29"><text:line-break/><text:line-break/><text:line-break/>4.11 Reflections</text:p>
              <text:p text:style-name="P29"/>
              <text:p text:style-name="P26">Every little choice i make constrains and narrows the scope of the project in a intresting way. I did not think about this to much beforehand but it has become an obvious biproduct of any choice made inside a software project, or any project for that matter. This project is heavily constrained by the nature of the instructions and the narrow timeframe given. I realized while writing the assumptions part of the document that I had made some pretty bold assumptions in my vision without any real knowledge of how to scrape websites for information. If this project in any way was on comission this would have been quite irresponsible without proper testing or knowledge about web scraping.</text:p>
              <text:p text:style-name="P29"><text:line-break/><text:line-break/></text:p>
            </text:list-header>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text:soft-page-break/>5 Iterations</text:p>
      <text:p text:style-name="P4"/>
      <text:p text:style-name="P4">5.1 Iteration 1:</text:p>
      <table:table table:name="Tabell17" table:style-name="Tabell17">
        <table:table-column table:style-name="Tabell17.A" table:number-columns-repeated="3"/>
        <table:table-column table:style-name="Tabell17.D"/>
        <table:table-row>
          <table:table-cell table:style-name="Tabell17.A1" office:value-type="string">
            <text:p text:style-name="P8">When:</text:p>
          </table:table-cell>
          <table:table-cell table:style-name="Tabell17.A1" office:value-type="string">
            <text:p text:style-name="P8">To do:</text:p>
          </table:table-cell>
          <table:table-cell table:style-name="Tabell17.A1" office:value-type="string">
            <text:p text:style-name="P8">Time Estimates:</text:p>
          </table:table-cell>
          <table:table-cell table:style-name="Tabell17.D1" office:value-type="string">
            <text:p text:style-name="P8">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5">8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5">1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9">15 minutes</text:p>
          </table:table-cell>
          <table:table-cell table:style-name="Tabell17.D2" office:value-type="string">
            <text:p text:style-name="P5">Eclipse,Oracle website, Internet connection, lectures, book Sommerville (2015)</text:p>
          </table:table-cell>
        </table:table-row>
      </table:table>
      <text:p text:style-name="P4"/>
      <text:p text:style-name="P4">5.2 Iteration 2:</text:p>
      <text:p text:style-name="P4"/>
      <table:table table:name="Tabell18" table:style-name="Tabell18">
        <table:table-column table:style-name="Tabell18.A" table:number-columns-repeated="3"/>
        <table:table-column table:style-name="Tabell18.D"/>
        <table:table-row>
          <table:table-cell table:style-name="Tabell18.A1" office:value-type="string">
            <text:p text:style-name="P8">When:</text:p>
          </table:table-cell>
          <table:table-cell table:style-name="Tabell18.A1" office:value-type="string">
            <text:p text:style-name="P8">To do:</text:p>
          </table:table-cell>
          <table:table-cell table:style-name="Tabell18.A1" office:value-type="string">
            <text:p text:style-name="P8">Time Estimates:</text:p>
          </table:table-cell>
          <table:table-cell table:style-name="Tabell18.D1" office:value-type="string">
            <text:p text:style-name="P8">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7">10 Hours</text:p>
            <text:p text:style-name="P7"/>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ext:p text:style-name="P4"/>
            <text:p text:style-name="P4">(MOVED TO ITERATION 3)</text:p>
          </table:table-cell>
          <table:table-cell table:style-name="Tabell18.A2" office:value-type="string">
            <text:p text:style-name="P4">Develop test plan</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
      <table:table table:name="Tabell19" table:style-name="Tabell19">
        <table:table-column table:style-name="Tabell19.A" table:number-columns-repeated="3"/>
        <table:table-column table:style-name="Tabell19.D"/>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7">5 Hours</text:p>
          </table:table-cell>
          <table:table-cell table:style-name="Tabell19.D1" office:value-type="string">
            <text:p text:style-name="P5">Eclipse,Oracle website, Internet connection, lectures, book Sommerville (2015)</text:p>
          </table:table-cell>
        </table:table-row>
        <table:table-row table:style-name="Tabell19.2">
          <table:table-cell table:style-name="Tabell19.A2" office:value-type="string">
            <text:p text:style-name="P4">Week 7</text:p>
          </table:table-cell>
          <table:table-cell table:style-name="Tabell19.A2" office:value-type="string">
            <text:p text:style-name="P4">Make game work whit minimum features.</text:p>
          </table:table-cell>
          <table:table-cell table:style-name="Tabell19.A2" office:value-type="string">
            <text:p text:style-name="P7">10 Hours</text:p>
          </table:table-cell>
          <table:table-cell table:style-name="Tabell19.D2" office:value-type="string">
            <text:p text:style-name="P5">Eclipse,Oracle website, Internet connection, lectures, book Sommerville (2015)</text:p>
          </table:table-cell>
        </table:table-row>
      </table:table>
      <text:p text:style-name="P4"/>
      <text:p text:style-name="P4"/>
      <text:p text:style-name="P4"/>
      <text:p text:style-name="P4">5.3 Iteration 3:</text:p>
      <table:table table:name="Tabell20" table:style-name="Tabell20">
        <table:table-column table:style-name="Tabell20.A" table:number-columns-repeated="3"/>
        <table:table-column table:style-name="Tabell20.D"/>
        <text:soft-page-break/>
        <table:table-row>
          <table:table-cell table:style-name="Tabell20.A1" office:value-type="string">
            <text:p text:style-name="P8">When:</text:p>
          </table:table-cell>
          <table:table-cell table:style-name="Tabell20.A1" office:value-type="string">
            <text:p text:style-name="P8">To do:</text:p>
          </table:table-cell>
          <table:table-cell table:style-name="Tabell20.A1" office:value-type="string">
            <text:p text:style-name="P8">Time Estimates:</text:p>
          </table:table-cell>
          <table:table-cell table:style-name="Tabell20.D1" office:value-type="string">
            <text:p text:style-name="P8">Recources:</text:p>
          </table:table-cell>
        </table:table-row>
        <table:table-row>
          <table:table-cell table:style-name="Tabell20.A2" office:value-type="string">
            <text:p text:style-name="P4">week 9-10</text:p>
          </table:table-cell>
          <table:table-cell table:style-name="Tabell20.A2" office:value-type="string">
            <text:p text:style-name="P4">Add to project plan what is discovered to be missing from Iteration 2(have not got answer from teacher in time, moved until response is given)</text:p>
          </table:table-cell>
          <table:table-cell table:style-name="Tabell20.A2" office:value-type="string">
            <text:p text:style-name="P7">3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user ID class whit minimum features.</text:p>
            <text:p text:style-name="P4">(Class merged with highscoreclass in iteration 4)</text:p>
          </table:table-cell>
          <table:table-cell table:style-name="Tabell20.A2" office:value-type="string">
            <text:p text:style-name="P5">2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highscore class <text:s/>whit minimum features. </text:p>
          </table:table-cell>
          <table:table-cell table:style-name="Tabell20.A2" office:value-type="string">
            <text:p text:style-name="P5">10 Hours</text:p>
          </table:table-cell>
          <table:table-cell table:style-name="Tabell20.D2" office:value-type="string">
            <text:p text:style-name="P5">Eclipse,Oracle website, Internet connection, lectures, book Sommerville (2015)</text:p>
          </table:table-cell>
        </table:table-row>
      </table:table>
      <table:table table:name="Tabell21" table:style-name="Tabell21">
        <table:table-column table:style-name="Tabell21.A" table:number-columns-repeated="3"/>
        <table:table-column table:style-name="Tabell21.D"/>
        <table:table-row>
          <table:table-cell table:style-name="Tabell21.A1" office:value-type="string">
            <text:p text:style-name="P4">Week 9-10</text:p>
          </table:table-cell>
          <table:table-cell table:style-name="Tabell21.A1" office:value-type="string">
            <text:p text:style-name="P4">Develop test plan</text:p>
          </table:table-cell>
          <table:table-cell table:style-name="Tabell21.A1" office:value-type="string">
            <text:p text:style-name="P7">5 Hours</text:p>
          </table:table-cell>
          <table:table-cell table:style-name="Tabell21.D1" office:value-type="string">
            <text:p text:style-name="P5">Eclipse,Oracle website, Internet connection, lectures, book Sommerville (2015)</text:p>
          </table:table-cell>
        </table:table-row>
        <table:table-row>
          <table:table-cell table:style-name="Tabell21.A2" office:value-type="string">
            <text:p text:style-name="P8">Week 10</text:p>
          </table:table-cell>
          <table:table-cell table:style-name="Tabell21.A2" office:value-type="string">
            <text:p text:style-name="P4">Hand in testplan</text:p>
          </table:table-cell>
          <table:table-cell table:style-name="Tabell21.A2" office:value-type="string">
            <text:p text:style-name="P7">5 minutes</text:p>
          </table:table-cell>
          <table:table-cell table:style-name="Tabell21.D2" office:value-type="string">
            <text:p text:style-name="P5">Internet connection</text:p>
          </table:table-cell>
        </table:table-row>
      </table:table>
      <text:p text:style-name="P4"/>
      <text:p text:style-name="P4"/>
      <text:p text:style-name="P4">5.4 Iteration 4:<text:line-break/></text:p>
      <table:table table:name="Tabell9" table:style-name="Tabell9">
        <table:table-column table:style-name="Tabell9.A" table:number-columns-repeated="3"/>
        <table:table-column table:style-name="Tabell9.D"/>
        <table:table-row>
          <table:table-cell table:style-name="Tabell9.A1" office:value-type="string">
            <text:p text:style-name="P8">When:</text:p>
          </table:table-cell>
          <table:table-cell table:style-name="Tabell9.A1" office:value-type="string">
            <text:p text:style-name="P8">To do:</text:p>
          </table:table-cell>
          <table:table-cell table:style-name="Tabell9.A1" office:value-type="string">
            <text:p text:style-name="P8">Time Estimates:</text:p>
          </table:table-cell>
          <table:table-cell table:style-name="Tabell9.D1" office:value-type="string">
            <text:p text:style-name="P8">Recources:</text:p>
          </table:table-cell>
        </table:table-row>
      </table:table>
      <table:table table:name="Tabell23" table:style-name="Tabell23">
        <table:table-column table:style-name="Tabell23.A" table:number-columns-repeated="2"/>
        <table:table-column table:style-name="Tabell23.C"/>
        <table:table-column table:style-name="Tabell23.D"/>
        <table:table-row>
          <table:table-cell table:style-name="Tabell23.A1" office:value-type="string">
            <text:p text:style-name="P4">19/03/10</text:p>
          </table:table-cell>
          <table:table-cell table:style-name="Tabell23.A1" office:value-type="string">
            <text:p text:style-name="P4">Update project plan with new highscore class to include nickname</text:p>
          </table:table-cell>
          <table:table-cell table:style-name="Tabell23.A1" office:value-type="string">
            <text:p text:style-name="P7">2 hours</text:p>
          </table:table-cell>
          <table:table-cell table:style-name="Tabell23.D1" office:value-type="string">
            <text:p text:style-name="P5">Eclipse,Oracle website, Internet connection, lectures, book Sommerville (2015)</text:p>
          </table:table-cell>
        </table:table-row>
        <table:table-row>
          <table:table-cell table:style-name="Tabell23.A2" office:value-type="string">
            <text:p text:style-name="P4">19/03/11</text:p>
          </table:table-cell>
          <table:table-cell table:style-name="Tabell23.A2" office:value-type="string">
            <text:p text:style-name="P4">Update test plan with addhighscore test, getHighScore test and <text:s/>checkNickname test.</text:p>
          </table:table-cell>
          <table:table-cell table:style-name="Tabell23.A2" office:value-type="string">
            <text:p text:style-name="P7">2 Hours</text:p>
          </table:table-cell>
          <table:table-cell table:style-name="Tabell23.D2" office:value-type="string">
            <text:p text:style-name="P5">Eclipse,Oracle website, Internet connection, lectures, book Sommerville (2015)</text:p>
          </table:table-cell>
        </table:table-row>
        <table:table-row>
          <table:table-cell table:style-name="Tabell23.A2" office:value-type="string">
            <text:p text:style-name="P4">19/03/12</text:p>
          </table:table-cell>
          <table:table-cell table:style-name="Tabell23.A2" office:value-type="string">
            <text:p text:style-name="P4">Update Class diagram, use case diagram and statemachine with highscore and nickname.</text:p>
          </table:table-cell>
          <table:table-cell table:style-name="Tabell23.A2" office:value-type="string">
            <text:p text:style-name="P7">2 hours</text:p>
          </table:table-cell>
          <table:table-cell table:style-name="Tabell23.D2" office:value-type="string">
            <text:p text:style-name="P5">Eclipse,Oracle website, Internet connection, lectures, book Sommerville (2015)</text:p>
          </table:table-cell>
        </table:table-row>
        <table:table-row>
          <table:table-cell table:style-name="Tabell23.A2" office:value-type="string">
            <text:p text:style-name="P4">19/03/12</text:p>
          </table:table-cell>
          <table:table-cell table:style-name="Tabell23.A2" office:value-type="string">
            <text:p text:style-name="P4">implement new highscore class with nickname</text:p>
            <text:p text:style-name="P4"><text:soft-page-break/></text:p>
          </table:table-cell>
          <table:table-cell table:style-name="Tabell23.A2" office:value-type="string">
            <text:p text:style-name="P7">2 Hours</text:p>
          </table:table-cell>
          <table:table-cell table:style-name="Tabell23.D2" office:value-type="string">
            <text:p text:style-name="P5">Eclipse,Oracle website, Internet connection, lectures, book <text:soft-page-break/>Sommerville (2015)</text:p>
          </table:table-cell>
        </table:table-row>
        <table:table-row>
          <table:table-cell table:style-name="Tabell23.A2" office:value-type="string">
            <text:p text:style-name="P4">19/03/12</text:p>
          </table:table-cell>
          <table:table-cell table:style-name="Tabell23.A2" office:value-type="string">
            <text:p text:style-name="P4">Write tests for Highscore and nickname</text:p>
          </table:table-cell>
          <table:table-cell table:style-name="Tabell23.A2" office:value-type="string">
            <text:p text:style-name="P7">2 hours</text:p>
          </table:table-cell>
          <table:table-cell table:style-name="Tabell23.D2" office:value-type="string">
            <text:p text:style-name="P5">Eclipse,Oracle website, Internet connection, lectures, book Sommerville (2015)</text:p>
          </table:table-cell>
        </table:table-row>
        <table:table-row>
          <table:table-cell table:style-name="Tabell23.A2" office:value-type="string">
            <text:p text:style-name="P4">19/03/12</text:p>
          </table:table-cell>
          <table:table-cell table:style-name="Tabell23.A2" office:value-type="string">
            <text:p text:style-name="P4">Update testplan with code and coverage for highscore/nickname</text:p>
          </table:table-cell>
          <table:table-cell table:style-name="Tabell23.A2" office:value-type="string">
            <text:p text:style-name="P7">1 hours</text:p>
          </table:table-cell>
          <table:table-cell table:style-name="Tabell23.D2" office:value-type="string">
            <text:p text:style-name="P5">Eclipse,Oracle website, Internet connection, lectures, book Sommerville (2015)</text:p>
          </table:table-cell>
        </table:table-row>
        <table:table-row>
          <table:table-cell table:style-name="Tabell23.A2" office:value-type="string">
            <text:p text:style-name="P4">19/03/13</text:p>
          </table:table-cell>
          <table:table-cell table:style-name="Tabell23.A2" office:value-type="string">
            <text:p text:style-name="P4">Update project plan according to feedback from iteration 1 </text:p>
          </table:table-cell>
          <table:table-cell table:style-name="Tabell23.A2" office:value-type="string">
            <text:p text:style-name="P7">4 hours</text:p>
          </table:table-cell>
          <table:table-cell table:style-name="Tabell23.D2" office:value-type="string">
            <text:p text:style-name="P5">Eclipse,Oracle website, Internet connection, lectures, book Sommerville (2015)</text:p>
          </table:table-cell>
        </table:table-row>
        <table:table-row>
          <table:table-cell table:style-name="Tabell23.A2" office:value-type="string">
            <text:p text:style-name="P4">19/03/19</text:p>
          </table:table-cell>
          <table:table-cell table:style-name="Tabell23.A2" office:value-type="string">
            <text:p text:style-name="P4">Proof read the document, instructions and slack and see if anything is missing</text:p>
          </table:table-cell>
          <table:table-cell table:style-name="Tabell23.A2" office:value-type="string">
            <text:p text:style-name="P7">5 Hours</text:p>
          </table:table-cell>
          <table:table-cell table:style-name="Tabell23.D2" office:value-type="string">
            <text:p text:style-name="P5">Eclipse,Oracle website, Internet connection, lectures, book Sommerville (2015)</text:p>
          </table:table-cell>
        </table:table-row>
        <table:table-row>
          <table:table-cell table:style-name="Tabell23.A2" office:value-type="string">
            <text:p text:style-name="P4">19/03/21</text:p>
          </table:table-cell>
          <table:table-cell table:style-name="Tabell23.A2" office:value-type="string">
            <text:p text:style-name="P4">Finialize the project.</text:p>
            <text:p text:style-name="P4">Save as PDF, hand in.</text:p>
          </table:table-cell>
          <table:table-cell table:style-name="Tabell23.A2" office:value-type="string">
            <text:p text:style-name="P7">12 Hours</text:p>
          </table:table-cell>
          <table:table-cell table:style-name="Tabell23.D2" office:value-type="string">
            <text:p text:style-name="P5">Eclipse,Oracle website, Internet connection, lectures, book Sommerville (2015)</text:p>
          </table:table-cell>
        </table:table-row>
        <table:table-row>
          <table:table-cell table:style-name="Tabell23.A2" office:value-type="string">
            <text:p text:style-name="P4">19/03/16 – 19/03/22</text:p>
          </table:table-cell>
          <table:table-cell table:style-name="Tabell23.A2" office:value-type="string">
            <text:p text:style-name="P4">Add what ever turns out to be missing from iteration 2 (When ever it gets returned from teachers)</text:p>
          </table:table-cell>
          <table:table-cell table:style-name="Tabell23.A2" office:value-type="string">
            <text:p text:style-name="P7">?? hours</text:p>
          </table:table-cell>
          <table:table-cell table:style-name="Tabell23.D2" office:value-type="string">
            <text:p text:style-name="P5">Eclipse,Oracle website, Internet connection, lectures, book Sommerville (2015)</text:p>
          </table:table-cell>
        </table:table-row>
      </table:table>
      <text:p text:style-name="P4"/>
      <text:p text:style-name="P3">Reflections Iteration 4:</text:p>
      <text:p text:style-name="P4">The last iteration changed alot since the first draft, I have made it way more fined grained according to comments from my first iteration. I don't have the exact dates saved from the previous iterations so instead och just making those dates up I leave them as is although I know they should also be more fine grained. As my final feature I choose to include nickname in the highscore class and rewrite and implement the class in a better way using hashmap. I choose to write automatic Junit tests for the highscore and nickname tests since they have simple and testable outputs and inputs it is easy to automate.<text:line-break/><text:line-break/>The process I followed to implement the last feautre is described in the iteration above. First I updated the project plan to include Highscore and nickname as the same class since this seemed like a better design decison, no real reason to separate these two things. I did not have to create any new UML but I added the highscore class to the state machine for play game since it is a part of the state at the end of a winning game, <text:s/>I also added it as a use case in the use case diagram and added the class to the class diagram.</text:p>
      <text:p text:style-name="P4"/>
      <text:p text:style-name="P4">Then I updated the testplan, implemented the class and the created the tests for the class and added printscreens of code and coverage to the testplan since they replaces older tests that no longer was in use.<text:line-break/><text:soft-page-break/>6 Risk Analysis</text:p>
      <text:p text:style-name="P4"/>
      <text:p text:style-name="P4"/>
      <text:p text:style-name="P4">6.1 Risk impact<text:tab/></text:p>
      <table:table table:name="Tabell8" table:style-name="Tabell8">
        <table:table-column table:style-name="Tabell8.A" table:number-columns-repeated="3"/>
        <table:table-column table:style-name="Tabell8.D"/>
        <table:table-row>
          <table:table-cell table:style-name="Tabell8.A1" office:value-type="string">
            <text:p text:style-name="P8">Area affected</text:p>
          </table:table-cell>
          <table:table-cell table:style-name="Tabell8.A1" office:value-type="string">
            <text:p text:style-name="P7">C</text:p>
          </table:table-cell>
          <table:table-cell table:style-name="Tabell8.A1" office:value-type="string">
            <text:p text:style-name="P7">B</text:p>
          </table:table-cell>
          <table:table-cell table:style-name="Tabell8.D1" office:value-type="string">
            <text:p text:style-name="P7">A</text:p>
          </table:table-cell>
        </table:table-row>
        <table:table-row>
          <table:table-cell table:style-name="Tabell8.A2" office:value-type="string">
            <text:p text:style-name="P7">Schedule</text:p>
          </table:table-cell>
          <table:table-cell table:style-name="Tabell8.A2" office:value-type="string">
            <text:p text:style-name="P7">Delay &gt; 0 days</text:p>
          </table:table-cell>
          <table:table-cell table:style-name="Tabell8.A2" office:value-type="string">
            <text:p text:style-name="P7">Delay &gt; 2 days</text:p>
          </table:table-cell>
          <table:table-cell table:style-name="Tabell8.D2" office:value-type="string">
            <text:p text:style-name="P7">Delay &gt; 5 days</text:p>
          </table:table-cell>
        </table:table-row>
        <table:table-row>
          <table:table-cell table:style-name="Tabell8.A2" office:value-type="string">
            <text:p text:style-name="P7">Scope</text:p>
          </table:table-cell>
          <table:table-cell table:style-name="Tabell8.A2" office:value-type="string">
            <text:p text:style-name="P7">Barley noticeable decreace in scope</text:p>
          </table:table-cell>
          <table:table-cell table:style-name="Tabell8.A2" office:value-type="string">
            <text:p text:style-name="P7">Minor areas of scope affected</text:p>
          </table:table-cell>
          <table:table-cell table:style-name="Tabell8.D2" office:value-type="string">
            <text:p text:style-name="P7">Major scope reduction.</text:p>
          </table:table-cell>
        </table:table-row>
        <table:table-row>
          <table:table-cell table:style-name="Tabell8.A2" office:value-type="string">
            <text:p text:style-name="P7">Quality</text:p>
          </table:table-cell>
          <table:table-cell table:style-name="Tabell8.A2" office:value-type="string">
            <text:p text:style-name="P7">Barley noticeable decreace in <text:s/>quality</text:p>
          </table:table-cell>
          <table:table-cell table:style-name="Tabell8.A2" office:value-type="string">
            <text:p text:style-name="P7">Quality reduction does affect not functionality for end user</text:p>
          </table:table-cell>
          <table:table-cell table:style-name="Tabell8.D2" office:value-type="string">
            <text:p text:style-name="P7">Quality reduction noticeable for end user</text:p>
          </table:table-cell>
        </table:table-row>
      </table:table>
      <text:p text:style-name="P4"><text:line-break/></text:p>
      <text:p text:style-name="P4"/>
      <text:p text:style-name="P4"/>
      <text:p text:style-name="P4"/>
      <text:p text:style-name="P4"/>
      <text:p text:style-name="P4"/>
      <text:p text:style-name="P4"/>
      <text:list xml:id="list3333868504137756595" text:style-name="L6">
        <text:list-item>
          <text:list>
            <text:list-item>
              <text:p text:style-name="P18">Probable risks</text:p>
            </text:list-item>
          </text:list>
        </text:list-item>
      </text:list>
      <text:p text:style-name="P4"/>
      <text:p text:style-name="P4"/>
      <text:p text:style-name="P4"/>
      <table:table table:name="Tabell28" table:style-name="Tabell28">
        <table:table-column table:style-name="Tabell28.A"/>
        <table:table-column table:style-name="Tabell28.B"/>
        <table:table-column table:style-name="Tabell28.C"/>
        <table:table-column table:style-name="Tabell28.D"/>
        <table:table-column table:style-name="Tabell28.E"/>
        <table:table-column table:style-name="Tabell28.F"/>
        <table:table-row>
          <table:table-cell table:style-name="Tabell28.A1" office:value-type="string">
            <text:p text:style-name="P7">Event</text:p>
          </table:table-cell>
          <table:table-cell table:style-name="Tabell28.A1" office:value-type="string">
            <text:p text:style-name="P7">Probability</text:p>
          </table:table-cell>
          <table:table-cell table:style-name="Tabell28.A1" office:value-type="string">
            <text:p text:style-name="P7">Impact rating</text:p>
          </table:table-cell>
          <table:table-cell table:style-name="Tabell28.A1" office:value-type="string">
            <text:p text:style-name="P7">Area affected</text:p>
          </table:table-cell>
          <table:table-cell table:style-name="Tabell28.A1" office:value-type="string">
            <text:p text:style-name="P7">Avoidance strategy</text:p>
          </table:table-cell>
          <table:table-cell table:style-name="Tabell28.F1" office:value-type="string">
            <text:p text:style-name="P7">Contingency plan</text:p>
          </table:table-cell>
        </table:table-row>
        <table:table-row>
          <table:table-cell table:style-name="Tabell28.A2" office:value-type="string">
            <text:p text:style-name="P4">I might have to work overtime during this course and this would put me behind schedual</text:p>
          </table:table-cell>
          <table:table-cell table:style-name="Tabell28.B2" office:value-type="percentage" office:value="0.5">
            <text:p text:style-name="P7">50.00%</text:p>
          </table:table-cell>
          <table:table-cell table:style-name="Tabell28.A2" office:value-type="string">
            <text:p text:style-name="P7">A</text:p>
          </table:table-cell>
          <table:table-cell table:style-name="Tabell28.A2" office:value-type="string">
            <text:p text:style-name="P7">Schedual:<text:line-break/>Heavy delays to be expected.</text:p>
            <text:p text:style-name="P7">Quality: Cutting corners to make project in less time.</text:p>
          </table:table-cell>
          <table:table-cell table:style-name="Tabell28.A2" office:value-type="string">
            <text:p text:style-name="P7">Tell boss that I rather not work</text:p>
          </table:table-cell>
          <table:table-cell table:style-name="Tabell28.F2" office:value-type="string">
            <text:p text:style-name="P7">Work on project during work hours.</text:p>
          </table:table-cell>
        </table:table-row>
        <table:table-row>
          <table:table-cell table:style-name="Tabell28.A2" office:value-type="string">
            <text:p text:style-name="P8">I might burnout</text:p>
          </table:table-cell>
          <table:table-cell table:style-name="Tabell28.B2" office:value-type="percentage" office:value="0.05">
            <text:p text:style-name="P7">5.00%</text:p>
          </table:table-cell>
          <table:table-cell table:style-name="Tabell28.A2" office:value-type="string">
            <text:p text:style-name="P7">A</text:p>
          </table:table-cell>
          <table:table-cell table:style-name="Tabell28.A2" office:value-type="string">
            <text:p text:style-name="P7">Schedule:<text:line-break/>Project might be put on hold.</text:p>
            <text:p text:style-name="P7">Scope:<text:line-break/>Scope might have to become MVP to get passing grade.</text:p>
            <text:p text:style-name="P7">Quality:</text:p>
            <text:p text:style-name="P7">Quality might also be reduced to MVP for passing grade</text:p>
          </table:table-cell>
          <table:table-cell table:style-name="Tabell28.A2" office:value-type="string">
            <text:p text:style-name="P7">Start work on time. Don´t procrastinate and get lots of sleep</text:p>
          </table:table-cell>
          <table:table-cell table:style-name="Tabell28.F2" office:value-type="string">
            <text:p text:style-name="P7">Finish the course on the last retake in august</text:p>
          </table:table-cell>
        </table:table-row>
        <table:table-row>
          <table:table-cell table:style-name="Tabell28.A2" office:value-type="string">
            <text:p text:style-name="P7"><text:span text:style-name="T23">Reading words from the web might </text:span><text:soft-page-break/><text:span text:style-name="T23">be harder than anticipated.</text:span> </text:p>
          </table:table-cell>
          <table:table-cell table:style-name="Tabell28.B2" office:value-type="percentage" office:value="0.8">
            <text:p text:style-name="P7">80.00%</text:p>
          </table:table-cell>
          <table:table-cell table:style-name="Tabell28.A2" office:value-type="string">
            <text:p text:style-name="P7">B</text:p>
          </table:table-cell>
          <table:table-cell table:style-name="Tabell28.A2" office:value-type="string">
            <text:p text:style-name="P7">Quality:<text:line-break/>Words will be hardcoded and not read from webb. <text:soft-page-break/>End user wont know much of a difference</text:p>
          </table:table-cell>
          <table:table-cell table:style-name="Tabell28.A2" office:value-type="string">
            <text:p text:style-name="P7">Start with this class to make <text:soft-page-break/>sure that it can be done. And if not it can be thrown away early with no code depending on it.</text:p>
          </table:table-cell>
          <table:table-cell table:style-name="Tabell28.F2" office:value-type="string">
            <text:p text:style-name="P7">Hardcode the words into the system.</text:p>
          </table:table-cell>
        </table:table-row>
        <table:table-row>
          <table:table-cell table:style-name="Tabell28.A2" office:value-type="string">
            <text:p text:style-name="P8">The time estimates might be off and therefore some extra features will not be implemented.</text:p>
          </table:table-cell>
          <table:table-cell table:style-name="Tabell28.B2" office:value-type="percentage" office:value="0.5">
            <text:p text:style-name="P7">50.00%</text:p>
          </table:table-cell>
          <table:table-cell table:style-name="Tabell28.A2" office:value-type="string">
            <text:p text:style-name="P7">B</text:p>
          </table:table-cell>
          <table:table-cell table:style-name="Tabell28.A2" office:value-type="string">
            <text:p text:style-name="P7">Schedule:</text:p>
            <text:p text:style-name="P7">If estimates is of the whole schedual will be off and need rework.</text:p>
            <text:p text:style-name="P7">Scope: </text:p>
            <text:p text:style-name="P7">Scope might have to be reduced to save time.</text:p>
            <text:p text:style-name="P7">Quality:</text:p>
            <text:p text:style-name="P7">Corner might have to be cut to save <text:s/>time</text:p>
          </table:table-cell>
          <table:table-cell table:style-name="Tabell28.A2" office:value-type="string">
            <text:p text:style-name="P7">Take extra care on time estimates and add some extra slack just in case.</text:p>
          </table:table-cell>
          <table:table-cell table:style-name="Tabell28.F2" office:value-type="string">
            <text:p text:style-name="P7">If time estimates are to off, aim to get done at the second or third retake.</text:p>
          </table:table-cell>
        </table:table-row>
        <table:table-row>
          <table:table-cell table:style-name="Tabell28.A2" office:value-type="string">
            <text:p text:style-name="P8">Game logic might not be as easy as I anticipate.</text:p>
          </table:table-cell>
          <table:table-cell table:style-name="Tabell28.B2" office:value-type="percentage" office:value="0.2">
            <text:p text:style-name="P7">20.00%</text:p>
          </table:table-cell>
          <table:table-cell table:style-name="Tabell28.A2" office:value-type="string">
            <text:p text:style-name="P7">B</text:p>
          </table:table-cell>
          <table:table-cell table:style-name="Tabell28.A2" office:value-type="string">
            <text:p text:style-name="P7">Schedule:</text:p>
            <text:p text:style-name="P7">It might take longer than anticipated because of some factor in the code I did not take into concideration but the logic will still get produced with slight delays.</text:p>
          </table:table-cell>
          <table:table-cell table:style-name="Tabell28.A2" office:value-type="string">
            <text:p text:style-name="P7">Plan properly </text:p>
          </table:table-cell>
          <table:table-cell table:style-name="Tabell28.F2" office:value-type="string">
            <text:p text:style-name="P7">Put down the extra work required to get the logic working.</text:p>
          </table:table-cell>
        </table:table-row>
      </table:table>
      <text:p text:style-name="P4"/>
      <text:p text:style-name="P4"/>
      <text:p text:style-name="P4"/>
      <text:p text:style-name="P3"/>
      <text:p text:style-name="P3">6.3 Reflections<text:line-break/><text:line-break/><text:span text:style-name="T8">This project is so small and still there is several risks to take into account and I really see whats to gain from doing so. Risk analysis, contingency plans and avoidance strategies seems like a very useful tool in software projects and life in general. Many of my minor private projects have run into some kind of wall because I did not <text:s/>spend time <text:s/>to think about the different risks that might be associated with what ever I'm trying to do or what I'm supposed to do if some kind of problem turn up (as they always do). The risk analysis lends a peace of mind that I am equipped with some extra tools in case/when problems show up. They help me to keep the problems in mind and steer away from them whenever possible. <text:s/>I feel like this will really help my programming practices going forward.</text:span></text:p>
      <text:p text:style-name="P4"/>
      <text:p text:style-name="P4"/>
      <text:p text:style-name="P4"/>
      <text:p text:style-name="P4"/>
      <text:p text:style-name="P3"><text:soft-page-break/>7 Timelog</text:p>
      <table:table table:name="Tabell7" table:style-name="Tabell7">
        <table:table-column table:style-name="Tabell7.A" table:number-columns-repeated="3"/>
        <table:table-column table:style-name="Tabell7.D"/>
        <table:table-row>
          <table:table-cell table:style-name="Tabell7.A1" office:value-type="string">
            <text:p text:style-name="P11">To do:</text:p>
          </table:table-cell>
          <table:table-cell table:style-name="Tabell7.A1" office:value-type="string">
            <text:p text:style-name="P11">Estimated Time</text:p>
          </table:table-cell>
          <table:table-cell table:style-name="Tabell7.A1" office:value-type="string">
            <text:p text:style-name="P11">Accual time</text:p>
          </table:table-cell>
          <table:table-cell table:style-name="Tabell7.D1" office:value-type="string">
            <text:p text:style-name="P11">Discussion</text:p>
          </table:table-cell>
        </table:table-row>
        <table:table-row>
          <table:table-cell table:style-name="Tabell7.A2" office:value-type="string">
            <text:p text:style-name="P7">Create first draft of project plan and skeleton code.</text:p>
            <text:p text:style-name="P7">19-01-24 / 19-02-03</text:p>
          </table:table-cell>
          <table:table-cell table:style-name="Tabell7.A2" office:value-type="string">
            <text:p text:style-name="P7">9 hours</text:p>
            <text:p text:style-name="P7"/>
          </table:table-cell>
          <table:table-cell table:style-name="Tabell7.A2" office:value-type="string">
            <text:p text:style-name="P7">12 hours</text:p>
          </table:table-cell>
          <table:table-cell table:style-name="Tabell7.D2" office:value-type="string">
            <text:p text:style-name="P7">I underestimated the amount of reading and searching that would be required. </text:p>
          </table:table-cell>
        </table:table-row>
        <table:table-row>
          <table:table-cell table:style-name="Tabell7.A2" office:value-type="string">
            <text:p text:style-name="P7">Refine the project plan.<text:line-break/>19-02-06</text:p>
          </table:table-cell>
          <table:table-cell table:style-name="Tabell7.A2" office:value-type="string">
            <text:p text:style-name="P7">1 hours</text:p>
          </table:table-cell>
          <table:table-cell table:style-name="Tabell7.A2" office:value-type="string">
            <text:p text:style-name="P7">1 hours</text:p>
          </table:table-cell>
          <table:table-cell table:style-name="Tabell7.D2" office:value-type="string">
            <text:p text:style-name="P7">Though 1 hour would be much but turned out to be about right</text:p>
          </table:table-cell>
        </table:table-row>
        <table:table-row>
          <table:table-cell table:style-name="Tabell7.A2" office:value-type="string">
            <text:p text:style-name="P7">Read chapter 6 in Patterns book</text:p>
          </table:table-cell>
          <table:table-cell table:style-name="Tabell7.A2" office:value-type="string">
            <text:p text:style-name="P7">1 hour</text:p>
          </table:table-cell>
          <table:table-cell table:style-name="Tabell7.A2" office:value-type="string">
            <text:p text:style-name="P7">5 Hours</text:p>
          </table:table-cell>
          <table:table-cell table:style-name="Tabell7.D2" office:value-type="string">
            <text:p text:style-name="P7">Under estimated how soul draining someone could make a book. Very hard to read but alot of information.</text:p>
          </table:table-cell>
        </table:table-row>
        <table:table-row>
          <table:table-cell table:style-name="Tabell7.A2" office:value-type="string">
            <text:p text:style-name="P7">Create text based use cases</text:p>
          </table:table-cell>
          <table:table-cell table:style-name="Tabell7.A2" office:value-type="string">
            <text:p text:style-name="P7">2 Hours</text:p>
          </table:table-cell>
          <table:table-cell table:style-name="Tabell7.A2" office:value-type="string">
            <text:p text:style-name="P7">2 hours</text:p>
          </table:table-cell>
          <table:table-cell table:style-name="Tabell7.D2" office:value-type="string">
            <text:p text:style-name="P7">Straightforward good information in the lectures to.</text:p>
          </table:table-cell>
        </table:table-row>
        <table:table-row>
          <table:table-cell table:style-name="Tabell7.A2" office:value-type="string">
            <text:p text:style-name="P7">Create basic use case diagram</text:p>
          </table:table-cell>
          <table:table-cell table:style-name="Tabell7.A2" office:value-type="string">
            <text:p text:style-name="P7">8 hours</text:p>
          </table:table-cell>
          <table:table-cell table:style-name="Tabell7.A2" office:value-type="string">
            <text:p text:style-name="P7">3 hours</text:p>
          </table:table-cell>
          <table:table-cell table:style-name="Tabell7.D2" office:value-type="string">
            <text:p text:style-name="P7">I imagined there would be alot more drawing involved.</text:p>
          </table:table-cell>
        </table:table-row>
        <table:table-row>
          <table:table-cell table:style-name="Tabell7.A2" office:value-type="string">
            <text:p text:style-name="P7">Expand the use case model</text:p>
          </table:table-cell>
          <table:table-cell table:style-name="Tabell7.A2" office:value-type="string">
            <text:p text:style-name="P7">3 hours</text:p>
          </table:table-cell>
          <table:table-cell table:style-name="Tabell7.A2" office:value-type="string">
            <text:p text:style-name="P7">2 hours</text:p>
          </table:table-cell>
          <table:table-cell table:style-name="Tabell7.D2" office:value-type="string">
            <text:p text:style-name="P7">Under estimated how many possible paths there accually are in such a small system.</text:p>
          </table:table-cell>
        </table:table-row>
        <table:table-row table:style-name="Tabell7.8">
          <table:table-cell table:style-name="Tabell7.A2" office:value-type="string">
            <text:p text:style-name="P7">Fully dressed use case</text:p>
          </table:table-cell>
          <table:table-cell table:style-name="Tabell7.A2" office:value-type="string">
            <text:p text:style-name="P7">3 hours</text:p>
          </table:table-cell>
          <table:table-cell table:style-name="Tabell7.A2" office:value-type="string">
            <text:p text:style-name="P7">2 hours</text:p>
          </table:table-cell>
          <table:table-cell table:style-name="Tabell7.D2" office:value-type="string">
            <text:p text:style-name="P7">Under estimated how many possible paths there accually are in such a small system.</text:p>
          </table:table-cell>
        </table:table-row>
        <table:table-row>
          <table:table-cell table:style-name="Tabell7.A2" office:value-type="string">
            <text:p text:style-name="P7">Model behavior with UML state machine</text:p>
          </table:table-cell>
          <table:table-cell table:style-name="Tabell7.A2" office:value-type="string">
            <text:p text:style-name="P7">6 hours</text:p>
          </table:table-cell>
          <table:table-cell table:style-name="Tabell7.A2" office:value-type="string">
            <text:p text:style-name="P7">2 hours</text:p>
          </table:table-cell>
          <table:table-cell table:style-name="Tabell7.D2" office:value-type="string">
            <text:p text:style-name="P7">I was done in about 2 hours but found the exercise very beneficial and keept refining it for a few hours.</text:p>
          </table:table-cell>
        </table:table-row>
        <table:table-row>
          <table:table-cell table:style-name="Tabell7.A2" office:value-type="string">
            <text:p text:style-name="P7">Play game state machine</text:p>
          </table:table-cell>
          <table:table-cell table:style-name="Tabell7.A2" office:value-type="string">
            <text:p text:style-name="P7">2 hours</text:p>
          </table:table-cell>
          <table:table-cell table:style-name="Tabell7.A2" office:value-type="string">
            <text:p text:style-name="P7">0.5 hours</text:p>
          </table:table-cell>
          <table:table-cell table:style-name="Tabell7.D2" office:value-type="string">
            <text:p text:style-name="P7">This was basicly done in the step above and not much time was needed.</text:p>
          </table:table-cell>
        </table:table-row>
        <table:table-row>
          <table:table-cell table:style-name="Tabell7.A2" office:value-type="string">
            <text:p text:style-name="P7">Implement basic version</text:p>
          </table:table-cell>
          <table:table-cell table:style-name="Tabell7.A2" office:value-type="string">
            <text:p text:style-name="P7">8 hours</text:p>
          </table:table-cell>
          <table:table-cell table:style-name="Tabell7.A2" office:value-type="string">
            <text:p text:style-name="P7"><text:s/>10 hours</text:p>
          </table:table-cell>
          <table:table-cell table:style-name="Tabell7.D2" office:value-type="string">
            <text:p text:style-name="P7">I'd imagined it take the whole night and it did. (one full nightshift at work). I got done 2 hours early but it was about what I imagined.</text:p>
          </table:table-cell>
        </table:table-row>
        <table:table-row>
          <table:table-cell table:style-name="Tabell7.A2" office:value-type="string">
            <text:p text:style-name="P7">Create Class diagrams</text:p>
          </table:table-cell>
          <table:table-cell table:style-name="Tabell7.A2" office:value-type="string">
            <text:p text:style-name="P7">6 hours</text:p>
          </table:table-cell>
          <table:table-cell table:style-name="Tabell7.A2" office:value-type="string">
            <text:p text:style-name="P7"><text:s/>4 hours</text:p>
          </table:table-cell>
          <table:table-cell table:style-name="Tabell7.D2" office:value-type="string">
            <text:p text:style-name="P7">This entailed alot more reading and watching <text:soft-page-break/>videos than anticipated.</text:p>
          </table:table-cell>
        </table:table-row>
        <table:table-row>
          <table:table-cell table:style-name="Tabell7.A2" office:value-type="string">
            <text:p text:style-name="P7">Creating testplan</text:p>
          </table:table-cell>
          <table:table-cell table:style-name="Tabell7.A2" office:value-type="string">
            <text:p text:style-name="P7">4 hours</text:p>
          </table:table-cell>
          <table:table-cell table:style-name="Tabell7.A2" office:value-type="string">
            <text:p text:style-name="P7">10hours</text:p>
          </table:table-cell>
          <table:table-cell table:style-name="Tabell7.D2" office:value-type="string">
            <text:p text:style-name="P7">Alot more reading, watching examples and trying to decide on good methods to test. Realized I had not build a very testable system.</text:p>
          </table:table-cell>
        </table:table-row>
        <table:table-row>
          <table:table-cell table:style-name="Tabell7.A2" office:value-type="string">
            <text:p text:style-name="P7">Manual testing for fetching words from wikipedia</text:p>
          </table:table-cell>
          <table:table-cell table:style-name="Tabell7.A2" office:value-type="string">
            <text:p text:style-name="P7">2 hours</text:p>
          </table:table-cell>
          <table:table-cell table:style-name="Tabell7.A2" office:value-type="string">
            <text:p text:style-name="P7">1 hours</text:p>
          </table:table-cell>
          <table:table-cell table:style-name="Tabell7.D2" office:value-type="string">
            <text:p text:style-name="P7">I had already tested this manually a lot and I knew the steps inside and out.</text:p>
          </table:table-cell>
        </table:table-row>
        <table:table-row>
          <table:table-cell table:style-name="Tabell7.A2" office:value-type="string">
            <text:p text:style-name="P7"><text:s/>Manual testing for quit game</text:p>
          </table:table-cell>
          <table:table-cell table:style-name="Tabell7.A2" office:value-type="string">
            <text:p text:style-name="P7">2 hours</text:p>
          </table:table-cell>
          <table:table-cell table:style-name="Tabell7.A2" office:value-type="string">
            <text:p text:style-name="P7">0.5 hours</text:p>
          </table:table-cell>
          <table:table-cell table:style-name="Tabell7.D2" office:value-type="string">
            <text:p text:style-name="P7">This use case had fewer possible out comes than anticipated.</text:p>
          </table:table-cell>
        </table:table-row>
        <table:table-row>
          <table:table-cell table:style-name="Tabell7.A2" office:value-type="string">
            <text:p text:style-name="P7">Adding what was missing in iteration 1</text:p>
          </table:table-cell>
          <table:table-cell table:style-name="Tabell7.A2" office:value-type="string">
            <text:p text:style-name="P7">3 hours</text:p>
          </table:table-cell>
          <table:table-cell table:style-name="Tabell7.A2" office:value-type="string">
            <text:p text:style-name="P7"><text:s/>4 hours</text:p>
          </table:table-cell>
          <table:table-cell table:style-name="Tabell7.D2" office:value-type="string">
            <text:p text:style-name="P7">This time estimation is harder than anticipated. </text:p>
          </table:table-cell>
        </table:table-row>
        <table:table-row>
          <table:table-cell table:style-name="Tabell7.A2" office:value-type="string">
            <text:p text:style-name="P7">Rewriting iteration 4 plan according to make it more fine grained. </text:p>
          </table:table-cell>
          <table:table-cell table:style-name="Tabell7.A2" office:value-type="string">
            <text:p text:style-name="P7">4 hours</text:p>
          </table:table-cell>
          <table:table-cell table:style-name="Tabell7.A2" office:value-type="string">
            <text:p text:style-name="P7">5 hours</text:p>
          </table:table-cell>
          <table:table-cell table:style-name="Tabell7.D2" office:value-type="string">
            <text:p text:style-name="P7">Alot to think about trying to change the last iteration to fit with what I have learned in the course</text:p>
          </table:table-cell>
        </table:table-row>
        <table:table-row>
          <table:table-cell table:style-name="Tabell7.A2" office:value-type="string">
            <text:p text:style-name="P7">Update testplan with highscore and nickname</text:p>
          </table:table-cell>
          <table:table-cell table:style-name="Tabell7.A2" office:value-type="string">
            <text:p text:style-name="P7">2 hours</text:p>
          </table:table-cell>
          <table:table-cell table:style-name="Tabell7.A2" office:value-type="string">
            <text:p text:style-name="P7">2 hours</text:p>
          </table:table-cell>
          <table:table-cell table:style-name="Tabell7.D2" office:value-type="string">
            <text:p text:style-name="P7">I felt like I had all the knowledge needed to do this and no surprises turned up so I was right on time estimate for once</text:p>
          </table:table-cell>
        </table:table-row>
        <table:table-row>
          <table:table-cell table:style-name="Tabell7.A2" office:value-type="string">
            <text:p text:style-name="P7">Update UML with new highscore and nickname</text:p>
          </table:table-cell>
          <table:table-cell table:style-name="Tabell7.A2" office:value-type="string">
            <text:p text:style-name="P7">2 hours</text:p>
          </table:table-cell>
          <table:table-cell table:style-name="Tabell7.A2" office:value-type="string">
            <text:p text:style-name="P7">0,5 hours</text:p>
          </table:table-cell>
          <table:table-cell table:style-name="Tabell7.D2" office:value-type="string">
            <text:p text:style-name="P7">I did not have to re do it all only simple additions</text:p>
          </table:table-cell>
        </table:table-row>
        <table:table-row>
          <table:table-cell table:style-name="Tabell7.A2" office:value-type="string">
            <text:p text:style-name="P7">Added highscore and nickname</text:p>
          </table:table-cell>
          <table:table-cell table:style-name="Tabell7.A2" office:value-type="string">
            <text:p text:style-name="P7">3 hours</text:p>
          </table:table-cell>
          <table:table-cell table:style-name="Tabell7.A2" office:value-type="string">
            <text:p text:style-name="P7">1 hours</text:p>
          </table:table-cell>
          <table:table-cell table:style-name="Tabell7.D2" office:value-type="string">
            <text:p text:style-name="P7">Made one use case of the two and saved alot of time. Save name and highscore is done at the same time into a hashmap. Did not know about hashmaps when I made time estimate.</text:p>
          </table:table-cell>
        </table:table-row>
        <table:table-row>
          <table:table-cell table:style-name="Tabell7.A2" office:value-type="string">
            <text:p text:style-name="P7">Write tests for Highscore and nickname</text:p>
          </table:table-cell>
          <table:table-cell table:style-name="Tabell7.A2" office:value-type="string">
            <text:p text:style-name="P7">1 hours</text:p>
          </table:table-cell>
          <table:table-cell table:style-name="Tabell7.A2" office:value-type="string">
            <text:p text:style-name="P7">1 hours</text:p>
          </table:table-cell>
          <table:table-cell table:style-name="Tabell7.D2" office:value-type="string">
            <text:p text:style-name="P7">Straightforward just small changes to old test.</text:p>
          </table:table-cell>
        </table:table-row>
        <table:table-row>
          <table:table-cell table:style-name="Tabell7.A2" office:value-type="string">
            <text:p text:style-name="P5">Update project plan according to feedback from iteration 1</text:p>
          </table:table-cell>
          <table:table-cell table:style-name="Tabell7.A2" office:value-type="string">
            <text:p text:style-name="P7">4 hours</text:p>
          </table:table-cell>
          <table:table-cell table:style-name="Tabell7.A2" office:value-type="string">
            <text:p text:style-name="P7">5 hours</text:p>
          </table:table-cell>
          <table:table-cell table:style-name="Tabell7.D2" office:value-type="string">
            <text:p text:style-name="P7">It was not totaly clear to me what I had to do so had to ask in slack. How ever I should have <text:soft-page-break/>just read the instructions more closley. And saved 3 hours.</text:p>
          </table:table-cell>
        </table:table-row>
        <table:table-row>
          <table:table-cell table:style-name="Tabell7.A2" office:value-type="string">
            <text:p text:style-name="P5">Updated document with feedback from iteration 2</text:p>
          </table:table-cell>
          <table:table-cell table:style-name="Tabell7.A2" office:value-type="string">
            <text:p text:style-name="P7">3 hours</text:p>
          </table:table-cell>
          <table:table-cell table:style-name="Tabell7.A2" office:value-type="string">
            <text:p text:style-name="P7">2 hours</text:p>
          </table:table-cell>
          <table:table-cell table:style-name="Tabell7.D2" office:value-type="string">
            <text:p text:style-name="P7">There was not as much missing as I <text:s/>suspected</text:p>
          </table:table-cell>
        </table:table-row>
        <table:table-row>
          <table:table-cell table:style-name="Tabell7.A2" office:value-type="string">
            <text:p text:style-name="P5">Proof read the document, instructions and slack.</text:p>
          </table:table-cell>
          <table:table-cell table:style-name="Tabell7.A2" office:value-type="string">
            <text:p text:style-name="P7">4hours</text:p>
          </table:table-cell>
          <table:table-cell table:style-name="Tabell7.A2" office:value-type="string">
            <text:p text:style-name="P7">3 hours</text:p>
          </table:table-cell>
          <table:table-cell table:style-name="Tabell7.D2" office:value-type="string">
            <text:p text:style-name="P7">Alot to read but I knew most of it so it went a little bit faster.</text:p>
          </table:table-cell>
        </table:table-row>
        <table:table-row>
          <table:table-cell table:style-name="Tabell7.A2" office:value-type="string">
            <text:p text:style-name="P5">Create PDF and Hand in</text:p>
          </table:table-cell>
          <table:table-cell table:style-name="Tabell7.A2" office:value-type="string">
            <text:p text:style-name="P7">5 minutes</text:p>
          </table:table-cell>
          <table:table-cell table:style-name="Tabell7.A2" office:value-type="string">
            <text:p text:style-name="P7"/>
          </table:table-cell>
          <table:table-cell table:style-name="Tabell7.D2" office:value-type="string">
            <text:p text:style-name="P7"/>
          </table:table-cell>
        </table:table-row>
      </table:table>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9 Fully dressed use case diagram</text:p>
      <text:p text:style-name="P3"/>
      <text:p text:style-name="P3"><text:span text:style-name="T1"><text:tab/></text:span>Use case: Playing the game<text:span text:style-name="T1"><text:line-break/><text:line-break/><text:tab/></text:span><text:span text:style-name="T7">Main Scenario:</text:span></text:p>
      <text:p text:style-name="P4"><text:tab/>Pre-condition: The user has started the system and is connected to the internet.</text:p>
      <text:p text:style-name="P4"><text:tab/>1.User wants to play the game.</text:p>
      <text:p text:style-name="P4"><text:tab/>2.System displays how long the word is . . . and ask user to guess a letter.</text:p>
      <text:p text:style-name="P4"><text:tab/>3.User guesses a letter.</text:p>
      <text:p text:style-name="P4"><text:tab/>4.System tells user where in the word the letter appears"</text:p>
      <text:p text:style-name="P4"><text:tab/>5.User guesses a letter.</text:p>
      <text:p text:style-name="P4"><text:tab/>6.System tells User this letter is not in the word, creates the top of the <text:tab/> <text:s text:c="6"/><text:tab/> <text:s text:c="2"/><text:tab/> <text:s/>Hangman and saves the guess.</text:p>
      <text:p text:style-name="P4"><text:tab/>7.User guesses a letter.</text:p>
      <text:p text:style-name="P4"><text:tab/>8.System tells user where in the word the letter appears. <text:line-break/><text:tab/>9.User guesses a letter</text:p>
      <text:p text:style-name="P4"><text:tab/>10.System tells user where in the word the letter appears. And lets the user know he <text:s text:c="2"/><text:tab/>has won the game with a total of four guesses and displays the word and amount of <text:tab/>guesses made. </text:p>
      <text:p text:style-name="P4"><text:line-break/></text:p>
      <text:p text:style-name="P4"><text:tab/>Post-condition: The game is back at main menu.<text:line-break/></text:p>
      <text:p text:style-name="P4"><text:tab/>Extentions:</text:p>
      <text:list xml:id="list5149839624258317325" text:style-name="L7">
        <text:list-item>
          <text:list>
            <text:list-item>
              <text:p text:style-name="P19">User inputs other character than letter aA-zZ.<text:line-break/> 1. System let user know that the guess have to be a letter but does not count the guess.<text:line-break/><text:line-break/><text:line-break/> 10.1 User guesses wrong 9 times until the Hangman is complete.<text:line-break/> 1. System tells user he has lost, display the correct word and sends user back to main menu.<text:line-break/><text:line-break/></text:p>
              <text:p text:style-name="P19">10.2 User guesses a letter that is already in the wrong guesses list<text:line-break/> 1. System counts guess as a wrong guess and adds the letter again <text:s/>to the wrong guesses list.</text:p>
            </text:list-item>
          </text:list>
        </text:list-item>
      </text:list>
      <text:list xml:id="list7946535181534476991" text:style-name="L8">
        <text:list-item>
          <text:list>
            <text:list-header>
              <text:p text:style-name="P30"/>
              <text:p text:style-name="P31"><text:line-break/><text:line-break/></text:p>
              <text:p text:style-name="P20"><text:span text:style-name="T4"><text:line-break/><text:line-break/><text:line-break/><text:line-break/></text:span></text:p>
              <text:p text:style-name="P20"><text:soft-page-break/><text:span text:style-name="T4">Use case: Quit</text:span><text:line-break/>Main Scenario:</text:p>
            </text:list-header>
          </text:list>
        </text:list-item>
      </text:list>
      <text:list xml:id="list4640123984860964907" text:style-name="L9">
        <text:list-item>
          <text:list>
            <text:list-header>
              <text:p text:style-name="P21"><text:s/>Pre-condition: The user has started the system.<text:line-break/><text:line-break/> 1. User wants to quit game.<text:line-break/> 2. System asks user to confirm that he wants to quit.<text:line-break/> 3.User says yes.<text:line-break/> 4. System terminates<text:line-break/><text:line-break/>Extentions:<text:line-break/> 3 User says no.<text:line-break/> 3.1 System continues as nothing happened.<text:line-break/><text:line-break/><text:line-break/><text:line-break/><text:line-break/><text:line-break/></text:p>
              <text:p text:style-name="P22"><text:span text:style-name="T4">Use case: Getting words from wikipedia.</text:span><text:line-break/>Main scenario:</text:p>
              <text:p text:style-name="P22">Pre-condition: The user has started the system and is connected to the internet.</text:p>
              <text:p text:style-name="P22">1.User wants to fetch words from specific wikipedia page</text:p>
              <text:p text:style-name="P22">2.System fetches the words from the page and starts the game.<text:line-break/></text:p>
            </text:list-header>
          </text:list>
        </text:list-item>
      </text:list>
      <text:p text:style-name="P4"><text:tab/> <text:s text:c="5"/>Extentions:<text:line-break/><text:tab/> <text:s text:c="5"/>2.System cannot fetch words from site, tells the user and ask him to try again.<text:line-break/><text:tab/> <text:s text:c="5"/>2.1.User chooses another site.<text:line-break/><text:tab/> <text:s text:c="5"/>2.2.System fetches words from site and starts game.<text:line-break/><text:line-break/><text:tab/> <text:s text:c="5"/><text:span text:style-name="T4">Use case: Save highscore<text:line-break/><text:tab/> <text:s text:c="4"/></text:span>Main scenario:<text:line-break/><text:tab/> <text:s text:c="6"/>Pre-condition: The user has finished a game and guessed all the letters correct.<text:line-break/><text:tab/> <text:s text:c="6"/>1.User wants to save score</text:p>
      <text:p text:style-name="P4"><text:tab/> <text:s text:c="6"/>2.System ask user to enter nickname<text:line-break/> <text:s/><text:tab/> <text:s text:c="6"/>3.User enters nickname.</text:p>
      <text:p text:style-name="P4"><text:s text:c="2"/><text:tab/> <text:s text:c="6"/>4.System saves nickname and score.</text:p>
      <text:p text:style-name="P4"/>
      <text:p text:style-name="P4"><text:tab/><text:tab/><text:line-break/><text:line-break/> <text:s text:c="9"/><text:tab/> <text:s text:c="5"/>Extentions: <text:line-break/><text:tab/> <text:s text:c="5"/>1. User don´t want to save nickname<text:line-break/><text:tab/> <text:s text:c="5"/>1.1 System asks if user wants to save name<text:line-break/><text:tab/> <text:s text:c="5"/>1.2 User don't want to save</text:p>
      <text:p text:style-name="P4"><text:s/><text:tab/> <text:s text:c="5"/>1.3 System discards score.</text:p>
      <text:p text:style-name="P4"><text:tab/> <text:s text:c="5"/><text:line-break/><text:tab/><text:tab/> <text:s text:c="102"/></text:p>
      <text:p text:style-name="P4"/>
      <text:p text:style-name="P4"/>
      <text:p text:style-name="P4"/>
      <text:p text:style-name="P3"><text:soft-page-break/>10 Class Diagram</text:p>
      <text:p text:style-name="P3"/>
      <text:p text:style-name="P3"><draw:frame draw:style-name="fr1" draw:name="grafik1" text:anchor-type="paragraph" svg:width="6.6929in" svg:height="8.8909in" draw:z-index="1"><draw:image xlink:href="Pictures/2000000700005595000071B12C3E8395.svm" xlink:type="simple" xlink:show="embed" xlink:actuate="onLoad"/></draw:frame></text:p>
      <text:p text:style-name="P3"><text:soft-page-break/>11 State machine (Play)</text:p>
      <text:p text:style-name="P3"><draw:frame draw:style-name="fr1" draw:name="grafik2" text:anchor-type="paragraph" svg:width="6.6929in" svg:height="4.9154in" draw:z-index="2"><draw:image xlink:href="Pictures/20000007000074610000557A3365820D.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2 Use case Diagram</text:p>
      <text:p text:style-name="P3"/>
      <text:p text:style-name="P3"><draw:frame draw:style-name="fr2" draw:name="grafik3" text:anchor-type="paragraph" svg:width="6.6929in" svg:height="4.3374in" draw:z-index="3"><draw:image xlink:href="Pictures/2000000700006D3F000046CDA9623F6B.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91" text:outline-level="1"><text:soft-page-break/>Test Plan</text:h>
      <text:h text:style-name="P92" text:outline-level="1">Project hangman </text:h>
      <text:h text:style-name="P86" text:outline-level="2"><text:bookmark text:name="user-content-objective"/>Objective</text:h>
      <text:p text:style-name="P45">The objective is to test part of the code written so far for the project hangman application according to the instructions at <text:a xlink:type="simple" xlink:href="https://github.com/dntoll/1dv600/tree/master/A3" text:style-name="Internet_20_link" text:visited-style-name="Visited_20_Internet_20_Link">https://github.com/dntoll/1dv600/tree/master/A3</text:a>.<text:line-break/><text:line-break/></text:p>
      <text:p text:style-name="P46">What to test and how</text:p>
      <text:p text:style-name="P45">All tests in this report is dynamic and done by the author, first I will manually test the "Choose wikipedia site to fetch words from" refered to as “wikipedia” in this report and the "quit game" use case. The wikipedia use case has a lot of moving parts and is best tested manually so that I can make sure that I have internet connection and if it takes a lot of time I can manually check what might be going on. Also I am scraping wikipedia and I don't want to automate it and accidentally make to many calls and get my IP blocked. The quit game use case will also be manually tested because it is a easy enough test to do manually, there is not to many possible outcomes and It won't take to much time.</text:p>
      <text:p text:style-name="P45">Then I will write two Junit tests each for two methods. The first method is addHighScore() in the HighScore class to check that the highscores get added and sorted properly so that the highscore can be displayed in the correct way. This method works well for automated testing as it got simple inputs and is easy to check if it performed correctly. The second method that I will create Junit tests for is initializeHangman() in the gameLogic class. The tests will make sure that the hangman get initialized in the correct form and look exactly the same every time. This method is also well suited for automated testing since I might miss small changes in the hangman "image" by just looking at it but the automated test will find any deviation. <text:s/>Lastly one automated Junit test called checkNickNameTest() that will detect a failure in a incomplete method for checking if a nickname is saved.</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h text:style-name="P87" text:outline-level="2">Time plan</text:h>
      <table:table table:name="Tabell10" table:style-name="Tabell10">
        <table:table-column table:style-name="Tabell10.A" table:number-columns-repeated="3"/>
        <table:table-row>
          <table:table-cell table:style-name="Tabell10.A1" office:value-type="string">
            <text:p text:style-name="P80">Task</text:p>
          </table:table-cell>
          <table:table-cell table:style-name="Tabell10.A1" office:value-type="string">
            <text:p text:style-name="P80">Estimated time</text:p>
          </table:table-cell>
          <table:table-cell table:style-name="Tabell10.C1" office:value-type="string">
            <text:p text:style-name="P80">Actual time</text:p>
          </table:table-cell>
        </table:table-row>
        <table:table-row>
          <table:table-cell table:style-name="Tabell10.A2" office:value-type="string">
            <text:p text:style-name="P79">Manual test case</text:p>
          </table:table-cell>
          <table:table-cell table:style-name="Tabell10.A2" office:value-type="string">
            <text:p text:style-name="P79">2 hours</text:p>
          </table:table-cell>
          <table:table-cell table:style-name="Tabell10.C2" office:value-type="string">
            <text:p text:style-name="P79">8 hours</text:p>
          </table:table-cell>
        </table:table-row>
        <table:table-row>
          <table:table-cell table:style-name="Tabell10.A2" office:value-type="string">
            <text:p text:style-name="P79">Unit test</text:p>
          </table:table-cell>
          <table:table-cell table:style-name="Tabell10.A2" office:value-type="string">
            <text:p text:style-name="P79">3 hours</text:p>
          </table:table-cell>
          <table:table-cell table:style-name="Tabell10.C2" office:value-type="string">
            <text:p text:style-name="P79">9 hours</text:p>
          </table:table-cell>
        </table:table-row>
        <table:table-row>
          <table:table-cell table:style-name="Tabell10.A2" office:value-type="string">
            <text:p text:style-name="P79">Running manual test</text:p>
          </table:table-cell>
          <table:table-cell table:style-name="Tabell10.A2" office:value-type="string">
            <text:p text:style-name="P79">1 hours</text:p>
          </table:table-cell>
          <table:table-cell table:style-name="Tabell10.C2" office:value-type="string">
            <text:p text:style-name="P79">1 hours</text:p>
          </table:table-cell>
        </table:table-row>
        <table:table-row>
          <table:table-cell table:style-name="Tabell10.A2" office:value-type="string">
            <text:p text:style-name="P79">Create test report</text:p>
          </table:table-cell>
          <table:table-cell table:style-name="Tabell10.A2" office:value-type="string">
            <text:p text:style-name="P79">5 hours</text:p>
          </table:table-cell>
          <table:table-cell table:style-name="Tabell10.C2" office:value-type="string">
            <text:p text:style-name="P79">15 hours</text:p>
          </table:table-cell>
        </table:table-row>
      </table:table>
      <text:p text:style-name="P47"/>
      <text:p text:style-name="P48"/>
      <text:p text:style-name="P48"/>
      <text:p text:style-name="P48"/>
      <text:p text:style-name="P48"/>
      <text:p text:style-name="P48"/>
      <text:p text:style-name="P48"/>
      <text:p text:style-name="P48"/>
      <text:p text:style-name="P48"/>
      <text:h text:style-name="P87" text:outline-level="2"><text:soft-page-break/>Manual Test-Cases</text:h>
      <text:h text:style-name="P93" text:outline-level="3"><text:bookmark text:name="user-content-tc11-store-name-successful"/>TC1 <text:s/><text:span text:style-name="T9">Choose wikipedia site to fetch words from</text:span></text:h>
      <text:p text:style-name="P50">Use case: <text:span text:style-name="T23">Choose wikipedia site to fetch words from</text:span></text:p>
      <text:p text:style-name="P50"><text:span text:style-name="T23">What's tested: </text:span>The applications ability to fetch words for the game from a English wikipedia site.</text:p>
      <text:p text:style-name="P50"><text:span text:style-name="T23">Scenario: </text:span>Successfully fetch words from chosen wikipedia</text:p>
      <text:p text:style-name="P50"><text:span text:style-name="T23">Precondition: </text:span>Active internet connection and application started</text:p>
      <text:p text:style-name="P50">Test steps</text:p>
      <text:p text:style-name="P50">1. Run the app in IDE</text:p>
      <text:p text:style-name="P50">System shows:</text:p>
      <text:p text:style-name="P50">"--welcome, to start game type start and press Enter</text:p>
      <text:p text:style-name="P50">--if you want to choose what wikipedia site to fetch your words from type the address</text:p>
      <text:p text:style-name="P50">and press enter to start the game. Type quit at any time terminate <text:tab/>the application</text:p>
      <text:p text:style-name="P50">Example <text:a xlink:type="simple" xlink:href="https://en.wikipedia.org/wiki/Stockholm" text:style-name="Internet_20_link" text:visited-style-name="Visited_20_Internet_20_Link">https://en.wikipedia.org/wiki/Stockholm</text:a>"<text:line-break/></text:p>
      <text:p text:style-name="P50">2. Enter the address " https://en.wikipedia.org/wiki/Stockholm" and press enter</text:p>
      <text:p text:style-name="P50">Game starts and shows:</text:p>
      <text:p text:style-name="P50">amount of wrong guesses = 0</text:p>
      <text:p text:style-name="P50"><text:tab/>your wrong guesses = </text:p>
      <text:p text:style-name="P50"><text:tab/>............</text:p>
      <text:p text:style-name="P50"><text:tab/>Take a guess!</text:p>
      <text:p text:style-name="P50"><text:s/>3.Push q and hit enter</text:p>
      <text:p text:style-name="P50"><text:soft-page-break/>Repeat step 3 changing q for w,t,p,s,d,g,h,k,l,z,x,c,v,b,n,m,until game finish </text:p>
      <text:p text:style-name="P50">Game shows:</text:p>
      <text:list xml:id="list2756751105891786586" text:style-name="L10">
        <text:list-header>
          <text:p text:style-name="P61"><text:s/>____</text:p>
          <text:p text:style-name="P40"><text:tab/> | <text:s text:c="3"/>o <text:s/></text:p>
          <text:p text:style-name="P40"><text:tab/> | <text:s text:c="2"/>/|\ <text:s text:c="2"/></text:p>
          <text:p text:style-name="P40"><text:s/>| <text:s text:c="3"/>| <text:s/></text:p>
          <text:p text:style-name="P40"><text:s/>| <text:s text:c="2"/>/ \</text:p>
          <text:p text:style-name="P40"><text:s/>|_ </text:p>
          <text:p text:style-name="P40">| <text:s text:c="2"/>|______ <text:s/></text:p>
          <text:p text:style-name="P40"><text:tab/>| <text:s text:c="9"/>| <text:s/></text:p>
          <text:p text:style-name="P40"><text:tab/>|__________| </text:p>
          <text:p text:style-name="P39"><text:tab/>GAME OVER!, hit Enter to restart application, the answer was <text:tab/>continental</text:p>
        </text:list-header>
      </text:list>
      <text:p text:style-name="P50"><text:s/>4. Copy the word after "the answer was " and go to https://en.wikipedia.org/wiki/Stockholm</text:p>
      <text:p text:style-name="P50">5. crl + F Search for the word to see that the word got pulled from the page.</text:p>
      <text:p text:style-name="P51"/>
      <text:p text:style-name="P51">Expected</text:p>
      <text:p text:style-name="P50">The crl + F search should find the word on the page</text:p>
      <text:p text:style-name="P50">Game asks user to hit enter to restart application</text:p>
      <text:p text:style-name="P62"/>
      <table:table table:name="Tabell22" table:style-name="Tabell22">
        <table:table-column table:style-name="Tabell22.A"/>
        <table:table-column table:style-name="Tabell22.B"/>
        <table:table-row table:style-name="Tabell22.1">
          <table:table-cell table:style-name="Tabell22.A1" office:value-type="string">
            <text:p text:style-name="P81">Test successfull</text:p>
          </table:table-cell>
          <table:table-cell table:style-name="Tabell22.B1" office:value-type="string">
            <text:p text:style-name="P81">Test unsuccessfull</text:p>
          </table:table-cell>
        </table:table-row>
        <table:table-row>
          <table:table-cell table:style-name="Tabell22.A2" office:value-type="string">
            <text:p text:style-name="P81">OK</text:p>
          </table:table-cell>
          <table:table-cell table:style-name="Tabell22.B2" office:value-type="string">
            <text:p text:style-name="P81"/>
          </table:table-cell>
        </table:table-row>
      </table:table>
      <text:list xml:id="list5483313150269097248" text:style-name="L16">
        <text:list-header>
          <text:p text:style-name="P63"><text:line-break/><text:span text:style-name="T23">Note: <text:line-break/></text:span><text:span text:style-name="T33">Test was successfull every time it was conducted</text:span></text:p>
        </text:list-header>
      </text:list>
      <text:p text:style-name="P52"/>
      <text:p text:style-name="P52"/>
      <text:p text:style-name="P52"/>
      <text:h text:style-name="P95" text:outline-level="3"><text:soft-page-break/>TC1.2 invalid adress prompt user for new adress</text:h>
      <text:p text:style-name="P54">Use case: <text:span text:style-name="T23">Choose wikipedia site to fetch words from<text:line-break/><text:line-break/></text:span><text:span text:style-name="T24">What's tested: </text:span><text:span text:style-name="T33">The applications ability recognize an incomplete address and tell the user to try again.</text:span></text:p>
      <text:p text:style-name="P54"><text:span text:style-name="T24">Scenario: </text:span><text:span text:style-name="T33">unsuccessful to fetch words from the address given.</text:span></text:p>
      <text:p text:style-name="P54"><text:span text:style-name="T24">Precondition:</text:span><text:span text:style-name="T33"> user is at the main menu.</text:span></text:p>
      <text:p text:style-name="P58"><text:bookmark text:name="user-content-test-steps-1"/>Test steps</text:p>
      <text:list xml:id="list2982716293081943635" text:style-name="L17">
        <text:list-header>
          <text:p text:style-name="P64">1.Run the app in IDE</text:p>
        </text:list-header>
        <text:list-item>
          <text:p text:style-name="P73"><text:span text:style-name="T15">System shows:<text:line-break/>"</text:span><text:span text:style-name="T26">--welcome, to start game type start and press Enter</text:span></text:p>
          <text:p text:style-name="P41"/>
          <text:p text:style-name="P41"><text:tab/>--if you want to choose what wikipedia site to fetch your words <text:tab/>from type the adress</text:p>
          <text:p text:style-name="P41"><text:tab/>and press enter to start the game. Type quit at any time terminate <text:tab/>the application</text:p>
          <text:p text:style-name="P42"><text:span text:style-name="T28"><text:tab/>Example </text:span><text:a xlink:type="simple" xlink:href="https://en.wikipedia.org/wiki/Stockholm" text:style-name="Internet_20_link" text:visited-style-name="Visited_20_Internet_20_Link">https://en.wikipedia.org/wiki/Stockholm</text:a><text:span text:style-name="T18">"</text:span></text:p>
          <text:p text:style-name="P44"/>
        </text:list-item>
      </text:list>
      <text:p text:style-name="P43"/>
      <text:list xml:id="list39348641" text:continue-numbering="true" text:style-name="L17">
        <text:list-header>
          <text:p text:style-name="P75"><text:span text:style-name="T21">2.Enter the adress “ </text:span><text:span text:style-name="T27">ht://en.wikipedia.org/wiki/nothingheretosee</text:span><text:span text:style-name="T14">”</text:span><text:span text:style-name="T21"> and press enter</text:span></text:p>
        </text:list-header>
        <text:list-item>
          <text:p text:style-name="P70"><text:bookmark text:name="user-content-expected-1"/>Expected</text:p>
        </text:list-item>
      </text:list>
      <text:list xml:id="list4168365714258428212" text:style-name="L18">
        <text:list-item>
          <text:p text:style-name="P74"><text:span text:style-name="T15">The system should show the text "</text:span><text:span text:style-name="T26">the URL does not look right, try again and follow the format https://en.wikipedia.org/wiki/Stockholm</text:span><text:span text:style-name="T15">"</text:span></text:p>
        </text:list-item>
        <text:list-item>
          <text:p text:style-name="P65">System shows main menu again and waits for input.</text:p>
        </text:list-item>
      </text:list>
      <table:table table:name="Tabell25" table:style-name="Tabell25">
        <table:table-column table:style-name="Tabell25.A"/>
        <table:table-column table:style-name="Tabell25.B"/>
        <table:table-row table:style-name="Tabell25.1">
          <table:table-cell table:style-name="Tabell25.A1" office:value-type="string">
            <text:p text:style-name="P81">Test successfull</text:p>
          </table:table-cell>
          <table:table-cell table:style-name="Tabell25.B1" office:value-type="string">
            <text:p text:style-name="P81">Test unsuccessfull</text:p>
          </table:table-cell>
        </table:table-row>
        <table:table-row>
          <table:table-cell table:style-name="Tabell25.A2" office:value-type="string">
            <text:p text:style-name="P81">OK</text:p>
          </table:table-cell>
          <table:table-cell table:style-name="Tabell25.B2" office:value-type="string">
            <text:p text:style-name="P81"/>
          </table:table-cell>
        </table:table-row>
      </table:table>
      <text:h text:style-name="P96" text:outline-level="3">Note:<text:line-break/><text:span text:style-name="T29">Test was successfull every time it was conducted</text:span></text:h>
      <text:p text:style-name="P49"/>
      <text:h text:style-name="P94" text:outline-level="3"><text:soft-page-break/>TC2 <text:s/><text:span text:style-name="T34">Quit game</text:span></text:h>
      <text:p text:style-name="P55"><text:span text:style-name="T22">Use case:</text:span> <text:s/>Quit game</text:p>
      <text:p text:style-name="P56"><text:span text:style-name="T23">What's tested: </text:span>The users ability to terminate the application from the main menu.</text:p>
      <text:p text:style-name="P55"><text:span text:style-name="T22">Scenario: </text:span>terminate the application from main menu</text:p>
      <text:p text:style-name="P55"><text:span text:style-name="T22">Precondition: </text:span>user is at the main menu.</text:p>
      <text:h text:style-name="P90" text:outline-level="4">Test steps</text:h>
      <text:list xml:id="list39348754" text:continue-list="list39348641" text:style-name="L17">
        <text:list-header>
          <text:p text:style-name="P64">1. Run the app in IDE</text:p>
        </text:list-header>
        <text:list-item>
          <text:p text:style-name="P73"><text:span text:style-name="T15">System shows:<text:line-break/>"</text:span><text:span text:style-name="T26">--welcome, to start game type start and press Enter</text:span></text:p>
          <text:p text:style-name="P41"/>
          <text:p text:style-name="P41"><text:tab/>--if you want to choose what wikipedia site to fetch your words <text:tab/>from type the adress</text:p>
          <text:p text:style-name="P41"><text:tab/>and press enter to start the game. Type quit at any time terminate <text:tab/>the application</text:p>
          <text:p text:style-name="P42"><text:span text:style-name="T28"><text:s/><text:tab/>Example </text:span><text:a xlink:type="simple" xlink:href="https://en.wikipedia.org/wiki/Stockholm" text:style-name="Internet_20_link" text:visited-style-name="Visited_20_Internet_20_Link">https://en.wikipedia.org/wiki/Stockholm</text:a><text:span text:style-name="T18">"</text:span></text:p>
          <text:p text:style-name="P44"/>
          <text:p text:style-name="P44"/>
          <text:p text:style-name="P64">2.Enter “quit” and hit enter</text:p>
          <text:p text:style-name="P64">3.systems shows “Are you sure you want to terminate? Yes/no”</text:p>
          <text:p text:style-name="P64">4.Enter “yes” and hit enter</text:p>
        </text:list-item>
      </text:list>
      <text:h text:style-name="P93" text:outline-level="3">Expected</text:h>
      <text:list xml:id="list5604008420596793969" text:style-name="L19">
        <text:list-item>
          <text:p text:style-name="P66">The system should terminate the application.</text:p>
        </text:list-item>
      </text:list>
      <table:table table:name="Tabell27" table:style-name="Tabell27">
        <table:table-column table:style-name="Tabell27.A"/>
        <table:table-column table:style-name="Tabell27.B"/>
        <table:table-row table:style-name="Tabell27.1">
          <table:table-cell table:style-name="Tabell27.A1" office:value-type="string">
            <text:p text:style-name="P81">Test successfull</text:p>
          </table:table-cell>
          <table:table-cell table:style-name="Tabell27.B1" office:value-type="string">
            <text:p text:style-name="P81">Test unsuccessfull</text:p>
          </table:table-cell>
        </table:table-row>
        <table:table-row>
          <table:table-cell table:style-name="Tabell27.A2" office:value-type="string">
            <text:p text:style-name="P81">OK</text:p>
          </table:table-cell>
          <table:table-cell table:style-name="Tabell27.B2" office:value-type="string">
            <text:p text:style-name="P81"/>
          </table:table-cell>
        </table:table-row>
      </table:table>
      <text:p text:style-name="P68"/>
      <text:p text:style-name="P53">Note: <text:span text:style-name="T30">This should work at any time during the game and does not have to be done at main menu.</text:span></text:p>
      <text:h text:style-name="P94" text:outline-level="3"><text:soft-page-break/>TC2.1 <text:s/><text:span text:style-name="T34">Quit game, change mind.</text:span></text:h>
      <text:p text:style-name="P55"><text:span text:style-name="T22">Use case:</text:span> <text:s/>Quit game.</text:p>
      <text:p text:style-name="P56"><text:span text:style-name="T23">Whats tested: </text:span>Terminate the application from the main menu but change mind.</text:p>
      <text:p text:style-name="P55"><text:span text:style-name="T22">Scenario: </text:span>starting termination of the application from main menu when writing “quit” and hitting enter then typing “no” and hitting enter to return to main menu.</text:p>
      <text:p text:style-name="P55"><text:span text:style-name="T22">Precondition: </text:span>user is at the main menu.</text:p>
      <text:p text:style-name="P59">Test steps</text:p>
      <text:list xml:id="list39354760" text:continue-list="list39348754" text:style-name="L17">
        <text:list-header>
          <text:p text:style-name="P64">1.Run the app in IDE</text:p>
        </text:list-header>
        <text:list-item>
          <text:p text:style-name="P73"><text:span text:style-name="T15">System shows:<text:line-break/>"</text:span><text:span text:style-name="T26">--welcome, to start game type start and press Enter</text:span></text:p>
          <text:p text:style-name="P41"/>
          <text:p text:style-name="P41"><text:tab/>--if you want to choose what wikipedia site to fetch your words <text:tab/>from type the adress</text:p>
          <text:p text:style-name="P41"><text:tab/>and press enter to start the game. Type quit at any time terminate <text:tab/>the application</text:p>
          <text:p text:style-name="P42"><text:span text:style-name="T28"><text:s/><text:tab/>Example </text:span><text:a xlink:type="simple" xlink:href="https://en.wikipedia.org/wiki/Stockholm" text:style-name="Internet_20_link" text:visited-style-name="Visited_20_Internet_20_Link">https://en.wikipedia.org/wiki/Stockholm</text:a><text:span text:style-name="T18">"</text:span></text:p>
          <text:p text:style-name="P44"/>
          <text:p text:style-name="P44"/>
          <text:p text:style-name="P64">2.Enter “quit” and hit enter</text:p>
          <text:p text:style-name="P64">3.systems shows “Are you sure you want to terminate? Yes/no”</text:p>
          <text:p text:style-name="P71"><text:span text:style-name="T5">4.Enter “no” and hit enter<text:line-break/></text:span><text:span text:style-name="T22">Expected</text:span></text:p>
        </text:list-item>
      </text:list>
      <text:list xml:id="list8638338120451638562" text:style-name="L20">
        <text:list-item>
          <text:p text:style-name="P67">The system should return to main menu and await input.<text:line-break/></text:p>
        </text:list-item>
      </text:list>
      <table:table table:name="Tabell29" table:style-name="Tabell29">
        <table:table-column table:style-name="Tabell29.A"/>
        <table:table-column table:style-name="Tabell29.B"/>
        <table:table-row table:style-name="Tabell29.1">
          <table:table-cell table:style-name="Tabell29.A1" office:value-type="string">
            <text:list xml:id="list39350654" text:continue-numbering="true" text:style-name="L20">
              <text:list-header>
                <text:p text:style-name="P82">Test successfull</text:p>
              </text:list-header>
            </text:list>
          </table:table-cell>
          <table:table-cell table:style-name="Tabell29.B1" office:value-type="string">
            <text:list xml:id="list39337098" text:continue-numbering="true" text:style-name="L20">
              <text:list-header>
                <text:p text:style-name="P82">Test unsuccessfull</text:p>
              </text:list-header>
            </text:list>
          </table:table-cell>
        </table:table-row>
        <table:table-row>
          <table:table-cell table:style-name="Tabell29.A2" office:value-type="string">
            <text:list xml:id="list39325907" text:continue-numbering="true" text:style-name="L20">
              <text:list-header>
                <text:p text:style-name="P82">OK</text:p>
              </text:list-header>
            </text:list>
          </table:table-cell>
          <table:table-cell table:style-name="Tabell29.B2" office:value-type="string">
            <text:list xml:id="list39330082" text:continue-numbering="true" text:style-name="L20">
              <text:list-header>
                <text:p text:style-name="P82"/>
              </text:list-header>
            </text:list>
          </table:table-cell>
        </table:table-row>
      </table:table>
      <text:list xml:id="list39354471" text:continue-numbering="true" text:style-name="L20">
        <text:list-header>
          <text:p text:style-name="P69"><text:line-break/>Note: </text:p>
        </text:list-header>
      </text:list>
      <text:p text:style-name="P72"><text:span text:style-name="T17">1.</text:span><text:span text:style-name="T15">Anything but “yes” will return user to main menu.</text:span><text:span text:style-name="T16"> </text:span></text:p>
      <text:p text:style-name="P53">2.<text:span text:style-name="T30">This will work at any time during the game and does not have to be done at main menu.</text:span></text:p>
      <text:h text:style-name="P87" text:outline-level="2"><text:soft-page-break/>Test Report</text:h>
      <text:p text:style-name="P54">Test traceability and success matrix </text:p>
      <table:table table:name="Tabell30" table:style-name="Tabell30">
        <table:table-column table:style-name="Tabell30.A" table:number-columns-repeated="3"/>
        <table:table-row>
          <table:table-cell table:style-name="Tabell30.A1" office:value-type="string">
            <text:p text:style-name="P88">Test</text:p>
          </table:table-cell>
          <table:table-cell table:style-name="Tabell30.A1" office:value-type="string">
            <text:p text:style-name="P89">UC Wiki</text:p>
          </table:table-cell>
          <table:table-cell table:style-name="Tabell30.C1" office:value-type="string">
            <text:p text:style-name="P89">UC Quit</text:p>
          </table:table-cell>
        </table:table-row>
        <table:table-row>
          <table:table-cell table:style-name="Tabell30.A2" office:value-type="string">
            <text:p text:style-name="P84">TC1.1</text:p>
          </table:table-cell>
          <table:table-cell table:style-name="Tabell30.A2" office:value-type="string">
            <text:p text:style-name="P85">OK</text:p>
          </table:table-cell>
          <table:table-cell table:style-name="Tabell30.C2" office:value-type="string">
            <text:p text:style-name="P81"/>
          </table:table-cell>
        </table:table-row>
        <table:table-row>
          <table:table-cell table:style-name="Tabell30.A2" office:value-type="string">
            <text:p text:style-name="P84">TC1.2</text:p>
          </table:table-cell>
          <table:table-cell table:style-name="Tabell30.A2" office:value-type="string">
            <text:p text:style-name="P85">OK</text:p>
          </table:table-cell>
          <table:table-cell table:style-name="Tabell30.C2" office:value-type="string">
            <text:p text:style-name="P81"/>
          </table:table-cell>
        </table:table-row>
        <table:table-row>
          <table:table-cell table:style-name="Tabell30.A2" office:value-type="string">
            <text:p text:style-name="P84">TC2.1</text:p>
          </table:table-cell>
          <table:table-cell table:style-name="Tabell30.A2" office:value-type="string">
            <text:p text:style-name="P85"/>
          </table:table-cell>
          <table:table-cell table:style-name="Tabell30.C2" office:value-type="string">
            <text:p text:style-name="P81">OK</text:p>
          </table:table-cell>
        </table:table-row>
        <table:table-row>
          <table:table-cell table:style-name="Tabell30.A2" office:value-type="string">
            <text:p text:style-name="P84">TC2.2</text:p>
          </table:table-cell>
          <table:table-cell table:style-name="Tabell30.A2" office:value-type="string">
            <text:p text:style-name="P85"/>
          </table:table-cell>
          <table:table-cell table:style-name="Tabell30.C2" office:value-type="string">
            <text:p text:style-name="P81">OK</text:p>
          </table:table-cell>
        </table:table-row>
        <table:table-row>
          <table:table-cell table:style-name="Tabell30.A2" office:value-type="string">
            <text:p text:style-name="P84">COVERAGE &amp; SUCCESS</text:p>
          </table:table-cell>
          <table:table-cell table:style-name="Tabell30.A2" office:value-type="string">
            <text:p text:style-name="P85">2/OK</text:p>
          </table:table-cell>
          <table:table-cell table:style-name="Tabell30.C2" office:value-type="string">
            <text:p text:style-name="P81">2/OK</text:p>
          </table:table-cell>
        </table:table-row>
      </table:table>
      <text:p text:style-name="P60"/>
      <text:p text:style-name="P60">Automated unit test coverage and success</text:p>
      <table:table table:name="Tabell31" table:style-name="Tabell31">
        <table:table-column table:style-name="Tabell31.A" table:number-columns-repeated="3"/>
        <table:table-row>
          <table:table-cell table:style-name="Tabell31.A1" office:value-type="string">
            <text:p text:style-name="P81">Test</text:p>
          </table:table-cell>
          <table:table-cell table:style-name="Tabell31.A1" office:value-type="string">
            <text:p text:style-name="P81">Method tested</text:p>
          </table:table-cell>
          <table:table-cell table:style-name="Tabell31.C1" office:value-type="string">
            <text:p text:style-name="P81">Coverage &amp; success</text:p>
          </table:table-cell>
        </table:table-row>
        <table:table-row>
          <table:table-cell table:style-name="Tabell31.A2" office:value-type="string">
            <text:p text:style-name="P81">InitializeHangmanTest</text:p>
          </table:table-cell>
          <table:table-cell table:style-name="Tabell31.A2" office:value-type="string">
            <text:p text:style-name="P81">initializeHangman()</text:p>
          </table:table-cell>
          <table:table-cell table:style-name="Tabell31.C2" office:value-type="string">
            <text:p text:style-name="P81">100/OK <text:s/></text:p>
          </table:table-cell>
        </table:table-row>
        <table:table-row>
          <table:table-cell table:style-name="Tabell31.A2" office:value-type="string">
            <text:p text:style-name="P81">testAddHighScore</text:p>
          </table:table-cell>
          <table:table-cell table:style-name="Tabell31.A2" office:value-type="string">
            <text:p text:style-name="P81">HighScore.addHighScore()</text:p>
          </table:table-cell>
          <table:table-cell table:style-name="Tabell31.C2" office:value-type="string">
            <text:p text:style-name="P81">100/OK</text:p>
          </table:table-cell>
        </table:table-row>
        <table:table-row>
          <table:table-cell table:style-name="Tabell31.A2" office:value-type="string">
            <text:p text:style-name="P81">testgetHighScore</text:p>
          </table:table-cell>
          <table:table-cell table:style-name="Tabell31.A2" office:value-type="string">
            <text:p text:style-name="P81">HighScore.getHighScore()</text:p>
          </table:table-cell>
          <table:table-cell table:style-name="Tabell31.C2" office:value-type="string">
            <text:p text:style-name="P81">100/OK</text:p>
          </table:table-cell>
        </table:table-row>
        <table:table-row>
          <table:table-cell table:style-name="Tabell31.A2" office:value-type="string">
            <text:p text:style-name="P81">checkNickNamesTest</text:p>
          </table:table-cell>
          <table:table-cell table:style-name="Tabell31.A2" office:value-type="string">
            <text:p text:style-name="P81">checkNickNames</text:p>
          </table:table-cell>
          <table:table-cell table:style-name="Tabell31.C2" office:value-type="string">
            <text:p text:style-name="P81">100/OK</text:p>
          </table:table-cell>
        </table:table-row>
      </table:table>
      <text:h text:style-name="P93" text:outline-level="3"><text:bookmark text:name="user-content-comment"/>Comment</text:h>
      <text:p text:style-name="P54">All tests that tested complete methods pass, next iteration I need to focus on extending use cases and if needed refactor the code. </text:p>
      <text:p text:style-name="P38"/>
      <text:p text:style-name="P38"/>
      <text:p text:style-name="P38"/>
      <text:p text:style-name="P38"/>
      <text:p text:style-name="P38"/>
      <text:p text:style-name="P38"/>
      <text:p text:style-name="P38"><text:soft-page-break/></text:p>
      <text:p text:style-name="P35">Automated Junit test cases</text:p>
      <text:p text:style-name="P35"/>
      <text:p text:style-name="P34"><text:span text:style-name="T35">Test case 1:</text:span><text:span text:style-name="T19"><text:line-break/></text:span><text:span text:style-name="T20">Whats tested: The applications ability to create the hangman in the right porportions</text:span></text:p>
      <text:p text:style-name="P57">Precondition: application started</text:p>
      <text:p text:style-name="P35"/>
      <text:p text:style-name="P3"/>
      <text:p text:style-name="P3"><text:span text:style-name="T36">Coverage,</text:span><text:span text:style-name="T7"> </text:span>initializeHangmanTest():</text:p>
      <text:p text:style-name="P4"/>
      <text:p text:style-name="P3"><draw:frame draw:style-name="fr3" draw:name="grafik5" text:anchor-type="paragraph" svg:x="0.1661in" svg:y="0.0457in" svg:width="5.2402in" svg:height="2.4693in" draw:z-index="5"><draw:image xlink:href="Pictures/20000007000033FE000018802D8AA9A6.svm" xlink:type="simple" xlink:show="embed" xlink:actuate="onLoad"/></draw:frame><text:line-break/><text:line-break/><text:line-break/></text:p>
      <text:p text:style-name="P3"/>
      <text:p text:style-name="P3"/>
      <text:p text:style-name="P3"/>
      <text:p text:style-name="P3"/>
      <text:p text:style-name="P3"><text:line-break/><text:line-break/><text:line-break/></text:p>
      <text:p text:style-name="P3"/>
      <text:p text:style-name="P3"/>
      <text:p text:style-name="P3"/>
      <text:p text:style-name="P3"/>
      <text:p text:style-name="P3"><text:soft-page-break/></text:p>
      <text:p text:style-name="P3"/>
      <text:p text:style-name="P3"/>
      <text:p text:style-name="P3"/>
      <text:p text:style-name="P3"><text:span text:style-name="T36">Test code, </text:span>initializeHangmanTest():</text:p>
      <text:p text:style-name="P3"/>
      <text:p text:style-name="P3"><draw:frame draw:style-name="fr1" draw:name="grafik4" text:anchor-type="paragraph" svg:width="6.6929in" svg:height="5.7075in" draw:z-index="4"><draw:image xlink:href="Pictures/200000070000543D000047D613A788EC.svm"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4"><text:span text:style-name="T35">Test case 2:</text:span><text:span text:style-name="T19"><text:line-break/></text:span><text:span text:style-name="T20">Whats tested: To add to highscore and keep highscore sorted</text:span></text:p>
      <text:p text:style-name="P57">Precondition: application started</text:p>
      <text:p text:style-name="P3"/>
      <text:p text:style-name="P3"/>
      <text:p text:style-name="P4"><text:span text:style-name="T36">coverage, t</text:span><text:span text:style-name="T4">estAddHighScore():</text:span></text:p>
      <text:p text:style-name="P4"/>
      <text:p text:style-name="P4"/>
      <text:p text:style-name="P4"/>
      <text:p text:style-name="P4"><draw:frame draw:style-name="fr1" draw:name="grafik7" text:anchor-type="paragraph" svg:width="6.6929in" svg:height="2.5165in" draw:z-index="6"><draw:image xlink:href="Pictures/200000070000737300002B6AFBA5D2C7.svm" xlink:type="simple" xlink:show="embed" xlink:actuate="onLoad"/></draw:frame></text:p>
      <text:p text:style-name="P4"/>
      <text:p text:style-name="P4"/>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35">Test code part 1, <text:span text:style-name="T4">testAddHighScore():</text:span></text:p>
      <text:p text:style-name="P4"/>
      <text:p text:style-name="P4"><draw:frame draw:style-name="fr4" draw:name="grafik9" text:anchor-type="paragraph" svg:width="6.6929in" svg:height="4.6575in" draw:z-index="9"><draw:image xlink:href="Pictures/200000070000570700003C927D1C75B2.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34"><text:span text:style-name="T35">Test case 3:</text:span><text:span text:style-name="T19"><text:line-break/></text:span><text:span text:style-name="T20">Whats tested: the functionality to retrive the name of the winner</text:span></text:p>
      <text:p text:style-name="P57">Precondition: application started</text:p>
      <text:p text:style-name="P36"/>
      <text:p text:style-name="P83"/>
      <text:p text:style-name="P83"/>
      <text:p text:style-name="P83">checkNickNamesTest:</text:p>
      <text:p text:style-name="P4">coverage:</text:p>
      <text:p text:style-name="P4"><draw:frame draw:style-name="fr5" draw:name="grafik8" text:anchor-type="paragraph" svg:width="5.0634in" svg:height="0.802in" draw:z-index="8"><draw:image xlink:href="Pictures/200000070000323C000007F6AACC0E5A.svm" xlink:type="simple" xlink:show="embed" xlink:actuate="onLoad"/></draw:frame></text:p>
      <text:p text:style-name="P4"/>
      <text:p text:style-name="P4">Test code:</text:p>
      <text:p text:style-name="P4"><draw:frame draw:style-name="fr4" draw:name="grafik6" text:anchor-type="paragraph" svg:width="5.5728in" svg:height="3.552in" draw:z-index="7"><draw:image xlink:href="Pictures/200000070000374C0000233F015DE413.svm" xlink:type="simple" xlink:show="embed" xlink:actuate="onLoad"/></draw:frame></text:p>
      <text:p text:style-name="P4"/>
      <text:p text:style-name="P4"/>
      <text:p text:style-name="P35"><text:soft-page-break/>Reflection:</text:p>
      <text:p text:style-name="P37">Before this iteration the word testing sounded really boring to me and I thought it was something I would not like, how ever this iteration has been eye opening for me. My code in this project is not very great. It's not written to be tested since I have never really tested before I did not think about it. <text:s/>I have gained a lot of understanding of what I need to do differently when I code and I'm looking forward to writing code with testing in mind since it will be so much better and I will have alot more confidence in the code I produ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New times roman" svg:font-family="'New times roman'"/>
    <style:font-face style:name="OpenSymbol" svg:font-family="OpenSymbol"/>
    <style:font-face style:name="Roboto" svg:font-family="Roboto, RobotoDraft, Arial, sans-serif"/>
    <style:font-face style:name="apple-system" svg:font-family="apple-system, BlinkMacSystemFont, 'Segoe UI', Helvetica, Arial, sans-serif, 'Apple Color Emoji', 'Segoe UI Emoji', 'Segoe UI Symbol'"/>
    <style:font-face style:name="Arial3" svg:font-family="Arial" style:font-family-generic="swiss"/>
    <style:font-face style:name="Consolas" svg:font-family="Consolas" style:font-family-generic="swiss" style:font-pitch="fixed"/>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 <text:s text:c="3"/>Project Hangman – v. 1.0 - Marcus G Hill – 19-02-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3-22T19:13:52.59</dc:date>
    <dc:creator>ddd ddd</dc:creator>
    <meta:editing-duration>P7DT22H28M46S</meta:editing-duration>
    <meta:editing-cycles>358</meta:editing-cycles>
    <meta:generator>OpenOffice/4.1.5$Win32 OpenOffice.org_project/415m1$Build-9789</meta:generator>
    <meta:document-statistic meta:table-count="30" meta:image-count="9" meta:object-count="0" meta:page-count="37" meta:paragraph-count="720" meta:word-count="5930" meta:character-count="35937"/>
  </office:meta>
</office:document-meta>
</file>